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Fira Code" svg:font-family="'Fira Code'" style:font-pitch="fixed"/>
    <style:font-face style:name="Arial" svg:font-family="Arial" style:font-pitch="variable"/>
    <style:font-face style:name="Nimbus Roman1" svg:font-family="'Nimbus Roman'" style:font-pitch="variable"/>
    <style:font-face style:name="Nimbus Sans2" svg:font-family="'Nimbus San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4cccc"/>
    </style:style>
    <style:style style:name="gr3" style:family="graphic" style:parent-style-name="standard">
      <style:graphic-properties draw:stroke="none" draw:fill="solid" draw:fill-color="#000000" draw:opacity="15%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151cm" fo:min-width="0.151cm" fo:padding-top="0cm" fo:padding-bottom="0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4cccc"/>
    </style:style>
    <style:style style:name="P3" style:family="paragraph">
      <loext:graphic-properties draw:fill="solid" draw:fill-color="#000000" draw:opacity="15%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4.30000019073486pt" style:font-size-asian="4.30000019073486pt" style:font-size-complex="4.30000019073486pt"/>
    </style:style>
    <style:style style:name="P6" style:family="paragraph"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color="#000000" style:font-name="Arial1" fo:font-size="4.30000019073486pt" style:font-size-asian="4.30000019073486pt" style:font-name-complex="Arial1" style:font-size-complex="4.30000019073486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046cm" svg:height="2.455cm" svg:x="1.777cm" svg:y="1.904cm" svg:viewBox="0 0 18047 2456" draw:points="0,0 18047,0 18047,2456 0,2456">
          <text:p/>
        </draw:polygon>
        <draw:polygon draw:style-name="gr1" draw:text-style-name="P1" draw:layer="layout" svg:width="18.046cm" svg:height="0.245cm" svg:x="1.777cm" svg:y="5.645cm" svg:viewBox="0 0 18047 246" draw:points="0,0 18047,0 18047,246 0,246">
          <text:p/>
        </draw:polygon>
        <draw:polygon draw:style-name="gr1" draw:text-style-name="P1" draw:layer="layout" svg:width="18.046cm" svg:height="0.736cm" svg:x="1.777cm" svg:y="6.381cm" svg:viewBox="0 0 18047 737" draw:points="0,0 18047,0 18047,737 0,737">
          <text:p/>
        </draw:polygon>
        <draw:polygon draw:style-name="gr1" draw:text-style-name="P1" draw:layer="layout" svg:width="18.046cm" svg:height="1.227cm" svg:x="1.777cm" svg:y="7.363cm" svg:viewBox="0 0 18047 1228" draw:points="0,0 18047,0 18047,1228 0,1228">
          <text:p/>
        </draw:polygon>
        <draw:polygon draw:style-name="gr1" draw:text-style-name="P1" draw:layer="layout" svg:width="18.046cm" svg:height="0.981cm" svg:x="1.777cm" svg:y="9.081cm" svg:viewBox="0 0 18047 982" draw:points="0,0 18047,0 18047,982 0,982">
          <text:p/>
        </draw:polygon>
        <draw:polygon draw:style-name="gr1" draw:text-style-name="P1" draw:layer="layout" svg:width="18.046cm" svg:height="0.491cm" svg:x="1.777cm" svg:y="10.308cm" svg:viewBox="0 0 18047 492" draw:points="0,0 18047,0 18047,492 0,492">
          <text:p/>
        </draw:polygon>
        <draw:polygon draw:style-name="gr1" draw:text-style-name="P1" draw:layer="layout" svg:width="18.046cm" svg:height="0.246cm" svg:x="1.777cm" svg:y="11.044cm" svg:viewBox="0 0 18047 247" draw:points="0,0 18047,0 18047,247 0,247">
          <text:p/>
        </draw:polygon>
        <draw:polygon draw:style-name="gr1" draw:text-style-name="P1" draw:layer="layout" svg:width="18.046cm" svg:height="0.246cm" svg:x="1.777cm" svg:y="12.271cm" svg:viewBox="0 0 18047 247" draw:points="0,0 18047,0 18047,247 0,247">
          <text:p/>
        </draw:polygon>
        <draw:polygon draw:style-name="gr1" draw:text-style-name="P1" draw:layer="layout" svg:width="18.046cm" svg:height="0.245cm" svg:x="1.777cm" svg:y="13.008cm" svg:viewBox="0 0 18047 246" draw:points="0,0 18047,0 18047,246 0,246">
          <text:p/>
        </draw:polygon>
        <draw:polygon draw:style-name="gr1" draw:text-style-name="P1" draw:layer="layout" svg:width="18.046cm" svg:height="0.49cm" svg:x="1.777cm" svg:y="13.99cm" svg:viewBox="0 0 18047 491" draw:points="0,0 18047,0 18047,491 0,491">
          <text:p/>
        </draw:polygon>
        <draw:polygon draw:style-name="gr1" draw:text-style-name="P1" draw:layer="layout" svg:width="18.046cm" svg:height="0.49cm" svg:x="1.777cm" svg:y="17.578cm" svg:viewBox="0 0 18047 491" draw:points="0,0 18047,0 18047,491 0,491">
          <text:p/>
        </draw:polygon>
        <draw:polygon draw:style-name="gr1" draw:text-style-name="P1" draw:layer="layout" svg:width="18.046cm" svg:height="0.737cm" svg:x="1.777cm" svg:y="18.559cm" svg:viewBox="0 0 18047 738" draw:points="0,0 18047,0 18047,738 0,738">
          <text:p/>
        </draw:polygon>
        <draw:polygon draw:style-name="gr1" draw:text-style-name="P1" draw:layer="layout" svg:width="18.046cm" svg:height="0.736cm" svg:x="1.777cm" svg:y="19.787cm" svg:viewBox="0 0 18047 737" draw:points="0,0 18047,0 18047,737 0,737">
          <text:p/>
        </draw:polygon>
        <draw:polygon draw:style-name="gr1" draw:text-style-name="P1" draw:layer="layout" svg:width="18.046cm" svg:height="0.246cm" svg:x="1.777cm" svg:y="20.768cm" svg:viewBox="0 0 18047 247" draw:points="0,0 18047,0 18047,247 0,247">
          <text:p/>
        </draw:polygon>
        <draw:polygon draw:style-name="gr1" draw:text-style-name="P1" draw:layer="layout" svg:width="18.046cm" svg:height="0.246cm" svg:x="1.777cm" svg:y="21.75cm" svg:viewBox="0 0 18047 247" draw:points="0,0 18047,0 18047,247 0,247">
          <text:p/>
        </draw:polygon>
        <draw:polygon draw:style-name="gr2" draw:text-style-name="P2" draw:layer="layout" svg:width="18.057cm" svg:height="1.298cm" svg:x="1.766cm" svg:y="4.347cm" svg:viewBox="0 0 18058 1299" draw:points="0,0 18058,0 18058,1299 0,1299">
          <text:p/>
        </draw:polygon>
        <draw:polygon draw:style-name="gr2" draw:text-style-name="P2" draw:layer="layout" svg:width="18.057cm" svg:height="0.503cm" svg:x="1.766cm" svg:y="5.878cm" svg:viewBox="0 0 18058 504" draw:points="0,0 18058,0 18058,504 0,504">
          <text:p/>
        </draw:polygon>
        <draw:polygon draw:style-name="gr2" draw:text-style-name="P2" draw:layer="layout" svg:width="18.057cm" svg:height="0.258cm" svg:x="1.766cm" svg:y="7.105cm" svg:viewBox="0 0 18058 259" draw:points="0,0 18058,0 18058,259 0,259">
          <text:p/>
        </draw:polygon>
        <draw:polygon draw:style-name="gr2" draw:text-style-name="P2" draw:layer="layout" svg:width="18.057cm" svg:height="0.503cm" svg:x="1.766cm" svg:y="8.578cm" svg:viewBox="0 0 18058 504" draw:points="0,0 18058,0 18058,504 0,504">
          <text:p/>
        </draw:polygon>
        <draw:polygon draw:style-name="gr2" draw:text-style-name="P2" draw:layer="layout" svg:width="18.057cm" svg:height="0.257cm" svg:x="1.766cm" svg:y="10.051cm" svg:viewBox="0 0 18058 258" draw:points="0,0 18058,0 18058,258 0,258">
          <text:p/>
        </draw:polygon>
        <draw:polygon draw:style-name="gr2" draw:text-style-name="P2" draw:layer="layout" svg:width="18.057cm" svg:height="0.257cm" svg:x="1.766cm" svg:y="10.787cm" svg:viewBox="0 0 18058 258" draw:points="0,0 18058,0 18058,258 0,258">
          <text:p/>
        </draw:polygon>
        <draw:polygon draw:style-name="gr2" draw:text-style-name="P2" draw:layer="layout" svg:width="18.057cm" svg:height="0.993cm" svg:x="1.766cm" svg:y="11.278cm" svg:viewBox="0 0 18058 994" draw:points="0,0 18058,0 18058,994 0,994">
          <text:p/>
        </draw:polygon>
        <draw:polygon draw:style-name="gr2" draw:text-style-name="P2" draw:layer="layout" svg:width="18.057cm" svg:height="0.503cm" svg:x="1.766cm" svg:y="12.505cm" svg:viewBox="0 0 18058 504" draw:points="0,0 18058,0 18058,504 0,504">
          <text:p/>
        </draw:polygon>
        <draw:polygon draw:style-name="gr2" draw:text-style-name="P2" draw:layer="layout" svg:width="18.057cm" svg:height="0.749cm" svg:x="1.766cm" svg:y="13.241cm" svg:viewBox="0 0 18058 750" draw:points="0,0 18058,0 18058,750 0,750">
          <text:p/>
        </draw:polygon>
        <draw:polygon draw:style-name="gr2" draw:text-style-name="P2" draw:layer="layout" svg:width="18.057cm" svg:height="3.109cm" svg:x="1.766cm" svg:y="14.469cm" svg:viewBox="0 0 18058 3110" draw:points="0,0 18058,0 18058,3110 0,3110">
          <text:p/>
        </draw:polygon>
        <draw:polygon draw:style-name="gr2" draw:text-style-name="P2" draw:layer="layout" svg:width="18.057cm" svg:height="0.502cm" svg:x="1.766cm" svg:y="18.057cm" svg:viewBox="0 0 18058 503" draw:points="0,0 18058,0 18058,503 0,503">
          <text:p/>
        </draw:polygon>
        <draw:polygon draw:style-name="gr2" draw:text-style-name="P2" draw:layer="layout" svg:width="18.057cm" svg:height="0.503cm" svg:x="1.766cm" svg:y="19.284cm" svg:viewBox="0 0 18058 504" draw:points="0,0 18058,0 18058,504 0,504">
          <text:p/>
        </draw:polygon>
        <draw:polygon draw:style-name="gr2" draw:text-style-name="P2" draw:layer="layout" svg:width="18.057cm" svg:height="0.257cm" svg:x="1.766cm" svg:y="20.511cm" svg:viewBox="0 0 18058 258" draw:points="0,0 18058,0 18058,258 0,258">
          <text:p/>
        </draw:polygon>
        <draw:polygon draw:style-name="gr2" draw:text-style-name="P2" draw:layer="layout" svg:width="18.057cm" svg:height="0.748cm" svg:x="1.766cm" svg:y="21.002cm" svg:viewBox="0 0 18058 749" draw:points="0,0 18058,0 18058,749 0,749">
          <text:p/>
        </draw:polygon>
        <draw:polygon draw:style-name="gr2" draw:text-style-name="P2" draw:layer="layout" svg:width="18.057cm" svg:height="0.993cm" svg:x="1.766cm" svg:y="21.984cm" svg:viewBox="0 0 18058 994" draw:points="0,0 18058,0 18058,994 0,994">
          <text:p/>
        </draw:polygon>
        <draw:path draw:style-name="gr3" draw:text-style-name="P3" draw:layer="layout" svg:width="18.057cm" svg:height="21.084cm" svg:x="1.766cm" svg:y="1.893cm" svg:viewBox="0 0 18058 21085" svg:d="M11 11v234h-11v-234zM11 257v234h-11v-234zM11 502v234h-11v-234zM11 748v234h-11v-234zM11 993v234h-11v-234zM11 1239v233h-11v-233zM11 1484v234h-11v-234zM11 1730v233h-11v-233zM11 1975v234h-11v-234zM11 2220v234h-11v-234zM11 2466v1274h-11v-1274zM11 3752v233h-11v-233zM11 3997v234h-11v-234zM11 4242v234h-11v-234zM11 4488v234h-11v-234zM11 4733v234h-11v-234zM11 4979v233h-11v-233zM11 5224v234h-11v-234zM11 5470v233h-11v-233zM11 5715v234h-11v-234zM11 5960v234h-11v-234zM11 6206v234h-11v-234zM11 6451v234h-11v-234zM11 6697v234h-11v-234zM11 6942v234h-11v-234zM11 7188v233h-11v-233zM11 7433v234h-11v-234zM11 7679v233h-11v-233zM11 7924v234h-11v-234zM11 8169v234h-11v-234zM11 8415v235h-11v-235zM11 8661v234h-11v-234zM11 8907v234h-11v-234zM11 9152v234h-11v-234zM11 9398v233h-11v-233zM11 9643v234h-11v-234zM11 9889v233h-11v-233zM11 10134v234h-11v-234zM11 10379v234h-11v-234zM11 10625v234h-11v-234zM11 10870v234h-11v-234zM11 11116v233h-11v-233zM11 11361v234h-11v-234zM11 11607v233h-11v-233zM11 11852v234h-11v-234zM11 12098v233h-11v-233zM11 12343v234h-11v-234zM11 12588v234h-11v-234zM11 12834v2840h-11v-2840zM11 15686v233h-11v-233zM11 15931v234h-11v-234zM11 16176v234h-11v-234zM11 16422v234h-11v-234zM11 16667v234h-11v-234zM11 16913v234h-11v-234zM11 17158v234h-11v-234zM11 17404v233h-11v-233zM11 17649v234h-11v-234zM11 17895v233h-11v-233zM11 18140v234h-11v-234zM11 18385v234h-11v-234zM11 18631v234h-11v-234zM11 18876v234h-11v-234zM11 19122v234h-11v-234zM11 19367v234h-11v-234zM11 19613v233h-11v-233zM11 19858v234h-11v-234zM11 20104v233h-11v-233zM11 20349v234h-11v-234zM11 20594v234h-11v-234zM11 20840v234h-11v-234zM1192 11v234h-12v-234zM1192 257v234h-12v-234zM1192 502v234h-12v-234zM1192 748v234h-12v-234zM1192 993v234h-12v-234zM1192 1239v233h-12v-233zM1192 1484v234h-12v-234zM1192 1730v233h-12v-233zM1192 1975v234h-12v-234zM1192 2220v234h-12v-234zM1192 2466v1274h-12v-1274zM1192 3752v233h-12v-233zM1192 3997v234h-12v-234zM1192 4242v234h-12v-234zM1192 4488v234h-12v-234zM1192 4733v234h-12v-234zM1192 4979v233h-12v-233zM1192 5224v234h-12v-234zM1192 5470v233h-12v-233zM1192 5715v234h-12v-234zM1192 5960v234h-12v-234zM1192 6206v234h-12v-234zM1192 6451v234h-12v-234zM1192 6697v234h-12v-234zM1192 6942v234h-12v-234zM1192 7188v233h-12v-233zM1192 7433v234h-12v-234zM1192 7679v233h-12v-233zM1192 7924v234h-12v-234zM1192 8169v234h-12v-234zM1192 8415v235h-12v-235zM1192 8661v234h-12v-234zM1192 8907v234h-12v-234zM1192 9152v234h-12v-234zM1192 9398v233h-12v-233zM1192 9643v234h-12v-234zM1192 9889v233h-12v-233zM1192 10134v234h-12v-234zM1192 10379v234h-12v-234zM1192 10625v234h-12v-234zM1192 10870v234h-12v-234zM1192 11116v233h-12v-233zM1192 11361v234h-12v-234zM1192 11607v233h-12v-233zM1192 11852v234h-12v-234zM1192 12098v233h-12v-233zM1192 12343v234h-12v-234zM1192 12588v234h-12v-234zM1192 12834v2840h-12v-2840zM1192 15686v233h-12v-233zM1192 15931v234h-12v-234zM1192 16176v234h-12v-234zM1192 16422v234h-12v-234zM1192 16667v234h-12v-234zM1192 16913v234h-12v-234zM1192 17158v234h-12v-234zM1192 17404v233h-12v-233zM1192 17649v234h-12v-234zM1192 17895v233h-12v-233zM1192 18140v234h-12v-234zM1192 18385v234h-12v-234zM1192 18631v234h-12v-234zM1192 18876v234h-12v-234zM1192 19122v234h-12v-234zM1192 19367v234h-12v-234zM1192 19613v233h-12v-233zM1192 19858v234h-12v-234zM1192 20104v233h-12v-233zM1192 20349v234h-12v-234zM1192 20594v234h-12v-234zM1192 20840v234h-12v-234zM7294 11v234h-12v-234zM7294 257v234h-12v-234zM7294 502v234h-12v-234zM7294 748v234h-12v-234zM7294 993v234h-12v-234zM7294 1239v233h-12v-233zM7294 1484v234h-12v-234zM7294 1730v233h-12v-233zM7294 1975v234h-12v-234zM7294 2220v234h-12v-234zM7294 2466v1274h-12v-1274zM7294 3752v233h-12v-233zM7294 3997v234h-12v-234zM7294 4242v234h-12v-234zM7294 4488v234h-12v-234zM7294 4733v234h-12v-234zM7294 4979v233h-12v-233zM7294 5224v234h-12v-234zM7294 5470v233h-12v-233zM7294 5715v234h-12v-234zM7294 5960v234h-12v-234zM7294 6206v234h-12v-234zM7294 6451v234h-12v-234zM7294 6697v234h-12v-234zM7294 6942v234h-12v-234zM7294 7188v233h-12v-233zM7294 7433v234h-12v-234zM7294 7679v233h-12v-233zM7294 7924v234h-12v-234zM7294 8169v234h-12v-234zM7294 8415v235h-12v-235zM7294 8661v234h-12v-234zM7294 8907v234h-12v-234zM7294 9152v234h-12v-234zM7294 9398v233h-12v-233zM7294 9643v234h-12v-234zM7294 9889v233h-12v-233zM7294 10134v234h-12v-234zM7294 10379v234h-12v-234zM7294 10625v234h-12v-234zM7294 10870v234h-12v-234zM7294 11116v233h-12v-233zM7294 11361v234h-12v-234zM7294 11607v233h-12v-233zM7294 11852v234h-12v-234zM7294 12098v233h-12v-233zM7294 12343v234h-12v-234zM7294 12588v234h-12v-234zM7294 12834v2840h-12v-2840zM7294 15686v233h-12v-233zM7294 15931v234h-12v-234zM7294 16176v234h-12v-234zM7294 16422v234h-12v-234zM7294 16667v234h-12v-234zM7294 16913v234h-12v-234zM7294 17158v234h-12v-234zM7294 17404v233h-12v-233zM7294 17649v234h-12v-234zM7294 17895v233h-12v-233zM7294 18140v234h-12v-234zM7294 18385v234h-12v-234zM7294 18631v234h-12v-234zM7294 18876v234h-12v-234zM7294 19122v234h-12v-234zM7294 19367v234h-12v-234zM7294 19613v233h-12v-233zM7294 19858v234h-12v-234zM7294 20104v233h-12v-233zM7294 20349v234h-12v-234zM7294 20594v234h-12v-234zM7294 20840v234h-12v-234zM9421 11v234h-12v-234zM9421 257v234h-12v-234zM9421 502v234h-12v-234zM9421 748v234h-12v-234zM9421 993v234h-12v-234zM9421 1239v233h-12v-233zM9421 1484v234h-12v-234zM9421 1730v233h-12v-233zM9421 1975v234h-12v-234zM9421 2220v234h-12v-234zM9421 2466v1274h-12v-1274zM9421 3752v233h-12v-233zM9421 3997v234h-12v-234zM9421 4242v234h-12v-234zM9421 4488v234h-12v-234zM9421 4733v234h-12v-234zM9421 4979v233h-12v-233zM9421 5224v234h-12v-234zM9421 5470v233h-12v-233zM9421 5715v234h-12v-234zM9421 5960v234h-12v-234zM9421 6206v234h-12v-234zM9421 6451v234h-12v-234zM9421 6697v234h-12v-234zM9421 6942v234h-12v-234zM9421 7188v233h-12v-233zM9421 7433v234h-12v-234zM9421 7679v233h-12v-233zM9421 7924v234h-12v-234zM9421 8169v234h-12v-234zM9421 8415v235h-12v-235zM9421 8661v234h-12v-234zM9421 8907v234h-12v-234zM9421 9152v234h-12v-234zM9421 9398v233h-12v-233zM9421 9643v234h-12v-234zM9421 9889v233h-12v-233zM9421 10134v234h-12v-234zM9421 10379v234h-12v-234zM9421 10625v234h-12v-234zM9421 10870v234h-12v-234zM9421 11116v233h-12v-233zM9421 11361v234h-12v-234zM9421 11607v233h-12v-233zM9421 11852v234h-12v-234zM9421 12098v233h-12v-233zM9421 12343v234h-12v-234zM9421 12588v234h-12v-234zM9421 12834v2840h-12v-2840zM9421 15686v233h-12v-233zM9421 15931v234h-12v-234zM9421 16176v234h-12v-234zM9421 16422v234h-12v-234zM9421 16667v234h-12v-234zM9421 16913v234h-12v-234zM9421 17158v234h-12v-234zM9421 17404v233h-12v-233zM9421 17649v234h-12v-234zM9421 17895v233h-12v-233zM9421 18140v234h-12v-234zM9421 18385v234h-12v-234zM9421 18631v234h-12v-234zM9421 18876v234h-12v-234zM9421 19122v234h-12v-234zM9421 19367v234h-12v-234zM9421 19613v233h-12v-233zM9421 19858v234h-12v-234zM9421 20104v233h-12v-233zM9421 20349v234h-12v-234zM9421 20594v234h-12v-234zM9421 20840v234h-12v-234zM18058 11v234h-11v-234zM18058 257v234h-11v-234zM18058 502v234h-11v-234zM18058 748v234h-11v-234zM18058 993v234h-11v-234zM18058 1239v233h-11v-233zM18058 1484v234h-11v-234zM18058 1730v233h-11v-233zM18058 1975v234h-11v-234zM18058 2220v234h-11v-234zM18058 2466v1274h-11v-1274zM18058 3752v233h-11v-233zM18058 3997v234h-11v-234zM18058 4242v234h-11v-234zM18058 4488v234h-11v-234zM18058 4733v234h-11v-234zM18058 4979v233h-11v-233zM18058 5224v234h-11v-234zM18058 5470v233h-11v-233zM18058 5715v234h-11v-234zM18058 5960v234h-11v-234zM18058 6206v234h-11v-234zM18058 6451v234h-11v-234zM18058 6697v234h-11v-234zM18058 6942v234h-11v-234zM18058 7188v233h-11v-233zM18058 7433v234h-11v-234zM18058 7679v233h-11v-233zM18058 7924v234h-11v-234zM18058 8169v234h-11v-234zM18058 8415v235h-11v-235zM18058 8661v234h-11v-234zM18058 8907v234h-11v-234zM18058 9152v234h-11v-234zM18058 9398v233h-11v-233zM18058 9643v234h-11v-234zM18058 9889v233h-11v-233zM18058 10134v234h-11v-234zM18058 10379v234h-11v-234zM18058 10625v234h-11v-234zM18058 10870v234h-11v-234zM18058 11116v233h-11v-233zM18058 11361v234h-11v-234zM18058 11607v233h-11v-233zM18058 11852v234h-11v-234zM18058 12098v233h-11v-233zM18058 12343v234h-11v-234zM18058 12588v234h-11v-234zM18058 12834v2840h-11v-2840zM18058 15686v233h-11v-233zM18058 15931v234h-11v-234zM18058 16176v234h-11v-234zM18058 16422v234h-11v-234zM18058 16667v234h-11v-234zM18058 16913v234h-11v-234zM18058 17158v234h-11v-234zM18058 17404v233h-11v-233zM18058 17649v234h-11v-234zM18058 17895v233h-11v-233zM18058 18140v234h-11v-234zM18058 18385v234h-11v-234zM18058 18631v234h-11v-234zM18058 18876v234h-11v-234zM18058 19122v234h-11v-234zM18058 19367v234h-11v-234zM18058 19613v233h-11v-233zM18058 19858v234h-11v-234zM18058 20104v233h-11v-233zM18058 20349v234h-11v-234zM18058 20594v234h-11v-234zM18058 20840v234h-11v-234zM0 0h18058v11h-18058zM0 245h18058v12h-18058zM0 491h18058v11h-18058zM0 736h18058v12h-18058zM0 982h18058v11h-18058zM0 1227h18058v12h-18058zM0 1472h18058v12h-18058zM0 1718h18058v12h-18058zM0 1963h18058v12h-18058zM0 2209h18058v11h-18058zM0 2454h18058v12h-18058zM0 3740h18058v12h-18058zM0 3985h18058v12h-18058zM0 4231h18058v11h-18058zM0 4476h18058v12h-18058zM0 4722h18058v11h-18058zM0 4967h18058v12h-18058zM0 5212h18058v12h-18058zM0 5458h18058v12h-18058zM0 5703h18058v12h-18058zM0 5949h18058v11h-18058zM0 6194h18058v12h-18058zM0 6440h18058v11h-18058zM0 6685h18058v12h-18058zM0 6931h18058v11h-18058zM0 7176h18058v12h-18058zM0 7421h18058v12h-18058zM0 7667h18058v12h-18058zM0 7912h18058v12h-18058zM0 8158h18058v11h-18058zM0 8403h18058v12h-18058zM0 8650h18058v11h-18058zM0 8895h18058v12h-18058zM0 9141h18058v11h-18058zM0 9386h18058v12h-18058zM0 9631h18058v12h-18058zM0 9877h18058v12h-18058zM0 10122h18058v12h-18058zM0 10368h18058v11h-18058zM0 10613h18058v12h-18058zM0 10859h18058v11h-18058zM0 11104h18058v12h-18058zM0 11349h18058v12h-18058zM0 11595h18058v12h-18058zM0 11840h18058v12h-18058zM0 12086h18058v12h-18058zM0 12331h18058v12h-18058zM0 12577h18058v11h-18058zM0 12822h18058v12h-18058zM0 15674h18058v12h-18058zM0 15919h18058v12h-18058zM0 16165h18058v11h-18058zM0 16410h18058v12h-18058zM0 16656h18058v11h-18058zM0 16901h18058v12h-18058zM0 17147h18058v11h-18058zM0 17392h18058v12h-18058zM0 17637h18058v12h-18058zM0 17883h18058v12h-18058zM0 18128h18058v12h-18058zM0 18374h18058v11h-18058zM0 18619h18058v12h-18058zM0 18865h18058v11h-18058zM0 19110h18058v12h-18058zM0 19356h18058v11h-18058zM0 19601h18058v12h-18058zM0 19846h18058v12h-18058zM0 20092h18058v12h-18058zM0 20337h18058v12h-18058zM0 20583h18058v11h-18058zM0 20828h18058v12h-18058zM0 21074h18058v11h-18058z">
          <text:p/>
        </draw:path>
        <draw:frame draw:style-name="gr4" draw:text-style-name="P5" draw:layer="layout" svg:width="0.417cm" svg:height="0.153cm" svg:x="1.813cm" svg:y="1.96cm">
          <draw:text-box>
            <text:p text:style-name="P4"><text:span text:style-name="T1">Testi</text:span><text:span text:style-name="T1">d</text:span></text:p>
          </draw:text-box>
        </draw:frame>
        <draw:frame draw:style-name="gr4" draw:text-style-name="P5" draw:layer="layout" svg:width="0.739cm" svg:height="0.153cm" svg:x="2.994cm" svg:y="1.96cm">
          <draw:text-box>
            <text:p text:style-name="P4"><text:span text:style-name="T1">descr</text:span><text:span text:style-name="T1">iption</text:span></text:p>
          </draw:text-box>
        </draw:frame>
        <draw:frame draw:style-name="gr4" draw:text-style-name="P5" draw:layer="layout" svg:width="0.637cm" svg:height="0.153cm" svg:x="9.094cm" svg:y="1.96cm">
          <draw:text-box>
            <text:p text:style-name="P4"><text:span text:style-name="T1">Expe</text:span><text:span text:style-name="T1">cted</text:span></text:p>
          </draw:text-box>
        </draw:frame>
        <draw:frame draw:style-name="gr4" draw:text-style-name="P5" draw:layer="layout" svg:width="0.425cm" svg:height="0.153cm" svg:x="11.222cm" svg:y="1.96cm">
          <draw:text-box>
            <text:p text:style-name="P4"><text:span text:style-name="T1">Actu</text:span><text:span text:style-name="T1">al</text:span></text:p>
          </draw:text-box>
        </draw:frame>
        <draw:frame draw:style-name="gr4" draw:text-style-name="P5" draw:layer="layout" svg:width="0.151cm" svg:height="0.153cm" svg:x="1.813cm" svg:y="2.206cm">
          <draw:text-box>
            <text:p text:style-name="P4"><text:span text:style-name="T1">1</text:span></text:p>
          </draw:text-box>
        </draw:frame>
        <draw:frame draw:style-name="gr4" draw:text-style-name="P5" draw:layer="layout" svg:width="0.26cm" svg:height="0.153cm" svg:x="2.994cm" svg:y="2.206cm">
          <draw:text-box>
            <text:p text:style-name="P4"><text:span text:style-name="T1">1+1</text:span></text:p>
          </draw:text-box>
        </draw:frame>
        <draw:frame draw:style-name="gr4" draw:text-style-name="P5" draw:layer="layout" svg:width="0.151cm" svg:height="0.153cm" svg:x="9.094cm" svg:y="2.206cm">
          <draw:text-box>
            <text:p text:style-name="P4"><text:span text:style-name="T1">2</text:span></text:p>
          </draw:text-box>
        </draw:frame>
        <draw:frame draw:style-name="gr4" draw:text-style-name="P5" draw:layer="layout" svg:width="0.151cm" svg:height="0.153cm" svg:x="11.222cm" svg:y="2.206cm">
          <draw:text-box>
            <text:p text:style-name="P4"><text:span text:style-name="T1">2</text:span></text:p>
          </draw:text-box>
        </draw:frame>
        <draw:frame draw:style-name="gr4" draw:text-style-name="P5" draw:layer="layout" svg:width="0.151cm" svg:height="0.153cm" svg:x="1.813cm" svg:y="2.451cm">
          <draw:text-box>
            <text:p text:style-name="P4"><text:span text:style-name="T1">2</text:span></text:p>
          </draw:text-box>
        </draw:frame>
        <draw:frame draw:style-name="gr4" draw:text-style-name="P5" draw:layer="layout" svg:width="0.26cm" svg:height="0.153cm" svg:x="2.994cm" svg:y="2.451cm">
          <draw:text-box>
            <text:p text:style-name="P4"><text:span text:style-name="T1">0+1</text:span></text:p>
          </draw:text-box>
        </draw:frame>
        <draw:frame draw:style-name="gr4" draw:text-style-name="P5" draw:layer="layout" svg:width="0.151cm" svg:height="0.153cm" svg:x="9.094cm" svg:y="2.451cm">
          <draw:text-box>
            <text:p text:style-name="P4"><text:span text:style-name="T1">1</text:span></text:p>
          </draw:text-box>
        </draw:frame>
        <draw:frame draw:style-name="gr4" draw:text-style-name="P5" draw:layer="layout" svg:width="0.151cm" svg:height="0.153cm" svg:x="11.222cm" svg:y="2.451cm">
          <draw:text-box>
            <text:p text:style-name="P4"><text:span text:style-name="T1">1</text:span></text:p>
          </draw:text-box>
        </draw:frame>
        <draw:frame draw:style-name="gr4" draw:text-style-name="P5" draw:layer="layout" svg:width="0.151cm" svg:height="0.153cm" svg:x="1.813cm" svg:y="2.696cm">
          <draw:text-box>
            <text:p text:style-name="P4"><text:span text:style-name="T1">3</text:span></text:p>
          </draw:text-box>
        </draw:frame>
        <draw:frame draw:style-name="gr4" draw:text-style-name="P5" draw:layer="layout" svg:width="3.393cm" svg:height="0.153cm" svg:x="2.994cm" svg:y="2.696cm">
          <draw:text-box>
            <text:p text:style-name="P4"><text:span text:style-name="T1">9223</text:span><text:span text:style-name="T1">3720</text:span><text:span text:style-name="T1">3685</text:span><text:span text:style-name="T1">4775</text:span><text:span text:style-name="T1">807 </text:span><text:span text:style-name="T1">+ </text:span><text:span text:style-name="T1">9223</text:span><text:span text:style-name="T1">3720</text:span><text:span text:style-name="T1">3685</text:span><text:span text:style-name="T1">4775</text:span><text:span text:style-name="T1">807</text:span></text:p>
          </draw:text-box>
        </draw:frame>
        <draw:frame draw:style-name="gr4" draw:text-style-name="P5" draw:layer="layout" svg:width="1.695cm" svg:height="0.153cm" svg:x="9.094cm" svg:y="2.696cm">
          <draw:text-box>
            <text:p text:style-name="P4"><text:span text:style-name="T1">1844</text:span><text:span text:style-name="T1">6744</text:span><text:span text:style-name="T1">0737</text:span><text:span text:style-name="T1">0955</text:span><text:span text:style-name="T1">1614</text:span></text:p>
          </draw:text-box>
        </draw:frame>
        <draw:frame draw:style-name="gr4" draw:text-style-name="P5" draw:layer="layout" svg:width="0.658cm" svg:height="0.153cm" svg:x="11.222cm" svg:y="2.696cm">
          <draw:text-box>
            <text:p text:style-name="P4"><text:span text:style-name="T1">1.84</text:span><text:span text:style-name="T1">E+19</text:span></text:p>
          </draw:text-box>
        </draw:frame>
        <draw:frame draw:style-name="gr4" draw:text-style-name="P5" draw:layer="layout" svg:width="0.151cm" svg:height="0.153cm" svg:x="1.813cm" svg:y="2.942cm">
          <draw:text-box>
            <text:p text:style-name="P4"><text:span text:style-name="T1">4</text:span></text:p>
          </draw:text-box>
        </draw:frame>
        <draw:frame draw:style-name="gr4" draw:text-style-name="P5" draw:layer="layout" svg:width="0.43cm" svg:height="0.153cm" svg:x="2.994cm" svg:y="2.942cm">
          <draw:text-box>
            <text:p text:style-name="P4"><text:span text:style-name="T1">9 + </text:span><text:span text:style-name="T1">10</text:span></text:p>
          </draw:text-box>
        </draw:frame>
        <draw:frame draw:style-name="gr4" draw:text-style-name="P5" draw:layer="layout" svg:width="0.171cm" svg:height="0.153cm" svg:x="9.094cm" svg:y="2.942cm">
          <draw:text-box>
            <text:p text:style-name="P4"><text:span text:style-name="T1">19</text:span></text:p>
          </draw:text-box>
        </draw:frame>
        <draw:frame draw:style-name="gr4" draw:text-style-name="P5" draw:layer="layout" svg:width="0.151cm" svg:height="0.153cm" svg:x="1.813cm" svg:y="3.187cm">
          <draw:text-box>
            <text:p text:style-name="P4"><text:span text:style-name="T1">5</text:span></text:p>
          </draw:text-box>
        </draw:frame>
        <draw:frame draw:style-name="gr4" draw:text-style-name="P5" draw:layer="layout" svg:width="1.911cm" svg:height="0.153cm" svg:x="2.994cm" svg:y="3.187cm">
          <draw:text-box>
            <text:p text:style-name="P4"><text:span text:style-name="T1"><text:s/></text:span><text:span text:style-name="T1">4294</text:span><text:span text:style-name="T1">9672</text:span><text:span text:style-name="T1">95 + </text:span><text:span text:style-name="T1">4294</text:span><text:span text:style-name="T1">9672</text:span><text:span text:style-name="T1">95</text:span></text:p>
          </draw:text-box>
        </draw:frame>
        <draw:frame draw:style-name="gr4" draw:text-style-name="P5" draw:layer="layout" svg:width="0.849cm" svg:height="0.153cm" svg:x="9.094cm" svg:y="3.187cm">
          <draw:text-box>
            <text:p text:style-name="P4"><text:span text:style-name="T1">8589</text:span><text:span text:style-name="T1">9345</text:span><text:span text:style-name="T1">90</text:span></text:p>
          </draw:text-box>
        </draw:frame>
        <draw:frame draw:style-name="gr4" draw:text-style-name="P5" draw:layer="layout" svg:width="0.658cm" svg:height="0.153cm" svg:x="11.222cm" svg:y="3.187cm">
          <draw:text-box>
            <text:p text:style-name="P4"><text:span text:style-name="T1">8.59</text:span><text:span text:style-name="T1">E+09</text:span></text:p>
          </draw:text-box>
        </draw:frame>
        <draw:frame draw:style-name="gr4" draw:text-style-name="P5" draw:layer="layout" svg:width="0.151cm" svg:height="0.153cm" svg:x="1.813cm" svg:y="3.433cm">
          <draw:text-box>
            <text:p text:style-name="P4"><text:span text:style-name="T1">6</text:span></text:p>
          </draw:text-box>
        </draw:frame>
        <draw:frame draw:style-name="gr4" draw:text-style-name="P5" draw:layer="layout" svg:width="0.222cm" svg:height="0.153cm" svg:x="2.994cm" svg:y="3.433cm">
          <draw:text-box>
            <text:p text:style-name="P4"><text:span text:style-name="T1">1-1</text:span></text:p>
          </draw:text-box>
        </draw:frame>
        <draw:frame draw:style-name="gr4" draw:text-style-name="P5" draw:layer="layout" svg:width="0.151cm" svg:height="0.153cm" svg:x="9.094cm" svg:y="3.433cm">
          <draw:text-box>
            <text:p text:style-name="P4"><text:span text:style-name="T1">0</text:span></text:p>
          </draw:text-box>
        </draw:frame>
        <draw:frame draw:style-name="gr4" draw:text-style-name="P5" draw:layer="layout" svg:width="0.151cm" svg:height="0.153cm" svg:x="11.222cm" svg:y="3.433cm">
          <draw:text-box>
            <text:p text:style-name="P4"><text:span text:style-name="T1">0</text:span></text:p>
          </draw:text-box>
        </draw:frame>
        <draw:frame draw:style-name="gr4" draw:text-style-name="P5" draw:layer="layout" svg:width="0.151cm" svg:height="0.153cm" svg:x="1.813cm" svg:y="3.678cm">
          <draw:text-box>
            <text:p text:style-name="P4"><text:span text:style-name="T1">7</text:span></text:p>
          </draw:text-box>
        </draw:frame>
        <draw:frame draw:style-name="gr4" draw:text-style-name="P5" draw:layer="layout" svg:width="0.151cm" svg:height="0.153cm" svg:x="2.994cm" svg:y="3.678cm">
          <draw:text-box>
            <text:p text:style-name="P4"><text:span text:style-name="T1">-1</text:span></text:p>
          </draw:text-box>
        </draw:frame>
        <draw:frame draw:style-name="gr4" draw:text-style-name="P5" draw:layer="layout" svg:width="0.151cm" svg:height="0.153cm" svg:x="9.094cm" svg:y="3.678cm">
          <draw:text-box>
            <text:p text:style-name="P4"><text:span text:style-name="T1">-1</text:span></text:p>
          </draw:text-box>
        </draw:frame>
        <draw:frame draw:style-name="gr4" draw:text-style-name="P5" draw:layer="layout" svg:width="0.151cm" svg:height="0.153cm" svg:x="11.222cm" svg:y="3.678cm">
          <draw:text-box>
            <text:p text:style-name="P4"><text:span text:style-name="T1">-1</text:span></text:p>
          </draw:text-box>
        </draw:frame>
        <draw:frame draw:style-name="gr4" draw:text-style-name="P5" draw:layer="layout" svg:width="0.151cm" svg:height="0.153cm" svg:x="1.813cm" svg:y="3.924cm">
          <draw:text-box>
            <text:p text:style-name="P4"><text:span text:style-name="T1">8</text:span></text:p>
          </draw:text-box>
        </draw:frame>
        <draw:frame draw:style-name="gr4" draw:text-style-name="P5" draw:layer="layout" svg:width="0.151cm" svg:height="0.153cm" svg:x="2.994cm" svg:y="3.924cm">
          <draw:text-box>
            <text:p text:style-name="P4"><text:span text:style-name="T1">$</text:span></text:p>
          </draw:text-box>
        </draw:frame>
        <draw:frame draw:style-name="gr4" draw:text-style-name="P5" draw:layer="layout" svg:width="0.307cm" svg:height="0.153cm" svg:x="9.094cm" svg:y="3.92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07cm" svg:height="0.153cm" svg:x="11.222cm" svg:y="3.92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51cm" svg:height="0.153cm" svg:x="1.813cm" svg:y="4.169cm">
          <draw:text-box>
            <text:p text:style-name="P4"><text:span text:style-name="T1">9</text:span></text:p>
          </draw:text-box>
        </draw:frame>
        <draw:frame draw:style-name="gr4" draw:text-style-name="P5" draw:layer="layout" svg:width="0.243cm" svg:height="0.153cm" svg:x="2.994cm" svg:y="4.169cm">
          <draw:text-box>
            <text:p text:style-name="P4"><text:span text:style-name="T1">2^4</text:span></text:p>
          </draw:text-box>
        </draw:frame>
        <draw:frame draw:style-name="gr4" draw:text-style-name="P5" draw:layer="layout" svg:width="0.171cm" svg:height="0.153cm" svg:x="9.094cm" svg:y="4.169cm">
          <draw:text-box>
            <text:p text:style-name="P4"><text:span text:style-name="T1">16</text:span></text:p>
          </draw:text-box>
        </draw:frame>
        <draw:frame draw:style-name="gr4" draw:text-style-name="P5" draw:layer="layout" svg:width="0.171cm" svg:height="0.153cm" svg:x="11.222cm" svg:y="4.169cm">
          <draw:text-box>
            <text:p text:style-name="P4"><text:span text:style-name="T1">16</text:span></text:p>
          </draw:text-box>
        </draw:frame>
        <draw:frame draw:style-name="gr4" draw:text-style-name="P5" draw:layer="layout" svg:width="0.171cm" svg:height="0.153cm" svg:x="1.813cm" svg:y="4.94cm">
          <draw:text-box>
            <text:p text:style-name="P4"><text:span text:style-name="T1">10</text:span></text:p>
          </draw:text-box>
        </draw:frame>
        <draw:frame draw:style-name="gr4" draw:text-style-name="P5" draw:layer="layout" svg:width="0.413cm" svg:height="0.153cm" svg:x="2.994cm" svg:y="4.94cm">
          <draw:text-box>
            <text:p text:style-name="P4"><text:span text:style-name="T1">2^51</text:span><text:span text:style-name="T1">2</text:span></text:p>
          </draw:text-box>
        </draw:frame>
        <draw:frame draw:style-name="gr4" draw:text-style-name="P5" draw:layer="layout" svg:width="2.034cm" svg:height="0.153cm" svg:x="9.094cm" svg:y="4.415cm">
          <draw:text-box>
            <text:p text:style-name="P4"><text:span text:style-name="T1">1340</text:span><text:span text:style-name="T1">7807</text:span><text:span text:style-name="T1">9299</text:span><text:span text:style-name="T1">4259</text:span><text:span text:style-name="T1">7099</text:span><text:span text:style-name="T1">5740</text:span></text:p>
          </draw:text-box>
        </draw:frame>
        <draw:frame draw:style-name="gr4" draw:text-style-name="P5" draw:layer="layout" svg:width="2.034cm" svg:height="0.153cm" svg:x="9.094cm" svg:y="4.589cm">
          <draw:text-box>
            <text:p text:style-name="P4"><text:span text:style-name="T1">2499</text:span><text:span text:style-name="T1">8205</text:span><text:span text:style-name="T1">8461</text:span><text:span text:style-name="T1">2747</text:span><text:span text:style-name="T1">9365</text:span><text:span text:style-name="T1">8205</text:span></text:p>
          </draw:text-box>
        </draw:frame>
        <draw:frame draw:style-name="gr4" draw:text-style-name="P5" draw:layer="layout" svg:width="2.034cm" svg:height="0.153cm" svg:x="9.094cm" svg:y="4.764cm">
          <draw:text-box>
            <text:p text:style-name="P4"><text:span text:style-name="T1">9239</text:span><text:span text:style-name="T1">3377</text:span><text:span text:style-name="T1">7235</text:span><text:span text:style-name="T1">6144</text:span><text:span text:style-name="T1">3721</text:span><text:span text:style-name="T1">7640</text:span></text:p>
          </draw:text-box>
        </draw:frame>
        <draw:frame draw:style-name="gr4" draw:text-style-name="P5" draw:layer="layout" svg:width="2.034cm" svg:height="0.153cm" svg:x="9.094cm" svg:y="4.939cm">
          <draw:text-box>
            <text:p text:style-name="P4"><text:span text:style-name="T1">3007</text:span><text:span text:style-name="T1">3546</text:span><text:span text:style-name="T1">9768</text:span><text:span text:style-name="T1">0187</text:span><text:span text:style-name="T1">4298</text:span><text:span text:style-name="T1">1669</text:span></text:p>
          </draw:text-box>
        </draw:frame>
        <draw:frame draw:style-name="gr4" draw:text-style-name="P5" draw:layer="layout" svg:width="2.034cm" svg:height="0.153cm" svg:x="9.094cm" svg:y="5.113cm">
          <draw:text-box>
            <text:p text:style-name="P4"><text:span text:style-name="T1">0342</text:span><text:span text:style-name="T1">7690</text:span><text:span text:style-name="T1">0318</text:span><text:span text:style-name="T1">5818</text:span><text:span text:style-name="T1">6486</text:span><text:span text:style-name="T1">0508</text:span></text:p>
          </draw:text-box>
        </draw:frame>
        <draw:frame draw:style-name="gr4" draw:text-style-name="P5" draw:layer="layout" svg:width="2.034cm" svg:height="0.153cm" svg:x="9.094cm" svg:y="5.288cm">
          <draw:text-box>
            <text:p text:style-name="P4"><text:span text:style-name="T1">5375</text:span><text:span text:style-name="T1">3882</text:span><text:span text:style-name="T1">8119</text:span><text:span text:style-name="T1">4656</text:span><text:span text:style-name="T1">9946</text:span><text:span text:style-name="T1">4336</text:span></text:p>
          </draw:text-box>
        </draw:frame>
        <draw:frame draw:style-name="gr4" draw:text-style-name="P5" draw:layer="layout" svg:width="0.933cm" svg:height="0.153cm" svg:x="9.094cm" svg:y="5.463cm">
          <draw:text-box>
            <text:p text:style-name="P4"><text:span text:style-name="T1">4900</text:span><text:span text:style-name="T1">6084</text:span><text:span text:style-name="T1">096</text:span></text:p>
          </draw:text-box>
        </draw:frame>
        <draw:frame draw:style-name="gr4" draw:text-style-name="P5" draw:layer="layout" svg:width="0.307cm" svg:height="0.153cm" svg:x="11.222cm" svg:y="4.9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5.7cm">
          <draw:text-box>
            <text:p text:style-name="P4"><text:span text:style-name="T1">11</text:span></text:p>
          </draw:text-box>
        </draw:frame>
        <draw:frame draw:style-name="gr4" draw:text-style-name="P5" draw:layer="layout" svg:width="0.565cm" svg:height="0.153cm" svg:x="2.994cm" svg:y="5.7cm">
          <draw:text-box>
            <text:p text:style-name="P4"><text:span text:style-name="T1">NaN </text:span><text:span text:style-name="T1">+ 2</text:span></text:p>
          </draw:text-box>
        </draw:frame>
        <draw:frame draw:style-name="gr4" draw:text-style-name="P5" draw:layer="layout" svg:width="0.307cm" svg:height="0.153cm" svg:x="9.094cm" svg:y="5.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07cm" svg:height="0.153cm" svg:x="11.222cm" svg:y="5.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5.946cm">
          <draw:text-box>
            <text:p text:style-name="P4"><text:span text:style-name="T1">12</text:span></text:p>
          </draw:text-box>
        </draw:frame>
        <draw:frame draw:style-name="gr4" draw:text-style-name="P5" draw:layer="layout" svg:width="1.094cm" svg:height="0.153cm" svg:x="2.994cm" svg:y="5.946cm">
          <draw:text-box>
            <text:p text:style-name="P4"><text:span text:style-name="T1">enteri</text:span><text:span text:style-name="T1">ng </text:span><text:span text:style-name="T1">nothi</text:span><text:span text:style-name="T1">ng</text:span></text:p>
          </draw:text-box>
        </draw:frame>
        <draw:frame draw:style-name="gr4" draw:text-style-name="P5" draw:layer="layout" svg:width="0.151cm" svg:height="0.153cm" svg:x="11.222cm" svg:y="5.946cm">
          <draw:text-box>
            <text:p text:style-name="P4"><text:span text:style-name="T1">0</text:span></text:p>
          </draw:text-box>
        </draw:frame>
        <draw:frame draw:style-name="gr4" draw:text-style-name="P5" draw:layer="layout" svg:width="0.171cm" svg:height="0.153cm" svg:x="1.813cm" svg:y="6.191cm">
          <draw:text-box>
            <text:p text:style-name="P4"><text:span text:style-name="T1">13</text:span></text:p>
          </draw:text-box>
        </draw:frame>
        <draw:frame draw:style-name="gr4" draw:text-style-name="P5" draw:layer="layout" svg:width="2.644cm" svg:height="0.153cm" svg:x="2.994cm" svg:y="6.191cm">
          <draw:text-box>
            <text:p text:style-name="P4"><text:span text:style-name="T1">60 - </text:span><text:span text:style-name="T1">0 <text:s/></text:span><text:span text:style-name="T1">(with </text:span><text:span text:style-name="T1">a </text:span><text:span text:style-name="T1">spac</text:span><text:span text:style-name="T1">e </text:span><text:span text:style-name="T1">betw</text:span><text:span text:style-name="T1">een </text:span><text:span text:style-name="T1">60 </text:span><text:span text:style-name="T1">and </text:span><text:span text:style-name="T1">-)</text:span></text:p>
          </draw:text-box>
        </draw:frame>
        <draw:frame draw:style-name="gr4" draw:text-style-name="P5" draw:layer="layout" svg:width="0.171cm" svg:height="0.153cm" svg:x="9.094cm" svg:y="6.191cm">
          <draw:text-box>
            <text:p text:style-name="P4"><text:span text:style-name="T1">60</text:span></text:p>
          </draw:text-box>
        </draw:frame>
        <draw:frame draw:style-name="gr4" draw:text-style-name="P5" draw:layer="layout" svg:width="0.307cm" svg:height="0.153cm" svg:x="11.222cm" svg:y="6.19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6.436cm">
          <draw:text-box>
            <text:p text:style-name="P4"><text:span text:style-name="T1">14</text:span></text:p>
          </draw:text-box>
        </draw:frame>
        <draw:frame draw:style-name="gr4" draw:text-style-name="P5" draw:layer="layout" svg:width="0.4cm" svg:height="0.153cm" svg:x="2.994cm" svg:y="6.436cm">
          <draw:text-box>
            <text:p text:style-name="P4"><text:span text:style-name="T1">60 * </text:span><text:span text:style-name="T1">0</text:span></text:p>
          </draw:text-box>
        </draw:frame>
        <draw:frame draw:style-name="gr4" draw:text-style-name="P5" draw:layer="layout" svg:width="0.151cm" svg:height="0.153cm" svg:x="9.094cm" svg:y="6.436cm">
          <draw:text-box>
            <text:p text:style-name="P4"><text:span text:style-name="T1">0</text:span></text:p>
          </draw:text-box>
        </draw:frame>
        <draw:frame draw:style-name="gr4" draw:text-style-name="P5" draw:layer="layout" svg:width="0.151cm" svg:height="0.153cm" svg:x="11.222cm" svg:y="6.436cm">
          <draw:text-box>
            <text:p text:style-name="P4"><text:span text:style-name="T1">0</text:span></text:p>
          </draw:text-box>
        </draw:frame>
        <draw:frame draw:style-name="gr4" draw:text-style-name="P5" draw:layer="layout" svg:width="0.171cm" svg:height="0.153cm" svg:x="1.813cm" svg:y="6.682cm">
          <draw:text-box>
            <text:p text:style-name="P4"><text:span text:style-name="T1">15</text:span></text:p>
          </draw:text-box>
        </draw:frame>
        <draw:frame draw:style-name="gr4" draw:text-style-name="P5" draw:layer="layout" svg:width="0.815cm" svg:height="0.153cm" svg:x="2.994cm" svg:y="6.682cm">
          <draw:text-box>
            <text:p text:style-name="P4"><text:span text:style-name="T1">5 <text:s text:c="4"/></text:span><text:span text:style-name="T1">- <text:s text:c="6"/></text:span><text:span text:style-name="T1"><text:s text:c="2"/>2</text:span></text:p>
          </draw:text-box>
        </draw:frame>
        <draw:frame draw:style-name="gr4" draw:text-style-name="P5" draw:layer="layout" svg:width="0.151cm" svg:height="0.153cm" svg:x="9.094cm" svg:y="6.682cm">
          <draw:text-box>
            <text:p text:style-name="P4"><text:span text:style-name="T1">3</text:span></text:p>
          </draw:text-box>
        </draw:frame>
        <draw:frame draw:style-name="gr4" draw:text-style-name="P5" draw:layer="layout" svg:width="0.307cm" svg:height="0.153cm" svg:x="11.222cm" svg:y="6.682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6.927cm">
          <draw:text-box>
            <text:p text:style-name="P4"><text:span text:style-name="T1">16</text:span></text:p>
          </draw:text-box>
        </draw:frame>
        <draw:frame draw:style-name="gr4" draw:text-style-name="P5" draw:layer="layout" svg:width="2.639cm" svg:height="0.153cm" svg:x="2.994cm" svg:y="6.927cm">
          <draw:text-box>
            <text:p text:style-name="P4"><text:span text:style-name="T1">Robe</text:span><text:span text:style-name="T1">rt'); </text:span><text:span text:style-name="T1">DRO</text:span><text:span text:style-name="T1">P </text:span><text:span text:style-name="T1">TAB</text:span><text:span text:style-name="T1">LE </text:span><text:span text:style-name="T1">STU</text:span><text:span text:style-name="T1">DEN</text:span><text:span text:style-name="T1">TS; </text:span><text:span text:style-name="T1">--</text:span></text:p>
          </draw:text-box>
        </draw:frame>
        <draw:frame draw:style-name="gr4" draw:text-style-name="P5" draw:layer="layout" svg:width="0.307cm" svg:height="0.153cm" svg:x="9.094cm" svg:y="6.92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07cm" svg:height="0.153cm" svg:x="11.222cm" svg:y="6.92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7.173cm">
          <draw:text-box>
            <text:p text:style-name="P4"><text:span text:style-name="T1">17</text:span></text:p>
          </draw:text-box>
        </draw:frame>
        <draw:frame draw:style-name="gr4" draw:text-style-name="P5" draw:layer="layout" svg:width="0.442cm" svg:height="0.153cm" svg:x="2.994cm" svg:y="7.173cm">
          <draw:text-box>
            <text:p text:style-name="P4"><text:span text:style-name="T1">80/4*</text:span><text:span text:style-name="T1">5</text:span></text:p>
          </draw:text-box>
        </draw:frame>
        <draw:frame draw:style-name="gr4" draw:text-style-name="P5" draw:layer="layout" svg:width="0.256cm" svg:height="0.153cm" svg:x="9.094cm" svg:y="7.173cm">
          <draw:text-box>
            <text:p text:style-name="P4"><text:span text:style-name="T1">100</text:span></text:p>
          </draw:text-box>
        </draw:frame>
        <draw:frame draw:style-name="gr4" draw:text-style-name="P5" draw:layer="layout" svg:width="0.151cm" svg:height="0.153cm" svg:x="11.222cm" svg:y="7.173cm">
          <draw:text-box>
            <text:p text:style-name="P4"><text:span text:style-name="T1">4</text:span></text:p>
          </draw:text-box>
        </draw:frame>
        <draw:frame draw:style-name="gr4" draw:text-style-name="P5" draw:layer="layout" svg:width="0.171cm" svg:height="0.153cm" svg:x="1.813cm" svg:y="7.418cm">
          <draw:text-box>
            <text:p text:style-name="P4"><text:span text:style-name="T1">18</text:span></text:p>
          </draw:text-box>
        </draw:frame>
        <draw:frame draw:style-name="gr4" draw:text-style-name="P5" draw:layer="layout" svg:width="0.544cm" svg:height="0.153cm" svg:x="2.994cm" svg:y="7.418cm">
          <draw:text-box>
            <text:p text:style-name="P4"><text:span text:style-name="T1">(80/4</text:span><text:span text:style-name="T1">)*5</text:span></text:p>
          </draw:text-box>
        </draw:frame>
        <draw:frame draw:style-name="gr4" draw:text-style-name="P5" draw:layer="layout" svg:width="0.256cm" svg:height="0.153cm" svg:x="9.094cm" svg:y="7.418cm">
          <draw:text-box>
            <text:p text:style-name="P4"><text:span text:style-name="T1">100</text:span></text:p>
          </draw:text-box>
        </draw:frame>
        <draw:frame draw:style-name="gr4" draw:text-style-name="P5" draw:layer="layout" svg:width="0.383cm" svg:height="0.153cm" svg:x="11.222cm" svg:y="7.418cm">
          <draw:text-box>
            <text:p text:style-name="P4"><text:span text:style-name="T1">100.0</text:span></text:p>
          </draw:text-box>
        </draw:frame>
        <draw:frame draw:style-name="gr4" draw:text-style-name="P5" draw:layer="layout" svg:width="0.171cm" svg:height="0.153cm" svg:x="1.813cm" svg:y="7.664cm">
          <draw:text-box>
            <text:p text:style-name="P4"><text:span text:style-name="T1">19</text:span></text:p>
          </draw:text-box>
        </draw:frame>
        <draw:frame draw:style-name="gr4" draw:text-style-name="P5" draw:layer="layout" svg:width="0.442cm" svg:height="0.153cm" svg:x="2.994cm" svg:y="7.664cm">
          <draw:text-box>
            <text:p text:style-name="P4"><text:span text:style-name="T1">5*80/</text:span><text:span text:style-name="T1">4</text:span></text:p>
          </draw:text-box>
        </draw:frame>
        <draw:frame draw:style-name="gr4" draw:text-style-name="P5" draw:layer="layout" svg:width="0.256cm" svg:height="0.153cm" svg:x="9.094cm" svg:y="7.664cm">
          <draw:text-box>
            <text:p text:style-name="P4"><text:span text:style-name="T1">100</text:span></text:p>
          </draw:text-box>
        </draw:frame>
        <draw:frame draw:style-name="gr4" draw:text-style-name="P5" draw:layer="layout" svg:width="0.383cm" svg:height="0.153cm" svg:x="11.222cm" svg:y="7.664cm">
          <draw:text-box>
            <text:p text:style-name="P4"><text:span text:style-name="T1">100.0</text:span></text:p>
          </draw:text-box>
        </draw:frame>
        <draw:frame draw:style-name="gr4" draw:text-style-name="P5" draw:layer="layout" svg:width="0.171cm" svg:height="0.153cm" svg:x="1.813cm" svg:y="7.909cm">
          <draw:text-box>
            <text:p text:style-name="P4"><text:span text:style-name="T1">20</text:span></text:p>
          </draw:text-box>
        </draw:frame>
        <draw:frame draw:style-name="gr4" draw:text-style-name="P5" draw:layer="layout" svg:width="0.544cm" svg:height="0.153cm" svg:x="2.994cm" svg:y="7.909cm">
          <draw:text-box>
            <text:p text:style-name="P4"><text:span text:style-name="T1">5*(80</text:span><text:span text:style-name="T1">/4)</text:span></text:p>
          </draw:text-box>
        </draw:frame>
        <draw:frame draw:style-name="gr4" draw:text-style-name="P5" draw:layer="layout" svg:width="0.256cm" svg:height="0.153cm" svg:x="9.094cm" svg:y="7.909cm">
          <draw:text-box>
            <text:p text:style-name="P4"><text:span text:style-name="T1">100</text:span></text:p>
          </draw:text-box>
        </draw:frame>
        <draw:frame draw:style-name="gr4" draw:text-style-name="P5" draw:layer="layout" svg:width="0.383cm" svg:height="0.153cm" svg:x="11.222cm" svg:y="7.909cm">
          <draw:text-box>
            <text:p text:style-name="P4"><text:span text:style-name="T1">100.0</text:span></text:p>
          </draw:text-box>
        </draw:frame>
        <draw:frame draw:style-name="gr4" draw:text-style-name="P5" draw:layer="layout" svg:width="0.171cm" svg:height="0.153cm" svg:x="1.813cm" svg:y="8.155cm">
          <draw:text-box>
            <text:p text:style-name="P4"><text:span text:style-name="T1">21</text:span></text:p>
          </draw:text-box>
        </draw:frame>
        <draw:frame draw:style-name="gr4" draw:text-style-name="P5" draw:layer="layout" svg:width="0.544cm" svg:height="0.153cm" svg:x="2.994cm" svg:y="8.155cm">
          <draw:text-box>
            <text:p text:style-name="P4"><text:span text:style-name="T1">80/</text:span><text:span text:style-name="T1">(4*5)</text:span></text:p>
          </draw:text-box>
        </draw:frame>
        <draw:frame draw:style-name="gr4" draw:text-style-name="P5" draw:layer="layout" svg:width="0.151cm" svg:height="0.153cm" svg:x="9.094cm" svg:y="8.155cm">
          <draw:text-box>
            <text:p text:style-name="P4"><text:span text:style-name="T1">4</text:span></text:p>
          </draw:text-box>
        </draw:frame>
        <draw:frame draw:style-name="gr4" draw:text-style-name="P5" draw:layer="layout" svg:width="0.214cm" svg:height="0.153cm" svg:x="11.222cm" svg:y="8.155cm">
          <draw:text-box>
            <text:p text:style-name="P4"><text:span text:style-name="T1">4.0</text:span></text:p>
          </draw:text-box>
        </draw:frame>
        <draw:frame draw:style-name="gr4" draw:text-style-name="P5" draw:layer="layout" svg:width="0.171cm" svg:height="0.153cm" svg:x="1.813cm" svg:y="8.4cm">
          <draw:text-box>
            <text:p text:style-name="P4"><text:span text:style-name="T1">22</text:span></text:p>
          </draw:text-box>
        </draw:frame>
        <draw:frame draw:style-name="gr4" draw:text-style-name="P5" draw:layer="layout" svg:width="0.273cm" svg:height="0.153cm" svg:x="2.994cm" svg:y="8.4cm">
          <draw:text-box>
            <text:p text:style-name="P4"><text:span text:style-name="T1">2&amp;1</text:span></text:p>
          </draw:text-box>
        </draw:frame>
        <draw:frame draw:style-name="gr4" draw:text-style-name="P5" draw:layer="layout" svg:width="0.307cm" svg:height="0.153cm" svg:x="9.094cm" svg:y="8.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07cm" svg:height="0.153cm" svg:x="11.222cm" svg:y="8.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8.645cm">
          <draw:text-box>
            <text:p text:style-name="P4"><text:span text:style-name="T1">23</text:span></text:p>
          </draw:text-box>
        </draw:frame>
        <draw:frame draw:style-name="gr4" draw:text-style-name="P5" draw:layer="layout" svg:width="0.485cm" svg:height="0.153cm" svg:x="2.994cm" svg:y="8.645cm">
          <draw:text-box>
            <text:p text:style-name="P4"><text:span text:style-name="T1">16 ^^ </text:span><text:span text:style-name="T1">2</text:span></text:p>
          </draw:text-box>
        </draw:frame>
        <draw:frame draw:style-name="gr4" draw:text-style-name="P5" draw:layer="layout" svg:width="0.307cm" svg:height="0.153cm" svg:x="9.094cm" svg:y="8.645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14cm" svg:height="0.153cm" svg:x="11.222cm" svg:y="8.645cm">
          <draw:text-box>
            <text:p text:style-name="P4"><text:span text:style-name="T1">1.0</text:span></text:p>
          </draw:text-box>
        </draw:frame>
        <draw:frame draw:style-name="gr4" draw:text-style-name="P5" draw:layer="layout" svg:width="0.171cm" svg:height="0.153cm" svg:x="1.813cm" svg:y="8.891cm">
          <draw:text-box>
            <text:p text:style-name="P4"><text:span text:style-name="T1">24</text:span></text:p>
          </draw:text-box>
        </draw:frame>
        <draw:frame draw:style-name="gr4" draw:text-style-name="P5" draw:layer="layout" svg:width="0.883cm" svg:height="0.153cm" svg:x="2.994cm" svg:y="8.891cm">
          <draw:text-box>
            <text:p text:style-name="P4"><text:span text:style-name="T1">3443 </text:span><text:span text:style-name="T1">^^^^ </text:span><text:span text:style-name="T1">23</text:span></text:p>
          </draw:text-box>
        </draw:frame>
        <draw:frame draw:style-name="gr4" draw:text-style-name="P5" draw:layer="layout" svg:width="0.307cm" svg:height="0.153cm" svg:x="9.094cm" svg:y="8.89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14cm" svg:height="0.153cm" svg:x="11.222cm" svg:y="8.891cm">
          <draw:text-box>
            <text:p text:style-name="P4"><text:span text:style-name="T1">1.0</text:span></text:p>
          </draw:text-box>
        </draw:frame>
        <draw:frame draw:style-name="gr4" draw:text-style-name="P5" draw:layer="layout" svg:width="0.171cm" svg:height="0.153cm" svg:x="1.813cm" svg:y="9.136cm">
          <draw:text-box>
            <text:p text:style-name="P4"><text:span text:style-name="T1">25</text:span></text:p>
          </draw:text-box>
        </draw:frame>
        <draw:frame draw:style-name="gr4" draw:text-style-name="P5" draw:layer="layout" svg:width="0.214cm" svg:height="0.153cm" svg:x="2.994cm" svg:y="9.136cm">
          <draw:text-box>
            <text:p text:style-name="P4"><text:span text:style-name="T1">1/0</text:span></text:p>
          </draw:text-box>
        </draw:frame>
        <draw:frame draw:style-name="gr4" draw:text-style-name="P5" draw:layer="layout" svg:width="0.307cm" svg:height="0.153cm" svg:x="9.094cm" svg:y="9.13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07cm" svg:height="0.153cm" svg:x="11.222cm" svg:y="9.13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9.382cm">
          <draw:text-box>
            <text:p text:style-name="P4"><text:span text:style-name="T1">26</text:span></text:p>
          </draw:text-box>
        </draw:frame>
        <draw:frame draw:style-name="gr4" draw:text-style-name="P5" draw:layer="layout" svg:width="0.214cm" svg:height="0.153cm" svg:x="2.994cm" svg:y="9.382cm">
          <draw:text-box>
            <text:p text:style-name="P4"><text:span text:style-name="T1">0/1</text:span></text:p>
          </draw:text-box>
        </draw:frame>
        <draw:frame draw:style-name="gr4" draw:text-style-name="P5" draw:layer="layout" svg:width="0.151cm" svg:height="0.153cm" svg:x="9.094cm" svg:y="9.382cm">
          <draw:text-box>
            <text:p text:style-name="P4"><text:span text:style-name="T1">0</text:span></text:p>
          </draw:text-box>
        </draw:frame>
        <draw:frame draw:style-name="gr4" draw:text-style-name="P5" draw:layer="layout" svg:width="0.214cm" svg:height="0.153cm" svg:x="11.222cm" svg:y="9.382cm">
          <draw:text-box>
            <text:p text:style-name="P4"><text:span text:style-name="T1">0.0</text:span></text:p>
          </draw:text-box>
        </draw:frame>
        <draw:frame draw:style-name="gr4" draw:text-style-name="P5" draw:layer="layout" svg:width="0.171cm" svg:height="0.153cm" svg:x="1.813cm" svg:y="9.627cm">
          <draw:text-box>
            <text:p text:style-name="P4"><text:span text:style-name="T1">27</text:span></text:p>
          </draw:text-box>
        </draw:frame>
        <draw:frame draw:style-name="gr4" draw:text-style-name="P5" draw:layer="layout" svg:width="3.461cm" svg:height="0.153cm" svg:x="2.994cm" svg:y="9.627cm">
          <draw:text-box>
            <text:p text:style-name="P4"><text:span text:style-name="T1">0.1 + </text:span><text:span text:style-name="T1">0.2 </text:span><text:span text:style-name="T1">(chec</text:span><text:span text:style-name="T1">king </text:span><text:span text:style-name="T1">for </text:span><text:span text:style-name="T1">ieee </text:span><text:span text:style-name="T1">754 </text:span><text:span text:style-name="T1">floati</text:span><text:span text:style-name="T1">ng </text:span><text:span text:style-name="T1">point </text:span><text:span text:style-name="T1">error)</text:span></text:p>
          </draw:text-box>
        </draw:frame>
        <draw:frame draw:style-name="gr4" draw:text-style-name="P5" draw:layer="layout" svg:width="0.214cm" svg:height="0.153cm" svg:x="9.094cm" svg:y="9.627cm">
          <draw:text-box>
            <text:p text:style-name="P4"><text:span text:style-name="T1">0.3</text:span></text:p>
          </draw:text-box>
        </draw:frame>
        <draw:frame draw:style-name="gr4" draw:text-style-name="P5" draw:layer="layout" svg:width="0.214cm" svg:height="0.153cm" svg:x="11.222cm" svg:y="9.627cm">
          <draw:text-box>
            <text:p text:style-name="P4"><text:span text:style-name="T1">0.3</text:span></text:p>
          </draw:text-box>
        </draw:frame>
        <draw:frame draw:style-name="gr4" draw:text-style-name="P5" draw:layer="layout" svg:width="0.171cm" svg:height="0.153cm" svg:x="1.813cm" svg:y="9.873cm">
          <draw:text-box>
            <text:p text:style-name="P4"><text:span text:style-name="T1">28</text:span></text:p>
          </draw:text-box>
        </draw:frame>
        <draw:frame draw:style-name="gr4" draw:text-style-name="P5" draw:layer="layout" svg:width="0.176cm" svg:height="0.153cm" svg:x="2.994cm" svg:y="9.873cm">
          <draw:text-box>
            <text:p text:style-name="P4"><text:span text:style-name="T1">1+</text:span></text:p>
          </draw:text-box>
        </draw:frame>
        <draw:frame draw:style-name="gr4" draw:text-style-name="P5" draw:layer="layout" svg:width="0.307cm" svg:height="0.153cm" svg:x="9.094cm" svg:y="9.873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07cm" svg:height="0.153cm" svg:x="11.222cm" svg:y="9.873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10.118cm">
          <draw:text-box>
            <text:p text:style-name="P4"><text:span text:style-name="T1">29</text:span></text:p>
          </draw:text-box>
        </draw:frame>
        <draw:frame draw:style-name="gr4" draw:text-style-name="P5" draw:layer="layout" svg:width="0.151cm" svg:height="0.153cm" svg:x="2.994cm" svg:y="10.118cm">
          <draw:text-box>
            <text:p text:style-name="P4"><text:span text:style-name="T1">/1</text:span></text:p>
          </draw:text-box>
        </draw:frame>
        <draw:frame draw:style-name="gr4" draw:text-style-name="P5" draw:layer="layout" svg:width="0.307cm" svg:height="0.153cm" svg:x="9.094cm" svg:y="10.11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14cm" svg:height="0.153cm" svg:x="11.222cm" svg:y="10.118cm">
          <draw:text-box>
            <text:p text:style-name="P4"><text:span text:style-name="T1">0.0</text:span></text:p>
          </draw:text-box>
        </draw:frame>
        <draw:frame draw:style-name="gr4" draw:text-style-name="P5" draw:layer="layout" svg:width="0.171cm" svg:height="0.153cm" svg:x="1.813cm" svg:y="10.364cm">
          <draw:text-box>
            <text:p text:style-name="P4"><text:span text:style-name="T1">30</text:span></text:p>
          </draw:text-box>
        </draw:frame>
        <draw:frame draw:style-name="gr4" draw:text-style-name="P5" draw:layer="layout" svg:width="0.151cm" svg:height="0.153cm" svg:x="2.994cm" svg:y="10.364cm">
          <draw:text-box>
            <text:p text:style-name="P4"><text:span text:style-name="T1">1/</text:span></text:p>
          </draw:text-box>
        </draw:frame>
        <draw:frame draw:style-name="gr4" draw:text-style-name="P5" draw:layer="layout" svg:width="0.307cm" svg:height="0.153cm" svg:x="9.094cm" svg:y="10.36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07cm" svg:height="0.153cm" svg:x="11.222cm" svg:y="10.36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10.609cm">
          <draw:text-box>
            <text:p text:style-name="P4"><text:span text:style-name="T1">31</text:span></text:p>
          </draw:text-box>
        </draw:frame>
        <draw:frame draw:style-name="gr4" draw:text-style-name="P5" draw:layer="layout" svg:width="0.151cm" svg:height="0.153cm" svg:x="2.994cm" svg:y="10.609cm">
          <draw:text-box>
            <text:p text:style-name="P4"><text:span text:style-name="T1">1*</text:span></text:p>
          </draw:text-box>
        </draw:frame>
        <draw:frame draw:style-name="gr4" draw:text-style-name="P5" draw:layer="layout" svg:width="0.307cm" svg:height="0.153cm" svg:x="9.094cm" svg:y="10.609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07cm" svg:height="0.153cm" svg:x="11.222cm" svg:y="10.609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10.854cm">
          <draw:text-box>
            <text:p text:style-name="P4"><text:span text:style-name="T1">32</text:span></text:p>
          </draw:text-box>
        </draw:frame>
        <draw:frame draw:style-name="gr4" draw:text-style-name="P5" draw:layer="layout" svg:width="0.151cm" svg:height="0.153cm" svg:x="2.994cm" svg:y="10.854cm">
          <draw:text-box>
            <text:p text:style-name="P4"><text:span text:style-name="T1">*1</text:span></text:p>
          </draw:text-box>
        </draw:frame>
        <draw:frame draw:style-name="gr4" draw:text-style-name="P5" draw:layer="layout" svg:width="0.307cm" svg:height="0.153cm" svg:x="9.094cm" svg:y="10.85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14cm" svg:height="0.153cm" svg:x="11.222cm" svg:y="10.854cm">
          <draw:text-box>
            <text:p text:style-name="P4"><text:span text:style-name="T1">0.0</text:span></text:p>
          </draw:text-box>
        </draw:frame>
        <draw:frame draw:style-name="gr4" draw:text-style-name="P5" draw:layer="layout" svg:width="0.171cm" svg:height="0.153cm" svg:x="1.813cm" svg:y="11.1cm">
          <draw:text-box>
            <text:p text:style-name="P4"><text:span text:style-name="T1">33</text:span></text:p>
          </draw:text-box>
        </draw:frame>
        <draw:frame draw:style-name="gr4" draw:text-style-name="P5" draw:layer="layout" svg:width="0.667cm" svg:height="0.153cm" svg:x="2.994cm" svg:y="11.1cm">
          <draw:text-box>
            <text:p text:style-name="P4"><text:span text:style-name="T1">((((1</text:span><text:span text:style-name="T1">+1)))</text:span><text:span text:style-name="T1">)</text:span></text:p>
          </draw:text-box>
        </draw:frame>
        <draw:frame draw:style-name="gr4" draw:text-style-name="P5" draw:layer="layout" svg:width="0.151cm" svg:height="0.153cm" svg:x="9.094cm" svg:y="11.1cm">
          <draw:text-box>
            <text:p text:style-name="P4"><text:span text:style-name="T1">2</text:span></text:p>
          </draw:text-box>
        </draw:frame>
        <draw:frame draw:style-name="gr4" draw:text-style-name="P5" draw:layer="layout" svg:width="0.214cm" svg:height="0.153cm" svg:x="11.222cm" svg:y="11.1cm">
          <draw:text-box>
            <text:p text:style-name="P4"><text:span text:style-name="T1">2.0</text:span></text:p>
          </draw:text-box>
        </draw:frame>
        <draw:frame draw:style-name="gr4" draw:text-style-name="P5" draw:layer="layout" svg:width="0.171cm" svg:height="0.153cm" svg:x="1.813cm" svg:y="11.345cm">
          <draw:text-box>
            <text:p text:style-name="P4"><text:span text:style-name="T1">34</text:span></text:p>
          </draw:text-box>
        </draw:frame>
        <draw:frame draw:style-name="gr4" draw:text-style-name="P5" draw:layer="layout" svg:width="0.273cm" svg:height="0.153cm" svg:x="2.994cm" svg:y="11.345cm">
          <draw:text-box>
            <text:p text:style-name="P4"><text:span text:style-name="T1">5--2</text:span></text:p>
          </draw:text-box>
        </draw:frame>
        <draw:frame draw:style-name="gr4" draw:text-style-name="P5" draw:layer="layout" svg:width="0.151cm" svg:height="0.153cm" svg:x="9.094cm" svg:y="11.345cm">
          <draw:text-box>
            <text:p text:style-name="P4"><text:span text:style-name="T1">7</text:span></text:p>
          </draw:text-box>
        </draw:frame>
        <draw:frame draw:style-name="gr4" draw:text-style-name="P5" draw:layer="layout" svg:width="0.307cm" svg:height="0.153cm" svg:x="11.222cm" svg:y="11.345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11.591cm">
          <draw:text-box>
            <text:p text:style-name="P4"><text:span text:style-name="T1">35</text:span></text:p>
          </draw:text-box>
        </draw:frame>
        <draw:frame draw:style-name="gr4" draw:text-style-name="P5" draw:layer="layout" svg:width="0.502cm" svg:height="0.153cm" svg:x="2.994cm" svg:y="11.591cm">
          <draw:text-box>
            <text:p text:style-name="P4"><text:span text:style-name="T1">2^3 </text:span><text:span text:style-name="T1">+ 2</text:span></text:p>
          </draw:text-box>
        </draw:frame>
        <draw:frame draw:style-name="gr4" draw:text-style-name="P5" draw:layer="layout" svg:width="0.171cm" svg:height="0.153cm" svg:x="9.094cm" svg:y="11.591cm">
          <draw:text-box>
            <text:p text:style-name="P4"><text:span text:style-name="T1">10</text:span></text:p>
          </draw:text-box>
        </draw:frame>
        <draw:frame draw:style-name="gr4" draw:text-style-name="P5" draw:layer="layout" svg:width="0.298cm" svg:height="0.153cm" svg:x="11.222cm" svg:y="11.591cm">
          <draw:text-box>
            <text:p text:style-name="P4"><text:span text:style-name="T1">32.0</text:span></text:p>
          </draw:text-box>
        </draw:frame>
        <draw:frame draw:style-name="gr4" draw:text-style-name="P5" draw:layer="layout" svg:width="0.171cm" svg:height="0.153cm" svg:x="1.813cm" svg:y="11.836cm">
          <draw:text-box>
            <text:p text:style-name="P4"><text:span text:style-name="T1">36</text:span></text:p>
          </draw:text-box>
        </draw:frame>
        <draw:frame draw:style-name="gr4" draw:text-style-name="P5" draw:layer="layout" svg:width="0.76cm" svg:height="0.153cm" svg:x="2.994cm" svg:y="11.836cm">
          <draw:text-box>
            <text:p text:style-name="P4"><text:span text:style-name="T1">2^1 </text:span><text:span text:style-name="T1">+ 2 </text:span><text:span text:style-name="T1">+ 3</text:span></text:p>
          </draw:text-box>
        </draw:frame>
        <draw:frame draw:style-name="gr4" draw:text-style-name="P5" draw:layer="layout" svg:width="0.151cm" svg:height="0.153cm" svg:x="9.094cm" svg:y="11.836cm">
          <draw:text-box>
            <text:p text:style-name="P4"><text:span text:style-name="T1">7</text:span></text:p>
          </draw:text-box>
        </draw:frame>
        <draw:frame draw:style-name="gr4" draw:text-style-name="P5" draw:layer="layout" svg:width="0.298cm" svg:height="0.153cm" svg:x="11.222cm" svg:y="11.836cm">
          <draw:text-box>
            <text:p text:style-name="P4"><text:span text:style-name="T1">64.0</text:span></text:p>
          </draw:text-box>
        </draw:frame>
        <draw:frame draw:style-name="gr4" draw:text-style-name="P5" draw:layer="layout" svg:width="0.171cm" svg:height="0.153cm" svg:x="1.813cm" svg:y="12.082cm">
          <draw:text-box>
            <text:p text:style-name="P4"><text:span text:style-name="T1">37</text:span></text:p>
          </draw:text-box>
        </draw:frame>
        <draw:frame draw:style-name="gr4" draw:text-style-name="P5" draw:layer="layout" svg:width="0.603cm" svg:height="0.153cm" svg:x="2.994cm" svg:y="12.082cm">
          <draw:text-box>
            <text:p text:style-name="P4"><text:span text:style-name="T1">2^(3) </text:span><text:span text:style-name="T1">+ 1</text:span></text:p>
          </draw:text-box>
        </draw:frame>
        <draw:frame draw:style-name="gr4" draw:text-style-name="P5" draw:layer="layout" svg:width="0.151cm" svg:height="0.153cm" svg:x="9.094cm" svg:y="12.082cm">
          <draw:text-box>
            <text:p text:style-name="P4"><text:span text:style-name="T1">9</text:span></text:p>
          </draw:text-box>
        </draw:frame>
        <draw:frame draw:style-name="gr4" draw:text-style-name="P5" draw:layer="layout" svg:width="0.298cm" svg:height="0.153cm" svg:x="11.222cm" svg:y="12.082cm">
          <draw:text-box>
            <text:p text:style-name="P4"><text:span text:style-name="T1">16.0</text:span></text:p>
          </draw:text-box>
        </draw:frame>
        <draw:frame draw:style-name="gr4" draw:text-style-name="P5" draw:layer="layout" svg:width="0.171cm" svg:height="0.153cm" svg:x="1.813cm" svg:y="12.327cm">
          <draw:text-box>
            <text:p text:style-name="P4"><text:span text:style-name="T1">38</text:span></text:p>
          </draw:text-box>
        </draw:frame>
        <draw:frame draw:style-name="gr4" draw:text-style-name="P5" draw:layer="layout" svg:width="0.603cm" svg:height="0.153cm" svg:x="2.994cm" svg:y="12.327cm">
          <draw:text-box>
            <text:p text:style-name="P4"><text:span text:style-name="T1">(2^3) </text:span><text:span text:style-name="T1">+ 1</text:span></text:p>
          </draw:text-box>
        </draw:frame>
        <draw:frame draw:style-name="gr4" draw:text-style-name="P5" draw:layer="layout" svg:width="0.151cm" svg:height="0.153cm" svg:x="9.094cm" svg:y="12.327cm">
          <draw:text-box>
            <text:p text:style-name="P4"><text:span text:style-name="T1">9</text:span></text:p>
          </draw:text-box>
        </draw:frame>
        <draw:frame draw:style-name="gr4" draw:text-style-name="P5" draw:layer="layout" svg:width="0.214cm" svg:height="0.153cm" svg:x="11.222cm" svg:y="12.327cm">
          <draw:text-box>
            <text:p text:style-name="P4"><text:span text:style-name="T1">9.0</text:span></text:p>
          </draw:text-box>
        </draw:frame>
        <draw:frame draw:style-name="gr4" draw:text-style-name="P5" draw:layer="layout" svg:width="0.171cm" svg:height="0.153cm" svg:x="1.813cm" svg:y="12.572cm">
          <draw:text-box>
            <text:p text:style-name="P4"><text:span text:style-name="T1">39</text:span></text:p>
          </draw:text-box>
        </draw:frame>
        <draw:frame draw:style-name="gr4" draw:text-style-name="P5" draw:layer="layout" svg:width="0.387cm" svg:height="0.153cm" svg:x="2.994cm" svg:y="12.572cm">
          <draw:text-box>
            <text:p text:style-name="P4"><text:span text:style-name="T1"><text:s text:c="4"/></text:span><text:span text:style-name="T1">+ </text:span><text:span text:style-name="T1">1</text:span></text:p>
          </draw:text-box>
        </draw:frame>
        <draw:frame draw:style-name="gr4" draw:text-style-name="P5" draw:layer="layout" svg:width="0.307cm" svg:height="0.153cm" svg:x="9.094cm" svg:y="12.572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14cm" svg:height="0.153cm" svg:x="11.222cm" svg:y="12.572cm">
          <draw:text-box>
            <text:p text:style-name="P4"><text:span text:style-name="T1">1.0</text:span></text:p>
          </draw:text-box>
        </draw:frame>
        <draw:frame draw:style-name="gr4" draw:text-style-name="P5" draw:layer="layout" svg:width="0.171cm" svg:height="0.153cm" svg:x="1.813cm" svg:y="12.818cm">
          <draw:text-box>
            <text:p text:style-name="P4"><text:span text:style-name="T1">40</text:span></text:p>
          </draw:text-box>
        </draw:frame>
        <draw:frame draw:style-name="gr4" draw:text-style-name="P5" draw:layer="layout" svg:width="0.48cm" svg:height="0.153cm" svg:x="2.994cm" svg:y="12.818cm">
          <draw:text-box>
            <text:p text:style-name="P4"><text:span text:style-name="T1">(2^3)</text:span><text:span text:style-name="T1">-3</text:span></text:p>
          </draw:text-box>
        </draw:frame>
        <draw:frame draw:style-name="gr4" draw:text-style-name="P5" draw:layer="layout" svg:width="0.151cm" svg:height="0.153cm" svg:x="9.094cm" svg:y="12.818cm">
          <draw:text-box>
            <text:p text:style-name="P4"><text:span text:style-name="T1">5</text:span></text:p>
          </draw:text-box>
        </draw:frame>
        <draw:frame draw:style-name="gr4" draw:text-style-name="P5" draw:layer="layout" svg:width="0.307cm" svg:height="0.153cm" svg:x="11.222cm" svg:y="12.81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13.063cm">
          <draw:text-box>
            <text:p text:style-name="P4"><text:span text:style-name="T1">41</text:span></text:p>
          </draw:text-box>
        </draw:frame>
        <draw:frame draw:style-name="gr4" draw:text-style-name="P5" draw:layer="layout" svg:width="0.899cm" svg:height="0.153cm" svg:x="2.994cm" svg:y="13.063cm">
          <draw:text-box>
            <text:p text:style-name="P4"><text:span text:style-name="T1">(2^3)</text:span><text:span text:style-name="T1">+3*(8</text:span><text:span text:style-name="T1">-6)</text:span></text:p>
          </draw:text-box>
        </draw:frame>
        <draw:frame draw:style-name="gr4" draw:text-style-name="P5" draw:layer="layout" svg:width="0.171cm" svg:height="0.153cm" svg:x="9.094cm" svg:y="13.063cm">
          <draw:text-box>
            <text:p text:style-name="P4"><text:span text:style-name="T1">14</text:span></text:p>
          </draw:text-box>
        </draw:frame>
        <draw:frame draw:style-name="gr4" draw:text-style-name="P5" draw:layer="layout" svg:width="0.298cm" svg:height="0.153cm" svg:x="11.222cm" svg:y="13.063cm">
          <draw:text-box>
            <text:p text:style-name="P4"><text:span text:style-name="T1">14.0</text:span></text:p>
          </draw:text-box>
        </draw:frame>
        <draw:frame draw:style-name="gr4" draw:text-style-name="P5" draw:layer="layout" svg:width="0.171cm" svg:height="0.153cm" svg:x="1.813cm" svg:y="13.309cm">
          <draw:text-box>
            <text:p text:style-name="P4"><text:span text:style-name="T1">42</text:span></text:p>
          </draw:text-box>
        </draw:frame>
        <draw:frame draw:style-name="gr4" draw:text-style-name="P5" draw:layer="layout" svg:width="0.84cm" svg:height="0.153cm" svg:x="2.994cm" svg:y="13.309cm">
          <draw:text-box>
            <text:p text:style-name="P4"><text:span text:style-name="T1">(2^3)</text:span><text:span text:style-name="T1">+3(8-</text:span><text:span text:style-name="T1">6)</text:span></text:p>
          </draw:text-box>
        </draw:frame>
        <draw:frame draw:style-name="gr4" draw:text-style-name="P5" draw:layer="layout" svg:width="0.171cm" svg:height="0.153cm" svg:x="9.094cm" svg:y="13.309cm">
          <draw:text-box>
            <text:p text:style-name="P4"><text:span text:style-name="T1">14</text:span></text:p>
          </draw:text-box>
        </draw:frame>
        <draw:frame draw:style-name="gr4" draw:text-style-name="P5" draw:layer="layout" svg:width="0.171cm" svg:height="0.153cm" svg:x="11.222cm" svg:y="13.309cm">
          <draw:text-box>
            <text:p text:style-name="P4"><text:span text:style-name="T1">40</text:span></text:p>
          </draw:text-box>
        </draw:frame>
        <draw:frame draw:style-name="gr4" draw:text-style-name="P5" draw:layer="layout" svg:width="0.171cm" svg:height="0.153cm" svg:x="1.813cm" svg:y="13.554cm">
          <draw:text-box>
            <text:p text:style-name="P4"><text:span text:style-name="T1">43</text:span></text:p>
          </draw:text-box>
        </draw:frame>
        <draw:frame draw:style-name="gr4" draw:text-style-name="P5" draw:layer="layout" svg:width="0.273cm" svg:height="0.153cm" svg:x="2.994cm" svg:y="13.554cm">
          <draw:text-box>
            <text:p text:style-name="P4"><text:span text:style-name="T1">3(2)</text:span></text:p>
          </draw:text-box>
        </draw:frame>
        <draw:frame draw:style-name="gr4" draw:text-style-name="P5" draw:layer="layout" svg:width="0.151cm" svg:height="0.153cm" svg:x="9.094cm" svg:y="13.554cm">
          <draw:text-box>
            <text:p text:style-name="P4"><text:span text:style-name="T1">6</text:span></text:p>
          </draw:text-box>
        </draw:frame>
        <draw:frame draw:style-name="gr4" draw:text-style-name="P5" draw:layer="layout" svg:width="0.298cm" svg:height="0.153cm" svg:x="11.222cm" svg:y="13.554cm">
          <draw:text-box>
            <text:p text:style-name="P4"><text:span text:style-name="T1">32.0</text:span></text:p>
          </draw:text-box>
        </draw:frame>
        <draw:frame draw:style-name="gr4" draw:text-style-name="P5" draw:layer="layout" svg:width="0.171cm" svg:height="0.153cm" svg:x="1.813cm" svg:y="13.8cm">
          <draw:text-box>
            <text:p text:style-name="P4"><text:span text:style-name="T1">44</text:span></text:p>
          </draw:text-box>
        </draw:frame>
        <draw:frame draw:style-name="gr4" draw:text-style-name="P5" draw:layer="layout" svg:width="0.375cm" svg:height="0.153cm" svg:x="2.994cm" svg:y="13.8cm">
          <draw:text-box>
            <text:p text:style-name="P4"><text:span text:style-name="T1">(1)(1)</text:span></text:p>
          </draw:text-box>
        </draw:frame>
        <draw:frame draw:style-name="gr4" draw:text-style-name="P5" draw:layer="layout" svg:width="0.151cm" svg:height="0.153cm" svg:x="9.094cm" svg:y="13.8cm">
          <draw:text-box>
            <text:p text:style-name="P4"><text:span text:style-name="T1">1</text:span></text:p>
          </draw:text-box>
        </draw:frame>
        <draw:frame draw:style-name="gr4" draw:text-style-name="P5" draw:layer="layout" svg:width="0.298cm" svg:height="0.153cm" svg:x="11.222cm" svg:y="13.8cm">
          <draw:text-box>
            <text:p text:style-name="P4"><text:span text:style-name="T1">11.0</text:span></text:p>
          </draw:text-box>
        </draw:frame>
        <draw:frame draw:style-name="gr4" draw:text-style-name="P5" draw:layer="layout" svg:width="0.171cm" svg:height="0.153cm" svg:x="1.813cm" svg:y="14.045cm">
          <draw:text-box>
            <text:p text:style-name="P4"><text:span text:style-name="T1">45</text:span></text:p>
          </draw:text-box>
        </draw:frame>
        <draw:frame draw:style-name="gr4" draw:text-style-name="P5" draw:layer="layout" svg:width="0.4cm" svg:height="0.153cm" svg:x="2.994cm" svg:y="14.045cm">
          <draw:text-box>
            <text:p text:style-name="P4"><text:span text:style-name="T1">2^2^</text:span><text:span text:style-name="T1">2</text:span></text:p>
          </draw:text-box>
        </draw:frame>
        <draw:frame draw:style-name="gr4" draw:text-style-name="P5" draw:layer="layout" svg:width="0.171cm" svg:height="0.153cm" svg:x="9.094cm" svg:y="14.045cm">
          <draw:text-box>
            <text:p text:style-name="P4"><text:span text:style-name="T1">16</text:span></text:p>
          </draw:text-box>
        </draw:frame>
        <draw:frame draw:style-name="gr4" draw:text-style-name="P5" draw:layer="layout" svg:width="0.298cm" svg:height="0.153cm" svg:x="11.222cm" svg:y="14.045cm">
          <draw:text-box>
            <text:p text:style-name="P4"><text:span text:style-name="T1">16.0</text:span></text:p>
          </draw:text-box>
        </draw:frame>
        <draw:frame draw:style-name="gr4" draw:text-style-name="P5" draw:layer="layout" svg:width="0.171cm" svg:height="0.153cm" svg:x="1.813cm" svg:y="14.291cm">
          <draw:text-box>
            <text:p text:style-name="P4"><text:span text:style-name="T1">46</text:span></text:p>
          </draw:text-box>
        </draw:frame>
        <draw:frame draw:style-name="gr4" draw:text-style-name="P5" draw:layer="layout" svg:width="0.48cm" svg:height="0.153cm" svg:x="2.994cm" svg:y="14.291cm">
          <draw:text-box>
            <text:p text:style-name="P4"><text:span text:style-name="T1">2^(2-</text:span><text:span text:style-name="T1">3)</text:span></text:p>
          </draw:text-box>
        </draw:frame>
        <draw:frame draw:style-name="gr4" draw:text-style-name="P5" draw:layer="layout" svg:width="0.214cm" svg:height="0.153cm" svg:x="9.094cm" svg:y="14.291cm">
          <draw:text-box>
            <text:p text:style-name="P4"><text:span text:style-name="T1">0.5</text:span></text:p>
          </draw:text-box>
        </draw:frame>
        <draw:frame draw:style-name="gr4" draw:text-style-name="P5" draw:layer="layout" svg:width="0.214cm" svg:height="0.153cm" svg:x="11.222cm" svg:y="14.291cm">
          <draw:text-box>
            <text:p text:style-name="P4"><text:span text:style-name="T1">0.5</text:span></text:p>
          </draw:text-box>
        </draw:frame>
        <draw:frame draw:style-name="gr4" draw:text-style-name="P5" draw:layer="layout" svg:width="0.171cm" svg:height="0.153cm" svg:x="1.813cm" svg:y="14.536cm">
          <draw:text-box>
            <text:p text:style-name="P4"><text:span text:style-name="T1">47</text:span></text:p>
          </draw:text-box>
        </draw:frame>
        <draw:frame draw:style-name="gr4" draw:text-style-name="P5" draw:layer="layout" svg:width="0.552cm" svg:height="0.153cm" svg:x="2.994cm" svg:y="14.536cm">
          <draw:text-box>
            <text:p text:style-name="P4"><text:span text:style-name="T1">1-</text:span><text:span text:style-name="T1">2^2+</text:span><text:span text:style-name="T1">3</text:span></text:p>
          </draw:text-box>
        </draw:frame>
        <draw:frame draw:style-name="gr4" draw:text-style-name="P5" draw:layer="layout" svg:width="0.151cm" svg:height="0.153cm" svg:x="9.094cm" svg:y="14.536cm">
          <draw:text-box>
            <text:p text:style-name="P4"><text:span text:style-name="T1">0</text:span></text:p>
          </draw:text-box>
        </draw:frame>
        <draw:frame draw:style-name="gr4" draw:text-style-name="P5" draw:layer="layout" svg:width="0.214cm" svg:height="0.153cm" svg:x="11.222cm" svg:y="14.536cm">
          <draw:text-box>
            <text:p text:style-name="P4"><text:span text:style-name="T1">1.0</text:span></text:p>
          </draw:text-box>
        </draw:frame>
        <draw:frame draw:style-name="gr4" draw:text-style-name="P5" draw:layer="layout" svg:width="0.171cm" svg:height="0.153cm" svg:x="1.813cm" svg:y="16.09cm">
          <draw:text-box>
            <text:p text:style-name="P4"><text:span text:style-name="T1">48</text:span></text:p>
          </draw:text-box>
        </draw:frame>
        <draw:frame draw:style-name="gr4" draw:text-style-name="P5" draw:layer="layout" svg:width="0.463cm" svg:height="0.153cm" svg:x="2.994cm" svg:y="16.09cm">
          <draw:text-box>
            <text:p text:style-name="P4"><text:span text:style-name="T1">2^-</text:span><text:span text:style-name="T1">512</text:span></text:p>
          </draw:text-box>
        </draw:frame>
        <draw:frame draw:style-name="gr4" draw:text-style-name="P5" draw:layer="layout" svg:width="1.992cm" svg:height="0.153cm" svg:x="9.094cm" svg:y="14.77cm">
          <draw:text-box>
            <text:p text:style-name="P4"><text:span text:style-name="T1">7.458</text:span><text:span text:style-name="T1">3407</text:span><text:span text:style-name="T1">3120</text:span><text:span text:style-name="T1">0206</text:span><text:span text:style-name="T1">7432</text:span><text:span text:style-name="T1">909</text:span></text:p>
          </draw:text-box>
        </draw:frame>
        <draw:frame draw:style-name="gr4" draw:text-style-name="P5" draw:layer="layout" svg:width="2.034cm" svg:height="0.153cm" svg:x="9.094cm" svg:y="14.944cm">
          <draw:text-box>
            <text:p text:style-name="P4"><text:span text:style-name="T1">6531</text:span><text:span text:style-name="T1">5462</text:span><text:span text:style-name="T1">9338</text:span><text:span text:style-name="T1">3737</text:span><text:span text:style-name="T1">6471</text:span><text:span text:style-name="T1">5346</text:span></text:p>
          </draw:text-box>
        </draw:frame>
        <draw:frame draw:style-name="gr4" draw:text-style-name="P5" draw:layer="layout" svg:width="2.034cm" svg:height="0.153cm" svg:x="9.094cm" svg:y="15.119cm">
          <draw:text-box>
            <text:p text:style-name="P4"><text:span text:style-name="T1">0040</text:span><text:span text:style-name="T1">6894</text:span><text:span text:style-name="T1">2715</text:span><text:span text:style-name="T1">1833</text:span><text:span text:style-name="T1">3206</text:span><text:span text:style-name="T1">2783</text:span></text:p>
          </draw:text-box>
        </draw:frame>
        <draw:frame draw:style-name="gr4" draw:text-style-name="P5" draw:layer="layout" svg:width="2.034cm" svg:height="0.153cm" svg:x="9.094cm" svg:y="15.294cm">
          <draw:text-box>
            <text:p text:style-name="P4"><text:span text:style-name="T1">8507</text:span><text:span text:style-name="T1">0118</text:span><text:span text:style-name="T1">3049</text:span><text:span text:style-name="T1">3617</text:span><text:span text:style-name="T1">4890</text:span><text:span text:style-name="T1">4004</text:span></text:p>
          </draw:text-box>
        </draw:frame>
        <draw:frame draw:style-name="gr4" draw:text-style-name="P5" draw:layer="layout" svg:width="2.034cm" svg:height="0.153cm" svg:x="9.094cm" svg:y="15.469cm">
          <draw:text-box>
            <text:p text:style-name="P4"><text:span text:style-name="T1">2780</text:span><text:span text:style-name="T1">3361</text:span><text:span text:style-name="T1">5116</text:span><text:span text:style-name="T1">0325</text:span><text:span text:style-name="T1">5836</text:span><text:span text:style-name="T1">1014</text:span></text:p>
          </draw:text-box>
        </draw:frame>
        <draw:frame draw:style-name="gr4" draw:text-style-name="P5" draw:layer="layout" svg:width="2.034cm" svg:height="0.153cm" svg:x="9.094cm" svg:y="15.643cm">
          <draw:text-box>
            <text:p text:style-name="P4"><text:span text:style-name="T1">5341</text:span><text:span text:style-name="T1">2728</text:span><text:span text:style-name="T1">0952</text:span><text:span text:style-name="T1">2530</text:span><text:span text:style-name="T1">2660</text:span><text:span text:style-name="T1">4861</text:span></text:p>
          </draw:text-box>
        </draw:frame>
        <draw:frame draw:style-name="gr4" draw:text-style-name="P5" draw:layer="layout" svg:width="2.034cm" svg:height="0.153cm" svg:x="9.094cm" svg:y="15.818cm">
          <draw:text-box>
            <text:p text:style-name="P4"><text:span text:style-name="T1">6482</text:span><text:span text:style-name="T1">9592</text:span><text:span text:style-name="T1">0846</text:span><text:span text:style-name="T1">9148</text:span><text:span text:style-name="T1">1260</text:span><text:span text:style-name="T1">7923</text:span></text:p>
          </draw:text-box>
        </draw:frame>
        <draw:frame draw:style-name="gr4" draw:text-style-name="P5" draw:layer="layout" svg:width="2.034cm" svg:height="0.153cm" svg:x="9.094cm" svg:y="15.993cm">
          <draw:text-box>
            <text:p text:style-name="P4"><text:span text:style-name="T1">1878</text:span><text:span text:style-name="T1">1377</text:span><text:span text:style-name="T1">4952</text:span><text:span text:style-name="T1">0407</text:span><text:span text:style-name="T1">4266</text:span><text:span text:style-name="T1">4352</text:span></text:p>
          </draw:text-box>
        </draw:frame>
        <draw:frame draw:style-name="gr4" draw:text-style-name="P5" draw:layer="layout" svg:width="2.034cm" svg:height="0.153cm" svg:x="9.094cm" svg:y="16.167cm">
          <draw:text-box>
            <text:p text:style-name="P4"><text:span text:style-name="T1">6294</text:span><text:span text:style-name="T1">1446</text:span><text:span text:style-name="T1">5543</text:span><text:span text:style-name="T1">6506</text:span><text:span text:style-name="T1">3914</text:span><text:span text:style-name="T1">7654</text:span></text:p>
          </draw:text-box>
        </draw:frame>
        <draw:frame draw:style-name="gr4" draw:text-style-name="P5" draw:layer="layout" svg:width="2.034cm" svg:height="0.153cm" svg:x="9.094cm" svg:y="16.342cm">
          <draw:text-box>
            <text:p text:style-name="P4"><text:span text:style-name="T1">1421</text:span><text:span text:style-name="T1">7260</text:span><text:span text:style-name="T1">5885</text:span><text:span text:style-name="T1">0712</text:span><text:span text:style-name="T1">0031</text:span><text:span text:style-name="T1">6868</text:span></text:p>
          </draw:text-box>
        </draw:frame>
        <draw:frame draw:style-name="gr4" draw:text-style-name="P5" draw:layer="layout" svg:width="2.034cm" svg:height="0.153cm" svg:x="9.094cm" svg:y="16.517cm">
          <draw:text-box>
            <text:p text:style-name="P4"><text:span text:style-name="T1">2300</text:span><text:span text:style-name="T1">3222</text:span><text:span text:style-name="T1">7422</text:span><text:span text:style-name="T1">9756</text:span><text:span text:style-name="T1">3699</text:span><text:span text:style-name="T1">2653</text:span></text:p>
          </draw:text-box>
        </draw:frame>
        <draw:frame draw:style-name="gr4" draw:text-style-name="P5" draw:layer="layout" svg:width="2.034cm" svg:height="0.153cm" svg:x="9.094cm" svg:y="16.692cm">
          <draw:text-box>
            <text:p text:style-name="P4"><text:span text:style-name="T1">5021</text:span><text:span text:style-name="T1">5337</text:span><text:span text:style-name="T1">2060</text:span><text:span text:style-name="T1">5833</text:span><text:span text:style-name="T1">6516</text:span><text:span text:style-name="T1">6286</text:span></text:p>
          </draw:text-box>
        </draw:frame>
        <draw:frame draw:style-name="gr4" draw:text-style-name="P5" draw:layer="layout" svg:width="2.034cm" svg:height="0.153cm" svg:x="9.094cm" svg:y="16.866cm">
          <draw:text-box>
            <text:p text:style-name="P4"><text:span text:style-name="T1">4600</text:span><text:span text:style-name="T1">3612</text:span><text:span text:style-name="T1">9274</text:span><text:span text:style-name="T1">3355</text:span><text:span text:style-name="T1">1846</text:span><text:span text:style-name="T1">9686</text:span></text:p>
          </draw:text-box>
        </draw:frame>
        <draw:frame draw:style-name="gr4" draw:text-style-name="P5" draw:layer="layout" svg:width="2.034cm" svg:height="0.153cm" svg:x="9.094cm" svg:y="17.041cm">
          <draw:text-box>
            <text:p text:style-name="P4"><text:span text:style-name="T1">5732</text:span><text:span text:style-name="T1">6499</text:span><text:span text:style-name="T1">0081</text:span><text:span text:style-name="T1">5331</text:span><text:span text:style-name="T1">9891</text:span><text:span text:style-name="T1">7895</text:span></text:p>
          </draw:text-box>
        </draw:frame>
        <draw:frame draw:style-name="gr4" draw:text-style-name="P5" draw:layer="layout" svg:width="1.992cm" svg:height="0.153cm" svg:x="9.094cm" svg:y="17.216cm">
          <draw:text-box>
            <text:p text:style-name="P4"><text:span text:style-name="T1">7883</text:span><text:span text:style-name="T1">2685</text:span><text:span text:style-name="T1">9474</text:span><text:span text:style-name="T1">1821</text:span><text:span text:style-name="T1">2890</text:span><text:span text:style-name="T1">625 </text:span></text:p>
          </draw:text-box>
        </draw:frame>
        <draw:frame draw:style-name="gr4" draw:text-style-name="P5" draw:layer="layout" svg:width="0.679cm" svg:height="0.153cm" svg:x="9.094cm" svg:y="17.39cm">
          <draw:text-box>
            <text:p text:style-name="P4"><text:span text:style-name="T1">× </text:span><text:span text:style-name="T1">10^-</text:span><text:span text:style-name="T1">155</text:span></text:p>
          </draw:text-box>
        </draw:frame>
        <draw:frame draw:style-name="gr4" draw:text-style-name="P5" draw:layer="layout" svg:width="0.151cm" svg:height="0.153cm" svg:x="11.222cm" svg:y="16.09cm">
          <draw:text-box>
            <text:p text:style-name="P4"><text:span text:style-name="T1">0</text:span></text:p>
          </draw:text-box>
        </draw:frame>
        <draw:frame draw:style-name="gr4" draw:text-style-name="P5" draw:layer="layout" svg:width="0.171cm" svg:height="0.153cm" svg:x="1.813cm" svg:y="17.633cm">
          <draw:text-box>
            <text:p text:style-name="P4"><text:span text:style-name="T1">49</text:span></text:p>
          </draw:text-box>
        </draw:frame>
        <draw:frame draw:style-name="gr4" draw:text-style-name="P5" draw:layer="layout" svg:width="0.472cm" svg:height="0.153cm" svg:x="2.994cm" svg:y="17.633cm">
          <draw:text-box>
            <text:p text:style-name="P4"><text:span text:style-name="T1">1.0 + </text:span><text:span text:style-name="T1">2</text:span></text:p>
          </draw:text-box>
        </draw:frame>
        <draw:frame draw:style-name="gr4" draw:text-style-name="P5" draw:layer="layout" svg:width="0.151cm" svg:height="0.153cm" svg:x="9.094cm" svg:y="17.633cm">
          <draw:text-box>
            <text:p text:style-name="P4"><text:span text:style-name="T1">3</text:span></text:p>
          </draw:text-box>
        </draw:frame>
        <draw:frame draw:style-name="gr4" draw:text-style-name="P5" draw:layer="layout" svg:width="0.214cm" svg:height="0.153cm" svg:x="11.222cm" svg:y="17.633cm">
          <draw:text-box>
            <text:p text:style-name="P4"><text:span text:style-name="T1">3.0</text:span></text:p>
          </draw:text-box>
        </draw:frame>
        <draw:frame draw:style-name="gr4" draw:text-style-name="P5" draw:layer="layout" svg:width="0.171cm" svg:height="0.153cm" svg:x="1.813cm" svg:y="17.879cm">
          <draw:text-box>
            <text:p text:style-name="P4"><text:span text:style-name="T1">50</text:span></text:p>
          </draw:text-box>
        </draw:frame>
        <draw:frame draw:style-name="gr4" draw:text-style-name="P5" draw:layer="layout" svg:width="0.624cm" svg:height="0.153cm" svg:x="2.994cm" svg:y="17.879cm">
          <draw:text-box>
            <text:p text:style-name="P4"><text:span text:style-name="T1">(-</text:span><text:span text:style-name="T1">1)^(0</text:span><text:span text:style-name="T1">.5)</text:span></text:p>
          </draw:text-box>
        </draw:frame>
        <draw:frame draw:style-name="gr4" draw:text-style-name="P5" draw:layer="layout" svg:width="0.561cm" svg:height="0.153cm" svg:x="9.094cm" svg:y="17.879cm">
          <draw:text-box>
            <text:p text:style-name="P4"><text:span text:style-name="T1">NaN </text:span><text:span text:style-name="T1">or i</text:span></text:p>
          </draw:text-box>
        </draw:frame>
        <draw:frame draw:style-name="gr4" draw:text-style-name="P5" draw:layer="layout" svg:width="0.307cm" svg:height="0.153cm" svg:x="11.222cm" svg:y="17.879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18.124cm">
          <draw:text-box>
            <text:p text:style-name="P4"><text:span text:style-name="T1">51</text:span></text:p>
          </draw:text-box>
        </draw:frame>
        <draw:frame draw:style-name="gr4" draw:text-style-name="P5" draw:layer="layout" svg:width="0.29cm" svg:height="0.153cm" svg:x="2.994cm" svg:y="18.124cm">
          <draw:text-box>
            <text:p text:style-name="P4"><text:span text:style-name="T1">2**2</text:span></text:p>
          </draw:text-box>
        </draw:frame>
        <draw:frame draw:style-name="gr4" draw:text-style-name="P5" draw:layer="layout" svg:width="0.307cm" svg:height="0.153cm" svg:x="9.094cm" svg:y="18.124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14cm" svg:height="0.153cm" svg:x="11.222cm" svg:y="18.124cm">
          <draw:text-box>
            <text:p text:style-name="P4"><text:span text:style-name="T1">0.0</text:span></text:p>
          </draw:text-box>
        </draw:frame>
        <draw:frame draw:style-name="gr4" draw:text-style-name="P5" draw:layer="layout" svg:width="0.171cm" svg:height="0.153cm" svg:x="1.813cm" svg:y="18.37cm">
          <draw:text-box>
            <text:p text:style-name="P4"><text:span text:style-name="T1">52</text:span></text:p>
          </draw:text-box>
        </draw:frame>
        <draw:frame draw:style-name="gr4" draw:text-style-name="P5" draw:layer="layout" svg:width="0.883cm" svg:height="0.153cm" svg:x="2.994cm" svg:y="18.37cm">
          <draw:text-box>
            <text:p text:style-name="P4"><text:span text:style-name="T1">2++</text:span><text:span text:style-name="T1">+++</text:span><text:span text:style-name="T1">++</text:span><text:span text:style-name="T1">+2</text:span></text:p>
          </draw:text-box>
        </draw:frame>
        <draw:frame draw:style-name="gr4" draw:text-style-name="P5" draw:layer="layout" svg:width="0.307cm" svg:height="0.153cm" svg:x="9.094cm" svg:y="18.3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14cm" svg:height="0.153cm" svg:x="11.222cm" svg:y="18.37cm">
          <draw:text-box>
            <text:p text:style-name="P4"><text:span text:style-name="T1">4.0</text:span></text:p>
          </draw:text-box>
        </draw:frame>
        <draw:frame draw:style-name="gr4" draw:text-style-name="P5" draw:layer="layout" svg:width="0.171cm" svg:height="0.153cm" svg:x="1.813cm" svg:y="18.615cm">
          <draw:text-box>
            <text:p text:style-name="P4"><text:span text:style-name="T1">53</text:span></text:p>
          </draw:text-box>
        </draw:frame>
        <draw:frame draw:style-name="gr4" draw:text-style-name="P5" draw:layer="layout" svg:width="0.151cm" svg:height="0.153cm" svg:x="2.994cm" svg:y="18.615cm">
          <draw:text-box>
            <text:p text:style-name="P4"><text:span text:style-name="T1">()</text:span></text:p>
          </draw:text-box>
        </draw:frame>
        <draw:frame draw:style-name="gr4" draw:text-style-name="P5" draw:layer="layout" svg:width="0.307cm" svg:height="0.153cm" svg:x="9.094cm" svg:y="18.615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07cm" svg:height="0.153cm" svg:x="11.222cm" svg:y="18.615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18.86cm">
          <draw:text-box>
            <text:p text:style-name="P4"><text:span text:style-name="T1">54</text:span></text:p>
          </draw:text-box>
        </draw:frame>
        <draw:frame draw:style-name="gr4" draw:text-style-name="P5" draw:layer="layout" svg:width="1.412cm" svg:height="0.153cm" svg:x="2.994cm" svg:y="18.86cm">
          <draw:text-box>
            <text:p text:style-name="P4"><text:span text:style-name="T1">(1+2 </text:span><text:span text:style-name="T1">missi</text:span><text:span text:style-name="T1">ng </text:span><text:span text:style-name="T1">brack</text:span><text:span text:style-name="T1">et</text:span></text:p>
          </draw:text-box>
        </draw:frame>
        <draw:frame draw:style-name="gr4" draw:text-style-name="P5" draw:layer="layout" svg:width="0.307cm" svg:height="0.153cm" svg:x="9.094cm" svg:y="18.8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07cm" svg:height="0.153cm" svg:x="11.222cm" svg:y="18.8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19.106cm">
          <draw:text-box>
            <text:p text:style-name="P4"><text:span text:style-name="T1">55</text:span></text:p>
          </draw:text-box>
        </draw:frame>
        <draw:frame draw:style-name="gr4" draw:text-style-name="P5" draw:layer="layout" svg:width="0.277cm" svg:height="0.153cm" svg:x="2.994cm" svg:y="19.106cm">
          <draw:text-box>
            <text:p text:style-name="P4"><text:span text:style-name="T1">1+()</text:span></text:p>
          </draw:text-box>
        </draw:frame>
        <draw:frame draw:style-name="gr4" draw:text-style-name="P5" draw:layer="layout" svg:width="0.307cm" svg:height="0.153cm" svg:x="9.094cm" svg:y="19.10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07cm" svg:height="0.153cm" svg:x="11.222cm" svg:y="19.10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19.351cm">
          <draw:text-box>
            <text:p text:style-name="P4"><text:span text:style-name="T1">56</text:span></text:p>
          </draw:text-box>
        </draw:frame>
        <draw:frame draw:style-name="gr4" draw:text-style-name="P5" draw:layer="layout" svg:width="0.324cm" svg:height="0.153cm" svg:x="2.994cm" svg:y="19.351cm">
          <draw:text-box>
            <text:p text:style-name="P4"><text:span text:style-name="T1">1(-1)</text:span></text:p>
          </draw:text-box>
        </draw:frame>
        <draw:frame draw:style-name="gr4" draw:text-style-name="P5" draw:layer="layout" svg:width="0.151cm" svg:height="0.153cm" svg:x="9.094cm" svg:y="19.351cm">
          <draw:text-box>
            <text:p text:style-name="P4"><text:span text:style-name="T1">-1</text:span></text:p>
          </draw:text-box>
        </draw:frame>
        <draw:frame draw:style-name="gr4" draw:text-style-name="P5" draw:layer="layout" svg:width="0.307cm" svg:height="0.153cm" svg:x="11.222cm" svg:y="19.35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19.597cm">
          <draw:text-box>
            <text:p text:style-name="P4"><text:span text:style-name="T1">57</text:span></text:p>
          </draw:text-box>
        </draw:frame>
        <draw:frame draw:style-name="gr4" draw:text-style-name="P5" draw:layer="layout" svg:width="0.375cm" svg:height="0.153cm" svg:x="2.994cm" svg:y="19.597cm">
          <draw:text-box>
            <text:p text:style-name="P4"><text:span text:style-name="T1">2-(-2)</text:span></text:p>
          </draw:text-box>
        </draw:frame>
        <draw:frame draw:style-name="gr4" draw:text-style-name="P5" draw:layer="layout" svg:width="0.151cm" svg:height="0.153cm" svg:x="9.094cm" svg:y="19.597cm">
          <draw:text-box>
            <text:p text:style-name="P4"><text:span text:style-name="T1">4</text:span></text:p>
          </draw:text-box>
        </draw:frame>
        <draw:frame draw:style-name="gr4" draw:text-style-name="P5" draw:layer="layout" svg:width="0.307cm" svg:height="0.153cm" svg:x="11.222cm" svg:y="19.59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19.842cm">
          <draw:text-box>
            <text:p text:style-name="P4"><text:span text:style-name="T1">58</text:span></text:p>
          </draw:text-box>
        </draw:frame>
        <draw:frame draw:style-name="gr4" draw:text-style-name="P5" draw:layer="layout" svg:width="0.273cm" svg:height="0.153cm" svg:x="2.994cm" svg:y="19.842cm">
          <draw:text-box>
            <text:p text:style-name="P4"><text:span text:style-name="T1">2--2</text:span></text:p>
          </draw:text-box>
        </draw:frame>
        <draw:frame draw:style-name="gr4" draw:text-style-name="P5" draw:layer="layout" svg:width="0.151cm" svg:height="0.153cm" svg:x="9.094cm" svg:y="19.842cm">
          <draw:text-box>
            <text:p text:style-name="P4"><text:span text:style-name="T1">4</text:span></text:p>
          </draw:text-box>
        </draw:frame>
        <draw:frame draw:style-name="gr4" draw:text-style-name="P5" draw:layer="layout" svg:width="0.151cm" svg:height="0.153cm" svg:x="11.222cm" svg:y="19.842cm">
          <draw:text-box>
            <text:p text:style-name="P4"><text:span text:style-name="T1">4</text:span></text:p>
          </draw:text-box>
        </draw:frame>
        <draw:frame draw:style-name="gr4" draw:text-style-name="P5" draw:layer="layout" svg:width="0.171cm" svg:height="0.153cm" svg:x="1.813cm" svg:y="20.088cm">
          <draw:text-box>
            <text:p text:style-name="P4"><text:span text:style-name="T1">59</text:span></text:p>
          </draw:text-box>
        </draw:frame>
        <draw:frame draw:style-name="gr4" draw:text-style-name="P5" draw:layer="layout" svg:width="0.256cm" svg:height="0.153cm" svg:x="2.994cm" svg:y="20.088cm">
          <draw:text-box>
            <text:p text:style-name="P4"><text:span text:style-name="T1">2//2</text:span></text:p>
          </draw:text-box>
        </draw:frame>
        <draw:frame draw:style-name="gr4" draw:text-style-name="P5" draw:layer="layout" svg:width="0.307cm" svg:height="0.153cm" svg:x="9.094cm" svg:y="20.08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307cm" svg:height="0.153cm" svg:x="11.222cm" svg:y="20.088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.813cm" svg:y="20.333cm">
          <draw:text-box>
            <text:p text:style-name="P4"><text:span text:style-name="T1">60</text:span></text:p>
          </draw:text-box>
        </draw:frame>
        <draw:frame draw:style-name="gr4" draw:text-style-name="P5" draw:layer="layout" svg:width="0.849cm" svg:height="0.153cm" svg:x="2.994cm" svg:y="20.333cm">
          <draw:text-box>
            <text:p text:style-name="P4"><text:span text:style-name="T1">(1 + </text:span><text:span text:style-name="T1">(2 + </text:span><text:span text:style-name="T1">3) )</text:span></text:p>
          </draw:text-box>
        </draw:frame>
        <draw:frame draw:style-name="gr4" draw:text-style-name="P5" draw:layer="layout" svg:width="0.151cm" svg:height="0.153cm" svg:x="9.094cm" svg:y="20.333cm">
          <draw:text-box>
            <text:p text:style-name="P4"><text:span text:style-name="T1">6</text:span></text:p>
          </draw:text-box>
        </draw:frame>
        <draw:frame draw:style-name="gr4" draw:text-style-name="P5" draw:layer="layout" svg:width="0.214cm" svg:height="0.153cm" svg:x="11.222cm" svg:y="20.333cm">
          <draw:text-box>
            <text:p text:style-name="P4"><text:span text:style-name="T1">6.0</text:span></text:p>
          </draw:text-box>
        </draw:frame>
        <draw:frame draw:style-name="gr4" draw:text-style-name="P5" draw:layer="layout" svg:width="0.171cm" svg:height="0.153cm" svg:x="1.813cm" svg:y="20.579cm">
          <draw:text-box>
            <text:p text:style-name="P4"><text:span text:style-name="T1">61</text:span></text:p>
          </draw:text-box>
        </draw:frame>
        <draw:frame draw:style-name="gr4" draw:text-style-name="P5" draw:layer="layout" svg:width="0.32cm" svg:height="0.153cm" svg:x="2.994cm" svg:y="20.579cm">
          <draw:text-box>
            <text:p text:style-name="P4"><text:span text:style-name="T1">3+*3</text:span></text:p>
          </draw:text-box>
        </draw:frame>
        <draw:frame draw:style-name="gr4" draw:text-style-name="P5" draw:layer="layout" svg:width="0.307cm" svg:height="0.153cm" svg:x="9.094cm" svg:y="20.579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51cm" svg:height="0.153cm" svg:x="11.222cm" svg:y="20.579cm">
          <draw:text-box>
            <text:p text:style-name="P4"><text:span text:style-name="T1">3</text:span></text:p>
          </draw:text-box>
        </draw:frame>
        <draw:frame draw:style-name="gr4" draw:text-style-name="P5" draw:layer="layout" svg:width="0.171cm" svg:height="0.153cm" svg:x="1.813cm" svg:y="20.824cm">
          <draw:text-box>
            <text:p text:style-name="P4"><text:span text:style-name="T1">62</text:span></text:p>
          </draw:text-box>
        </draw:frame>
        <draw:frame draw:style-name="gr4" draw:text-style-name="P5" draw:layer="layout" svg:width="0.658cm" svg:height="0.153cm" svg:x="2.994cm" svg:y="20.824cm">
          <draw:text-box>
            <text:p text:style-name="P4"><text:span text:style-name="T1">2^3 </text:span><text:span text:style-name="T1">+ </text:span><text:span text:style-name="T1">2^3</text:span></text:p>
          </draw:text-box>
        </draw:frame>
        <draw:frame draw:style-name="gr4" draw:text-style-name="P5" draw:layer="layout" svg:width="0.171cm" svg:height="0.153cm" svg:x="9.094cm" svg:y="20.824cm">
          <draw:text-box>
            <text:p text:style-name="P4"><text:span text:style-name="T1">16</text:span></text:p>
          </draw:text-box>
        </draw:frame>
        <draw:frame draw:style-name="gr4" draw:text-style-name="P5" draw:layer="layout" svg:width="0.552cm" svg:height="0.153cm" svg:x="11.222cm" svg:y="20.824cm">
          <draw:text-box>
            <text:p text:style-name="P4"><text:span text:style-name="T1">3276</text:span><text:span text:style-name="T1">8.0</text:span></text:p>
          </draw:text-box>
        </draw:frame>
        <draw:frame draw:style-name="gr4" draw:text-style-name="P5" draw:layer="layout" svg:width="0.171cm" svg:height="0.153cm" svg:x="1.813cm" svg:y="21.069cm">
          <draw:text-box>
            <text:p text:style-name="P4"><text:span text:style-name="T1">63</text:span></text:p>
          </draw:text-box>
        </draw:frame>
        <draw:frame draw:style-name="gr4" draw:text-style-name="P5" draw:layer="layout" svg:width="0.861cm" svg:height="0.153cm" svg:x="2.994cm" svg:y="21.069cm">
          <draw:text-box>
            <text:p text:style-name="P4"><text:span text:style-name="T1">2^(3) </text:span><text:span text:style-name="T1">+ </text:span><text:span text:style-name="T1">2^(3)</text:span></text:p>
          </draw:text-box>
        </draw:frame>
        <draw:frame draw:style-name="gr4" draw:text-style-name="P5" draw:layer="layout" svg:width="0.171cm" svg:height="0.153cm" svg:x="9.094cm" svg:y="21.069cm">
          <draw:text-box>
            <text:p text:style-name="P4"><text:span text:style-name="T1">16</text:span></text:p>
          </draw:text-box>
        </draw:frame>
        <draw:frame draw:style-name="gr4" draw:text-style-name="P5" draw:layer="layout" svg:width="0.425cm" svg:height="0.153cm" svg:x="11.222cm" svg:y="21.069cm">
          <draw:text-box>
            <text:p text:style-name="P4"><text:span text:style-name="T1">3276</text:span><text:span text:style-name="T1">8</text:span></text:p>
          </draw:text-box>
        </draw:frame>
        <draw:frame draw:style-name="gr4" draw:text-style-name="P5" draw:layer="layout" svg:width="0.171cm" svg:height="0.153cm" svg:x="1.813cm" svg:y="21.315cm">
          <draw:text-box>
            <text:p text:style-name="P4"><text:span text:style-name="T1">64</text:span></text:p>
          </draw:text-box>
        </draw:frame>
        <draw:frame draw:style-name="gr4" draw:text-style-name="P5" draw:layer="layout" svg:width="0.345cm" svg:height="0.153cm" svg:x="2.994cm" svg:y="21.315cm">
          <draw:text-box>
            <text:p text:style-name="P4"><text:span text:style-name="T1">2(^3)</text:span></text:p>
          </draw:text-box>
        </draw:frame>
        <draw:frame draw:style-name="gr4" draw:text-style-name="P5" draw:layer="layout" svg:width="0.307cm" svg:height="0.153cm" svg:x="9.094cm" svg:y="21.315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1.222cm" svg:y="21.315cm">
          <draw:text-box>
            <text:p text:style-name="P4"><text:span text:style-name="T1">20</text:span></text:p>
          </draw:text-box>
        </draw:frame>
        <draw:frame draw:style-name="gr4" draw:text-style-name="P5" draw:layer="layout" svg:width="0.171cm" svg:height="0.153cm" svg:x="1.813cm" svg:y="21.56cm">
          <draw:text-box>
            <text:p text:style-name="P4"><text:span text:style-name="T1">65</text:span></text:p>
          </draw:text-box>
        </draw:frame>
        <draw:frame draw:style-name="gr4" draw:text-style-name="P5" draw:layer="layout" svg:width="0.26cm" svg:height="0.153cm" svg:x="2.994cm" svg:y="21.56cm">
          <draw:text-box>
            <text:p text:style-name="P4"><text:span text:style-name="T1">(^0)</text:span></text:p>
          </draw:text-box>
        </draw:frame>
        <draw:frame draw:style-name="gr4" draw:text-style-name="P5" draw:layer="layout" svg:width="0.307cm" svg:height="0.153cm" svg:x="9.094cm" svg:y="21.56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51cm" svg:height="0.153cm" svg:x="11.222cm" svg:y="21.56cm">
          <draw:text-box>
            <text:p text:style-name="P4"><text:span text:style-name="T1">1</text:span></text:p>
          </draw:text-box>
        </draw:frame>
        <draw:frame draw:style-name="gr4" draw:text-style-name="P5" draw:layer="layout" svg:width="0.171cm" svg:height="0.153cm" svg:x="1.813cm" svg:y="21.806cm">
          <draw:text-box>
            <text:p text:style-name="P4"><text:span text:style-name="T1">66</text:span></text:p>
          </draw:text-box>
        </draw:frame>
        <draw:frame draw:style-name="gr4" draw:text-style-name="P5" draw:layer="layout" svg:width="0.243cm" svg:height="0.153cm" svg:x="2.994cm" svg:y="21.806cm">
          <draw:text-box>
            <text:p text:style-name="P4"><text:span text:style-name="T1">0^0</text:span></text:p>
          </draw:text-box>
        </draw:frame>
        <draw:frame draw:style-name="gr4" draw:text-style-name="P5" draw:layer="layout" svg:width="0.151cm" svg:height="0.153cm" svg:x="9.094cm" svg:y="21.806cm">
          <draw:text-box>
            <text:p text:style-name="P4"><text:span text:style-name="T1">1</text:span></text:p>
          </draw:text-box>
        </draw:frame>
        <draw:frame draw:style-name="gr4" draw:text-style-name="P5" draw:layer="layout" svg:width="0.151cm" svg:height="0.153cm" svg:x="11.222cm" svg:y="21.806cm">
          <draw:text-box>
            <text:p text:style-name="P4"><text:span text:style-name="T1">1</text:span></text:p>
          </draw:text-box>
        </draw:frame>
        <draw:frame draw:style-name="gr4" draw:text-style-name="P5" draw:layer="layout" svg:width="0.171cm" svg:height="0.153cm" svg:x="1.813cm" svg:y="22.051cm">
          <draw:text-box>
            <text:p text:style-name="P4"><text:span text:style-name="T1">67</text:span></text:p>
          </draw:text-box>
        </draw:frame>
        <draw:frame draw:style-name="gr4" draw:text-style-name="P5" draw:layer="layout" svg:width="0.417cm" svg:height="0.153cm" svg:x="2.994cm" svg:y="22.051cm">
          <draw:text-box>
            <text:p text:style-name="P4"><text:span text:style-name="T1">(^0)^</text:span><text:span text:style-name="T1">2</text:span></text:p>
          </draw:text-box>
        </draw:frame>
        <draw:frame draw:style-name="gr4" draw:text-style-name="P5" draw:layer="layout" svg:width="0.307cm" svg:height="0.153cm" svg:x="9.094cm" svg:y="22.051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51cm" svg:height="0.153cm" svg:x="11.222cm" svg:y="22.051cm">
          <draw:text-box>
            <text:p text:style-name="P4"><text:span text:style-name="T1">1</text:span></text:p>
          </draw:text-box>
        </draw:frame>
        <draw:frame draw:style-name="gr4" draw:text-style-name="P5" draw:layer="layout" svg:width="0.171cm" svg:height="0.153cm" svg:x="1.813cm" svg:y="22.297cm">
          <draw:text-box>
            <text:p text:style-name="P4"><text:span text:style-name="T1">68</text:span></text:p>
          </draw:text-box>
        </draw:frame>
        <draw:frame draw:style-name="gr4" draw:text-style-name="P5" draw:layer="layout" svg:width="0.489cm" svg:height="0.153cm" svg:x="2.994cm" svg:y="22.297cm">
          <draw:text-box>
            <text:p text:style-name="P4"><text:span text:style-name="T1">( + 1 </text:span><text:span text:style-name="T1">2)</text:span></text:p>
          </draw:text-box>
        </draw:frame>
        <draw:frame draw:style-name="gr4" draw:text-style-name="P5" draw:layer="layout" svg:width="0.307cm" svg:height="0.153cm" svg:x="9.094cm" svg:y="22.29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171cm" svg:height="0.153cm" svg:x="11.222cm" svg:y="22.297cm">
          <draw:text-box>
            <text:p text:style-name="P4"><text:span text:style-name="T1">12</text:span></text:p>
          </draw:text-box>
        </draw:frame>
        <draw:frame draw:style-name="gr4" draw:text-style-name="P5" draw:layer="layout" svg:width="0.171cm" svg:height="0.153cm" svg:x="1.813cm" svg:y="22.542cm">
          <draw:text-box>
            <text:p text:style-name="P4"><text:span text:style-name="T1">69</text:span></text:p>
          </draw:text-box>
        </draw:frame>
        <draw:frame draw:style-name="gr4" draw:text-style-name="P5" draw:layer="layout" svg:width="0.341cm" svg:height="0.153cm" svg:x="2.994cm" svg:y="22.542cm">
          <draw:text-box>
            <text:p text:style-name="P4"><text:span text:style-name="T1">1 2 3</text:span></text:p>
          </draw:text-box>
        </draw:frame>
        <draw:frame draw:style-name="gr4" draw:text-style-name="P5" draw:layer="layout" svg:width="0.307cm" svg:height="0.153cm" svg:x="9.094cm" svg:y="22.542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56cm" svg:height="0.153cm" svg:x="11.222cm" svg:y="22.542cm">
          <draw:text-box>
            <text:p text:style-name="P4"><text:span text:style-name="T1">123</text:span></text:p>
          </draw:text-box>
        </draw:frame>
        <draw:frame draw:style-name="gr4" draw:text-style-name="P5" draw:layer="layout" svg:width="0.171cm" svg:height="0.153cm" svg:x="1.813cm" svg:y="22.787cm">
          <draw:text-box>
            <text:p text:style-name="P4"><text:span text:style-name="T1">70</text:span></text:p>
          </draw:text-box>
        </draw:frame>
        <draw:frame draw:style-name="gr4" draw:text-style-name="P5" draw:layer="layout" svg:width="0.548cm" svg:height="0.153cm" svg:x="2.994cm" svg:y="22.787cm">
          <draw:text-box>
            <text:p text:style-name="P4"><text:span text:style-name="T1">( +* </text:span><text:span text:style-name="T1">1 2)</text:span></text:p>
          </draw:text-box>
        </draw:frame>
        <draw:frame draw:style-name="gr4" draw:text-style-name="P5" draw:layer="layout" svg:width="0.307cm" svg:height="0.153cm" svg:x="9.094cm" svg:y="22.787cm">
          <draw:text-box>
            <text:p text:style-name="P4"><text:span text:style-name="T1">NaN</text:span></text:p>
          </draw:text-box>
        </draw:frame>
        <draw:frame draw:style-name="gr4" draw:text-style-name="P5" draw:layer="layout" svg:width="0.214cm" svg:height="0.153cm" svg:x="11.222cm" svg:y="22.787cm">
          <draw:text-box>
            <text:p text:style-name="P4"><text:span text:style-name="T1">0.0</text:span></text:p>
          </draw:text-box>
        </draw:frame>
      </draw:page>
      <draw:page draw:name="page2" draw:style-name="dp1" draw:master-page-name="master-page22">
        <draw:polygon draw:style-name="gr2" draw:text-style-name="P2" draw:layer="layout" svg:width="18.057cm" svg:height="6.884cm" svg:x="1.766cm" svg:y="1.893cm" svg:viewBox="0 0 18058 6885" draw:points="0,0 18058,0 18058,6885 0,6885">
          <text:p/>
        </draw:polygon>
        <draw:path draw:style-name="gr3" draw:text-style-name="P3" draw:layer="layout" svg:width="18.057cm" svg:height="6.884cm" svg:x="1.766cm" svg:y="1.893cm" svg:viewBox="0 0 18058 6885" svg:d="M11 11v6862h-11v-6862zM1192 11v6862h-12v-6862zM7294 11v6862h-12v-6862zM9421 11v6862h-12v-6862zM18058 11v6862h-11v-6862zM0 0h18058v11h-18058zM0 6873h18058v12h-18058z">
          <text:p/>
        </draw:path>
        <draw:frame draw:style-name="gr4" draw:text-style-name="P5" draw:layer="layout" svg:width="6.115cm" svg:height="0.153cm" svg:x="2.743cm" svg:y="5.279cm">
          <draw:text-box>
            <text:p text:style-name="P4"><text:span text:style-name="T1">71 </text:span><text:span text:style-name="T1">testi</text:span><text:span text:style-name="T1">ng </text:span><text:span text:style-name="T1">the </text:span><text:span text:style-name="T1">butt</text:span><text:span text:style-name="T1">ons </text:span><text:span text:style-name="T1">- </text:span><text:span text:style-name="T1">dele</text:span><text:span text:style-name="T1">te </text:span><text:span text:style-name="T1">resu</text:span><text:span text:style-name="T1">lts </text:span><text:span text:style-name="T1">in a </text:span><text:span text:style-name="T1">erro</text:span><text:span text:style-name="T1">r </text:span><text:span text:style-name="T1">stac</text:span><text:span text:style-name="T1">k </text:span><text:span text:style-name="T1">trac</text:span><text:span text:style-name="T1">e </text:span><text:span text:style-name="T1">whe</text:span><text:span text:style-name="T1">n </text:span><text:span text:style-name="T1">the </text:span><text:span text:style-name="T1">inpu</text:span><text:span text:style-name="T1">t is </text:span><text:span text:style-name="T1">alre</text:span><text:span text:style-name="T1">ady </text:span><text:span text:style-name="T1">emp</text:span><text:span text:style-name="T1">ty</text:span></text:p>
          </draw:text-box>
        </draw:frame>
        <draw:frame draw:style-name="gr4" draw:text-style-name="P5" draw:layer="layout" svg:width="1.158cm" svg:height="0.153cm" svg:x="9.094cm" svg:y="5.279cm">
          <draw:text-box>
            <text:p text:style-name="P4"><text:span text:style-name="T1">do</text:span><text:span text:style-name="T1">n't </text:span><text:span text:style-name="T1">do </text:span><text:span text:style-name="T1">an</text:span><text:span text:style-name="T1">yt</text:span><text:span text:style-name="T1">hin</text:span><text:span text:style-name="T1">g</text:span></text:p>
          </draw:text-box>
        </draw:frame>
        <draw:frame draw:style-name="gr4" draw:text-style-name="P5" draw:layer="layout" svg:width="7.614cm" svg:height="0.153cm" svg:x="11.222cm" svg:y="1.948cm">
          <draw:text-box>
            <text:p text:style-name="P4"><text:span text:style-name="T1">E</text:span><text:span text:style-name="T1">xc</text:span><text:span text:style-name="T1">ep</text:span><text:span text:style-name="T1">tio</text:span><text:span text:style-name="T1">n </text:span><text:span text:style-name="T1">in </text:span><text:span text:style-name="T1">th</text:span><text:span text:style-name="T1">re</text:span><text:span text:style-name="T1">ad </text:span><text:span text:style-name="T1">"A</text:span><text:span text:style-name="T1">W</text:span><text:span text:style-name="T1">T-</text:span><text:span text:style-name="T1">E</text:span><text:span text:style-name="T1">ve</text:span><text:span text:style-name="T1">nt</text:span><text:span text:style-name="T1">Q</text:span><text:span text:style-name="T1">ue</text:span><text:span text:style-name="T1">ue</text:span><text:span text:style-name="T1">-</text:span><text:span text:style-name="T1">0" </text:span><text:span text:style-name="T1">ja</text:span><text:span text:style-name="T1">va</text:span><text:span text:style-name="T1">.la</text:span><text:span text:style-name="T1">ng</text:span><text:span text:style-name="T1">.S</text:span><text:span text:style-name="T1">tri</text:span><text:span text:style-name="T1">ng</text:span><text:span text:style-name="T1">In</text:span><text:span text:style-name="T1">de</text:span><text:span text:style-name="T1">x</text:span><text:span text:style-name="T1">O</text:span><text:span text:style-name="T1">ut</text:span><text:span text:style-name="T1">O</text:span><text:span text:style-name="T1">fB</text:span><text:span text:style-name="T1">ou</text:span><text:span text:style-name="T1">nd</text:span><text:span text:style-name="T1">s</text:span><text:span text:style-name="T1">E</text:span><text:span text:style-name="T1">xc</text:span><text:span text:style-name="T1">ep</text:span><text:span text:style-name="T1">tio</text:span><text:span text:style-name="T1">n: </text:span><text:span text:style-name="T1">be</text:span><text:span text:style-name="T1">gi</text:span><text:span text:style-name="T1">n </text:span><text:span text:style-name="T1">0, </text:span><text:span text:style-name="T1">en</text:span><text:span text:style-name="T1">d </text:span><text:span text:style-name="T1">-</text:span><text:span text:style-name="T1">1, </text:span><text:span text:style-name="T1">le</text:span><text:span text:style-name="T1">ng</text:span><text:span text:style-name="T1">th </text:span><text:span text:style-name="T1">0</text:span></text:p>
          </draw:text-box>
        </draw:frame>
        <draw:frame draw:style-name="gr4" draw:text-style-name="P5" draw:layer="layout" svg:width="4.735cm" svg:height="0.153cm" svg:x="11.222cm" svg:y="2.123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b</text:span><text:span text:style-name="T1">a</text:span><text:span text:style-name="T1">s</text:span><text:span text:style-name="T1">e</text:span><text:span text:style-name="T1">/j</text:span><text:span text:style-name="T1">a</text:span><text:span text:style-name="T1">v</text:span><text:span text:style-name="T1">a</text:span><text:span text:style-name="T1">.l</text:span><text:span text:style-name="T1">a</text:span><text:span text:style-name="T1">n</text:span><text:span text:style-name="T1">g</text:span><text:span text:style-name="T1">.</text:span><text:span text:style-name="T1">S</text:span><text:span text:style-name="T1">t</text:span><text:span text:style-name="T1">ri</text:span><text:span text:style-name="T1">n</text:span><text:span text:style-name="T1">g</text:span><text:span text:style-name="T1">.</text:span><text:span text:style-name="T1">c</text:span><text:span text:style-name="T1">h</text:span><text:span text:style-name="T1">e</text:span><text:span text:style-name="T1">c</text:span><text:span text:style-name="T1">k</text:span><text:span text:style-name="T1">B</text:span><text:span text:style-name="T1">o</text:span><text:span text:style-name="T1">u</text:span><text:span text:style-name="T1">n</text:span><text:span text:style-name="T1">d</text:span><text:span text:style-name="T1">s</text:span><text:span text:style-name="T1">B</text:span><text:span text:style-name="T1">e</text:span><text:span text:style-name="T1">g</text:span><text:span text:style-name="T1">i</text:span><text:span text:style-name="T1">n</text:span><text:span text:style-name="T1">E</text:span><text:span text:style-name="T1">n</text:span><text:span text:style-name="T1">d</text:span><text:span text:style-name="T1">(</text:span><text:span text:style-name="T1">S</text:span><text:span text:style-name="T1">t</text:span><text:span text:style-name="T1">ri</text:span><text:span text:style-name="T1">n</text:span><text:span text:style-name="T1">g</text:span><text:span text:style-name="T1">.j</text:span><text:span text:style-name="T1">a</text:span><text:span text:style-name="T1">v</text:span><text:span text:style-name="T1">a</text:span><text:span text:style-name="T1">:</text:span><text:span text:style-name="T1">3</text:span><text:span text:style-name="T1">4</text:span><text:span text:style-name="T1">1</text:span><text:span text:style-name="T1">0</text:span><text:span text:style-name="T1">)</text:span></text:p>
          </draw:text-box>
        </draw:frame>
        <draw:frame draw:style-name="gr4" draw:text-style-name="P5" draw:layer="layout" svg:width="3.778cm" svg:height="0.153cm" svg:x="11.222cm" svg:y="2.298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b</text:span><text:span text:style-name="T1">a</text:span><text:span text:style-name="T1">s</text:span><text:span text:style-name="T1">e</text:span><text:span text:style-name="T1">/j</text:span><text:span text:style-name="T1">a</text:span><text:span text:style-name="T1">v</text:span><text:span text:style-name="T1">a</text:span><text:span text:style-name="T1">.l</text:span><text:span text:style-name="T1">a</text:span><text:span text:style-name="T1">n</text:span><text:span text:style-name="T1">g</text:span><text:span text:style-name="T1">.</text:span><text:span text:style-name="T1">S</text:span><text:span text:style-name="T1">t</text:span><text:span text:style-name="T1">ri</text:span><text:span text:style-name="T1">n</text:span><text:span text:style-name="T1">g</text:span><text:span text:style-name="T1">.</text:span><text:span text:style-name="T1">s</text:span><text:span text:style-name="T1">u</text:span><text:span text:style-name="T1">b</text:span><text:span text:style-name="T1">s</text:span><text:span text:style-name="T1">t</text:span><text:span text:style-name="T1">ri</text:span><text:span text:style-name="T1">n</text:span><text:span text:style-name="T1">g</text:span><text:span text:style-name="T1">(</text:span><text:span text:style-name="T1">S</text:span><text:span text:style-name="T1">t</text:span><text:span text:style-name="T1">ri</text:span><text:span text:style-name="T1">n</text:span><text:span text:style-name="T1">g</text:span><text:span text:style-name="T1">.j</text:span><text:span text:style-name="T1">a</text:span><text:span text:style-name="T1">v</text:span><text:span text:style-name="T1">a</text:span><text:span text:style-name="T1">:</text:span><text:span text:style-name="T1">1</text:span><text:span text:style-name="T1">8</text:span><text:span text:style-name="T1">8</text:span><text:span text:style-name="T1">3</text:span><text:span text:style-name="T1">)</text:span></text:p>
          </draw:text-box>
        </draw:frame>
        <draw:frame draw:style-name="gr4" draw:text-style-name="P5" draw:layer="layout" svg:width="3.846cm" svg:height="0.153cm" svg:x="11.222cm" svg:y="2.473cm">
          <draw:text-box>
            <text:p text:style-name="P4"><text:span text:style-name="T1">at </text:span><text:span text:style-name="T1">Mai</text:span><text:span text:style-name="T1">nFr</text:span><text:span text:style-name="T1">am</text:span><text:span text:style-name="T1">e$2</text:span><text:span text:style-name="T1">2.a</text:span><text:span text:style-name="T1">ctio</text:span><text:span text:style-name="T1">nPe</text:span><text:span text:style-name="T1">rfor</text:span><text:span text:style-name="T1">me</text:span><text:span text:style-name="T1">d(M</text:span><text:span text:style-name="T1">ain</text:span><text:span text:style-name="T1">Fra</text:span><text:span text:style-name="T1">me.</text:span><text:span text:style-name="T1">java</text:span><text:span text:style-name="T1">:24</text:span><text:span text:style-name="T1">5)</text:span></text:p>
          </draw:text-box>
        </draw:frame>
        <draw:frame draw:style-name="gr4" draw:text-style-name="P5" draw:layer="layout" svg:width="6.09cm" svg:height="0.153cm" svg:x="11.222cm" svg:y="2.647cm">
          <draw:text-box>
            <text:p text:style-name="P4"><text:span text:style-name="T1">at </text:span><text:span text:style-name="T1">ja</text:span><text:span text:style-name="T1">va</text:span><text:span text:style-name="T1">.d</text:span><text:span text:style-name="T1">es</text:span><text:span text:style-name="T1">kt</text:span><text:span text:style-name="T1">op</text:span><text:span text:style-name="T1">/ja</text:span><text:span text:style-name="T1">va</text:span><text:span text:style-name="T1">x.</text:span><text:span text:style-name="T1">s</text:span><text:span text:style-name="T1">wi</text:span><text:span text:style-name="T1">ng</text:span><text:span text:style-name="T1">.A</text:span><text:span text:style-name="T1">bs</text:span><text:span text:style-name="T1">tr</text:span><text:span text:style-name="T1">ac</text:span><text:span text:style-name="T1">tB</text:span><text:span text:style-name="T1">ut</text:span><text:span text:style-name="T1">to</text:span><text:span text:style-name="T1">n.</text:span><text:span text:style-name="T1">fir</text:span><text:span text:style-name="T1">e</text:span><text:span text:style-name="T1">A</text:span><text:span text:style-name="T1">cti</text:span><text:span text:style-name="T1">on</text:span><text:span text:style-name="T1">P</text:span><text:span text:style-name="T1">er</text:span><text:span text:style-name="T1">fo</text:span><text:span text:style-name="T1">r</text:span><text:span text:style-name="T1">m</text:span><text:span text:style-name="T1">ed</text:span><text:span text:style-name="T1">(A</text:span><text:span text:style-name="T1">bs</text:span><text:span text:style-name="T1">tr</text:span><text:span text:style-name="T1">ac</text:span><text:span text:style-name="T1">tB</text:span><text:span text:style-name="T1">ut</text:span><text:span text:style-name="T1">to</text:span><text:span text:style-name="T1">n.j</text:span><text:span text:style-name="T1">av</text:span><text:span text:style-name="T1">a:</text:span><text:span text:style-name="T1">19</text:span><text:span text:style-name="T1">67</text:span><text:span text:style-name="T1">)</text:span></text:p>
          </draw:text-box>
        </draw:frame>
        <draw:frame draw:style-name="gr4" draw:text-style-name="P5" draw:layer="layout" svg:width="6.479cm" svg:height="0.153cm" svg:x="11.222cm" svg:y="2.822cm">
          <draw:text-box>
            <text:p text:style-name="P4"><text:span text:style-name="T1">at </text:span><text:span text:style-name="T1">java</text:span><text:span text:style-name="T1">.des</text:span><text:span text:style-name="T1">ktop</text:span><text:span text:style-name="T1">/jav</text:span><text:span text:style-name="T1">ax.s</text:span><text:span text:style-name="T1">wing</text:span><text:span text:style-name="T1">.Ab</text:span><text:span text:style-name="T1">stra</text:span><text:span text:style-name="T1">ctB</text:span><text:span text:style-name="T1">utto</text:span><text:span text:style-name="T1">n$H</text:span><text:span text:style-name="T1">andl</text:span><text:span text:style-name="T1">er.a</text:span><text:span text:style-name="T1">ctio</text:span><text:span text:style-name="T1">nPe</text:span><text:span text:style-name="T1">rfor</text:span><text:span text:style-name="T1">med</text:span><text:span text:style-name="T1">(Ab</text:span><text:span text:style-name="T1">stra</text:span><text:span text:style-name="T1">ctB</text:span><text:span text:style-name="T1">utto</text:span><text:span text:style-name="T1">n.ja</text:span><text:span text:style-name="T1">va:2</text:span><text:span text:style-name="T1">308)</text:span></text:p>
          </draw:text-box>
        </draw:frame>
        <draw:frame draw:style-name="gr4" draw:text-style-name="P5" draw:layer="layout" svg:width="6.682cm" svg:height="0.153cm" svg:x="11.222cm" svg:y="2.997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x</text:span><text:span text:style-name="T1">.</text:span><text:span text:style-name="T1">s</text:span><text:span text:style-name="T1">w</text:span><text:span text:style-name="T1">i</text:span><text:span text:style-name="T1">n</text:span><text:span text:style-name="T1">g</text:span><text:span text:style-name="T1">.</text:span><text:span text:style-name="T1">D</text:span><text:span text:style-name="T1">e</text:span><text:span text:style-name="T1">f</text:span><text:span text:style-name="T1">a</text:span><text:span text:style-name="T1">u</text:span><text:span text:style-name="T1">lt</text:span><text:span text:style-name="T1">B</text:span><text:span text:style-name="T1">u</text:span><text:span text:style-name="T1">t</text:span><text:span text:style-name="T1">t</text:span><text:span text:style-name="T1">o</text:span><text:span text:style-name="T1">n</text:span><text:span text:style-name="T1">M</text:span><text:span text:style-name="T1">o</text:span><text:span text:style-name="T1">d</text:span><text:span text:style-name="T1">e</text:span><text:span text:style-name="T1">l.</text:span><text:span text:style-name="T1">fi</text:span><text:span text:style-name="T1">r</text:span><text:span text:style-name="T1">e</text:span><text:span text:style-name="T1">A</text:span><text:span text:style-name="T1">c</text:span><text:span text:style-name="T1">ti</text:span><text:span text:style-name="T1">o</text:span><text:span text:style-name="T1">n</text:span><text:span text:style-name="T1">P</text:span><text:span text:style-name="T1">e</text:span><text:span text:style-name="T1">r</text:span><text:span text:style-name="T1">f</text:span><text:span text:style-name="T1">o</text:span><text:span text:style-name="T1">r</text:span><text:span text:style-name="T1">m</text:span><text:span text:style-name="T1">e</text:span><text:span text:style-name="T1">d</text:span><text:span text:style-name="T1">(</text:span><text:span text:style-name="T1">D</text:span><text:span text:style-name="T1">e</text:span><text:span text:style-name="T1">f</text:span><text:span text:style-name="T1">a</text:span><text:span text:style-name="T1">u</text:span><text:span text:style-name="T1">lt</text:span><text:span text:style-name="T1">B</text:span><text:span text:style-name="T1">u</text:span><text:span text:style-name="T1">t</text:span><text:span text:style-name="T1">t</text:span><text:span text:style-name="T1">o</text:span><text:span text:style-name="T1">n</text:span><text:span text:style-name="T1">M</text:span><text:span text:style-name="T1">o</text:span><text:span text:style-name="T1">d</text:span><text:span text:style-name="T1">e</text:span><text:span text:style-name="T1">l.</text:span><text:span text:style-name="T1">j</text:span><text:span text:style-name="T1">a</text:span><text:span text:style-name="T1">v</text:span><text:span text:style-name="T1">a</text:span><text:span text:style-name="T1">:</text:span><text:span text:style-name="T1">4</text:span><text:span text:style-name="T1">0</text:span><text:span text:style-name="T1">5</text:span><text:span text:style-name="T1">)</text:span></text:p>
          </draw:text-box>
        </draw:frame>
        <draw:frame draw:style-name="gr4" draw:text-style-name="P5" draw:layer="layout" svg:width="6.098cm" svg:height="0.153cm" svg:x="11.222cm" svg:y="3.171cm">
          <draw:text-box>
            <text:p text:style-name="P4"><text:span text:style-name="T1">at </text:span><text:span text:style-name="T1">java.</text:span><text:span text:style-name="T1">deskt</text:span><text:span text:style-name="T1">op/ja</text:span><text:span text:style-name="T1">vax.s</text:span><text:span text:style-name="T1">wing.</text:span><text:span text:style-name="T1">Defa</text:span><text:span text:style-name="T1">ultBu</text:span><text:span text:style-name="T1">tton</text:span><text:span text:style-name="T1">Mode</text:span><text:span text:style-name="T1">l.set</text:span><text:span text:style-name="T1">Pres</text:span><text:span text:style-name="T1">sed(</text:span><text:span text:style-name="T1">Defa</text:span><text:span text:style-name="T1">ultBu</text:span><text:span text:style-name="T1">tton</text:span><text:span text:style-name="T1">Mode</text:span><text:span text:style-name="T1">l.java</text:span><text:span text:style-name="T1">:262)</text:span></text:p>
          </draw:text-box>
        </draw:frame>
        <draw:frame draw:style-name="gr4" draw:text-style-name="P5" draw:layer="layout" svg:width="7.156cm" svg:height="0.153cm" svg:x="11.222cm" svg:y="3.346cm">
          <draw:text-box>
            <text:p text:style-name="P4"><text:span text:style-name="T1">at </text:span><text:span text:style-name="T1">ja</text:span><text:span text:style-name="T1">va</text:span><text:span text:style-name="T1">.d</text:span><text:span text:style-name="T1">es</text:span><text:span text:style-name="T1">kt</text:span><text:span text:style-name="T1">op</text:span><text:span text:style-name="T1">/ja</text:span><text:span text:style-name="T1">va</text:span><text:span text:style-name="T1">x.</text:span><text:span text:style-name="T1">s</text:span><text:span text:style-name="T1">wi</text:span><text:span text:style-name="T1">ng</text:span><text:span text:style-name="T1">.pl</text:span><text:span text:style-name="T1">af</text:span><text:span text:style-name="T1">.b</text:span><text:span text:style-name="T1">as</text:span><text:span text:style-name="T1">ic.</text:span><text:span text:style-name="T1">B</text:span><text:span text:style-name="T1">as</text:span><text:span text:style-name="T1">ic</text:span><text:span text:style-name="T1">B</text:span><text:span text:style-name="T1">ut</text:span><text:span text:style-name="T1">to</text:span><text:span text:style-name="T1">nL</text:span><text:span text:style-name="T1">ist</text:span><text:span text:style-name="T1">en</text:span><text:span text:style-name="T1">er</text:span><text:span text:style-name="T1">.</text:span><text:span text:style-name="T1">m</text:span><text:span text:style-name="T1">ou</text:span><text:span text:style-name="T1">se</text:span><text:span text:style-name="T1">R</text:span><text:span text:style-name="T1">el</text:span><text:span text:style-name="T1">ea</text:span><text:span text:style-name="T1">se</text:span><text:span text:style-name="T1">d(</text:span><text:span text:style-name="T1">B</text:span><text:span text:style-name="T1">as</text:span><text:span text:style-name="T1">ic</text:span><text:span text:style-name="T1">B</text:span><text:span text:style-name="T1">ut</text:span><text:span text:style-name="T1">to</text:span><text:span text:style-name="T1">nL</text:span><text:span text:style-name="T1">ist</text:span><text:span text:style-name="T1">en</text:span><text:span text:style-name="T1">er</text:span><text:span text:style-name="T1">.ja</text:span><text:span text:style-name="T1">va</text:span><text:span text:style-name="T1">:2</text:span><text:span text:style-name="T1">79</text:span><text:span text:style-name="T1">)</text:span></text:p>
          </draw:text-box>
        </draw:frame>
        <draw:frame draw:style-name="gr4" draw:text-style-name="P5" draw:layer="layout" svg:width="5.471cm" svg:height="0.153cm" svg:x="11.222cm" svg:y="3.521cm">
          <draw:text-box>
            <text:p text:style-name="P4"><text:span text:style-name="T1">at </text:span><text:span text:style-name="T1">java</text:span><text:span text:style-name="T1">.des</text:span><text:span text:style-name="T1">ktop</text:span><text:span text:style-name="T1">/jav</text:span><text:span text:style-name="T1">a.a</text:span><text:span text:style-name="T1">wt.</text:span><text:span text:style-name="T1">Co</text:span><text:span text:style-name="T1">mpo</text:span><text:span text:style-name="T1">nent</text:span><text:span text:style-name="T1">.pro</text:span><text:span text:style-name="T1">ces</text:span><text:span text:style-name="T1">sMo</text:span><text:span text:style-name="T1">use</text:span><text:span text:style-name="T1">Eve</text:span><text:span text:style-name="T1">nt(C</text:span><text:span text:style-name="T1">omp</text:span><text:span text:style-name="T1">one</text:span><text:span text:style-name="T1">nt.ja</text:span><text:span text:style-name="T1">va:6</text:span><text:span text:style-name="T1">632)</text:span></text:p>
          </draw:text-box>
        </draw:frame>
        <draw:frame draw:style-name="gr4" draw:text-style-name="P5" draw:layer="layout" svg:width="5.852cm" svg:height="0.153cm" svg:x="11.222cm" svg:y="3.696cm">
          <draw:text-box>
            <text:p text:style-name="P4"><text:span text:style-name="T1">at </text:span><text:span text:style-name="T1">ja</text:span><text:span text:style-name="T1">v</text:span><text:span text:style-name="T1">a.</text:span><text:span text:style-name="T1">d</text:span><text:span text:style-name="T1">e</text:span><text:span text:style-name="T1">s</text:span><text:span text:style-name="T1">kt</text:span><text:span text:style-name="T1">o</text:span><text:span text:style-name="T1">p/</text:span><text:span text:style-name="T1">ja</text:span><text:span text:style-name="T1">v</text:span><text:span text:style-name="T1">a</text:span><text:span text:style-name="T1">x.</text:span><text:span text:style-name="T1">s</text:span><text:span text:style-name="T1">wi</text:span><text:span text:style-name="T1">n</text:span><text:span text:style-name="T1">g.</text:span><text:span text:style-name="T1">J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t</text:span><text:span text:style-name="T1">.p</text:span><text:span text:style-name="T1">ro</text:span><text:span text:style-name="T1">c</text:span><text:span text:style-name="T1">e</text:span><text:span text:style-name="T1">s</text:span><text:span text:style-name="T1">s</text:span><text:span text:style-name="T1">M</text:span><text:span text:style-name="T1">o</text:span><text:span text:style-name="T1">u</text:span><text:span text:style-name="T1">s</text:span><text:span text:style-name="T1">e</text:span><text:span text:style-name="T1">E</text:span><text:span text:style-name="T1">v</text:span><text:span text:style-name="T1">e</text:span><text:span text:style-name="T1">nt</text:span><text:span text:style-name="T1">(J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t</text:span><text:span text:style-name="T1">.j</text:span><text:span text:style-name="T1">a</text:span><text:span text:style-name="T1">v</text:span><text:span text:style-name="T1">a:</text:span><text:span text:style-name="T1">3</text:span><text:span text:style-name="T1">3</text:span><text:span text:style-name="T1">4</text:span><text:span text:style-name="T1">2)</text:span></text:p>
          </draw:text-box>
        </draw:frame>
        <draw:frame draw:style-name="gr4" draw:text-style-name="P5" draw:layer="layout" svg:width="5.014cm" svg:height="0.153cm" svg:x="11.222cm" svg:y="3.87cm">
          <draw:text-box>
            <text:p text:style-name="P4"><text:span text:style-name="T1">at </text:span><text:span text:style-name="T1">java.</text:span><text:span text:style-name="T1">desk</text:span><text:span text:style-name="T1">top/j</text:span><text:span text:style-name="T1">ava.</text:span><text:span text:style-name="T1">awt.</text:span><text:span text:style-name="T1">Com</text:span><text:span text:style-name="T1">pone</text:span><text:span text:style-name="T1">nt.pr</text:span><text:span text:style-name="T1">oces</text:span><text:span text:style-name="T1">sEv</text:span><text:span text:style-name="T1">ent(</text:span><text:span text:style-name="T1">Com</text:span><text:span text:style-name="T1">pone</text:span><text:span text:style-name="T1">nt.ja</text:span><text:span text:style-name="T1">va:6</text:span><text:span text:style-name="T1">397)</text:span></text:p>
          </draw:text-box>
        </draw:frame>
        <draw:frame draw:style-name="gr4" draw:text-style-name="P5" draw:layer="layout" svg:width="4.76cm" svg:height="0.153cm" svg:x="11.222cm" svg:y="4.045cm">
          <draw:text-box>
            <text:p text:style-name="P4"><text:span text:style-name="T1">at </text:span><text:span text:style-name="T1">ja</text:span><text:span text:style-name="T1">va</text:span><text:span text:style-name="T1">.d</text:span><text:span text:style-name="T1">es</text:span><text:span text:style-name="T1">kt</text:span><text:span text:style-name="T1">op</text:span><text:span text:style-name="T1">/ja</text:span><text:span text:style-name="T1">va</text:span><text:span text:style-name="T1">.a</text:span><text:span text:style-name="T1">wt</text:span><text:span text:style-name="T1">.C</text:span><text:span text:style-name="T1">on</text:span><text:span text:style-name="T1">tai</text:span><text:span text:style-name="T1">ne</text:span><text:span text:style-name="T1">r.</text:span><text:span text:style-name="T1">pr</text:span><text:span text:style-name="T1">oc</text:span><text:span text:style-name="T1">es</text:span><text:span text:style-name="T1">s</text:span><text:span text:style-name="T1">E</text:span><text:span text:style-name="T1">ve</text:span><text:span text:style-name="T1">nt</text:span><text:span text:style-name="T1">(C</text:span><text:span text:style-name="T1">on</text:span><text:span text:style-name="T1">tai</text:span><text:span text:style-name="T1">ne</text:span><text:span text:style-name="T1">r.j</text:span><text:span text:style-name="T1">av</text:span><text:span text:style-name="T1">a:</text:span><text:span text:style-name="T1">22</text:span><text:span text:style-name="T1">63</text:span><text:span text:style-name="T1">)</text:span></text:p>
          </draw:text-box>
        </draw:frame>
        <draw:frame draw:style-name="gr4" draw:text-style-name="P5" draw:layer="layout" svg:width="5.336cm" svg:height="0.153cm" svg:x="11.222cm" svg:y="4.22cm">
          <draw:text-box>
            <text:p text:style-name="P4"><text:span text:style-name="T1">at </text:span><text:span text:style-name="T1">java</text:span><text:span text:style-name="T1">.des</text:span><text:span text:style-name="T1">ktop</text:span><text:span text:style-name="T1">/jav</text:span><text:span text:style-name="T1">a.a</text:span><text:span text:style-name="T1">wt.</text:span><text:span text:style-name="T1">Co</text:span><text:span text:style-name="T1">mpo</text:span><text:span text:style-name="T1">nent</text:span><text:span text:style-name="T1">.dis</text:span><text:span text:style-name="T1">patc</text:span><text:span text:style-name="T1">hEv</text:span><text:span text:style-name="T1">entI</text:span><text:span text:style-name="T1">mpl(</text:span><text:span text:style-name="T1">Co</text:span><text:span text:style-name="T1">mpo</text:span><text:span text:style-name="T1">nent</text:span><text:span text:style-name="T1">.jav</text:span><text:span text:style-name="T1">a:50</text:span><text:span text:style-name="T1">08)</text:span></text:p>
          </draw:text-box>
        </draw:frame>
        <draw:frame draw:style-name="gr4" draw:text-style-name="P5" draw:layer="layout" svg:width="5.082cm" svg:height="0.153cm" svg:x="11.222cm" svg:y="4.394cm">
          <draw:text-box>
            <text:p text:style-name="P4"><text:span text:style-name="T1">at </text:span><text:span text:style-name="T1">java</text:span><text:span text:style-name="T1">.des</text:span><text:span text:style-name="T1">ktop</text:span><text:span text:style-name="T1">/jav</text:span><text:span text:style-name="T1">a.a</text:span><text:span text:style-name="T1">wt.</text:span><text:span text:style-name="T1">Con</text:span><text:span text:style-name="T1">tain</text:span><text:span text:style-name="T1">er.di</text:span><text:span text:style-name="T1">spat</text:span><text:span text:style-name="T1">chE</text:span><text:span text:style-name="T1">vent</text:span><text:span text:style-name="T1">Impl</text:span><text:span text:style-name="T1">(Co</text:span><text:span text:style-name="T1">ntai</text:span><text:span text:style-name="T1">ner.j</text:span><text:span text:style-name="T1">ava:</text:span><text:span text:style-name="T1">232</text:span><text:span text:style-name="T1">1)</text:span></text:p>
          </draw:text-box>
        </draw:frame>
        <draw:frame draw:style-name="gr4" draw:text-style-name="P5" draw:layer="layout" svg:width="5.048cm" svg:height="0.153cm" svg:x="11.222cm" svg:y="4.569cm">
          <draw:text-box>
            <text:p text:style-name="P4"><text:span text:style-name="T1">at </text:span><text:span text:style-name="T1">jav</text:span><text:span text:style-name="T1">a.</text:span><text:span text:style-name="T1">de</text:span><text:span text:style-name="T1">sk</text:span><text:span text:style-name="T1">to</text:span><text:span text:style-name="T1">p/j</text:span><text:span text:style-name="T1">av</text:span><text:span text:style-name="T1">a.</text:span><text:span text:style-name="T1">aw</text:span><text:span text:style-name="T1">t.</text:span><text:span text:style-name="T1">Co</text:span><text:span text:style-name="T1">m</text:span><text:span text:style-name="T1">po</text:span><text:span text:style-name="T1">ne</text:span><text:span text:style-name="T1">nt.</text:span><text:span text:style-name="T1">dis</text:span><text:span text:style-name="T1">pa</text:span><text:span text:style-name="T1">tc</text:span><text:span text:style-name="T1">hE</text:span><text:span text:style-name="T1">ve</text:span><text:span text:style-name="T1">nt(</text:span><text:span text:style-name="T1">Co</text:span><text:span text:style-name="T1">m</text:span><text:span text:style-name="T1">po</text:span><text:span text:style-name="T1">ne</text:span><text:span text:style-name="T1">nt.</text:span><text:span text:style-name="T1">jav</text:span><text:span text:style-name="T1">a:</text:span><text:span text:style-name="T1">48</text:span><text:span text:style-name="T1">40</text:span><text:span text:style-name="T1">)</text:span></text:p>
          </draw:text-box>
        </draw:frame>
        <draw:frame draw:style-name="gr4" draw:text-style-name="P5" draw:layer="layout" svg:width="6.047cm" svg:height="0.153cm" svg:x="11.222cm" svg:y="4.744cm">
          <draw:text-box>
            <text:p text:style-name="P4"><text:span text:style-name="T1">at </text:span><text:span text:style-name="T1">ja</text:span><text:span text:style-name="T1">va</text:span><text:span text:style-name="T1">.d</text:span><text:span text:style-name="T1">es</text:span><text:span text:style-name="T1">kt</text:span><text:span text:style-name="T1">op</text:span><text:span text:style-name="T1">/ja</text:span><text:span text:style-name="T1">va</text:span><text:span text:style-name="T1">.a</text:span><text:span text:style-name="T1">wt</text:span><text:span text:style-name="T1">.Li</text:span><text:span text:style-name="T1">gh</text:span><text:span text:style-name="T1">tw</text:span><text:span text:style-name="T1">ei</text:span><text:span text:style-name="T1">gh</text:span><text:span text:style-name="T1">tD</text:span><text:span text:style-name="T1">is</text:span><text:span text:style-name="T1">pa</text:span><text:span text:style-name="T1">tc</text:span><text:span text:style-name="T1">he</text:span><text:span text:style-name="T1">r.r</text:span><text:span text:style-name="T1">et</text:span><text:span text:style-name="T1">ar</text:span><text:span text:style-name="T1">ge</text:span><text:span text:style-name="T1">t</text:span><text:span text:style-name="T1">M</text:span><text:span text:style-name="T1">ou</text:span><text:span text:style-name="T1">se</text:span><text:span text:style-name="T1">E</text:span><text:span text:style-name="T1">ve</text:span><text:span text:style-name="T1">nt</text:span><text:span text:style-name="T1">(C</text:span><text:span text:style-name="T1">on</text:span><text:span text:style-name="T1">tai</text:span><text:span text:style-name="T1">ne</text:span><text:span text:style-name="T1">r.j</text:span><text:span text:style-name="T1">av</text:span><text:span text:style-name="T1">a:</text:span><text:span text:style-name="T1">49</text:span><text:span text:style-name="T1">18</text:span><text:span text:style-name="T1">)</text:span></text:p>
          </draw:text-box>
        </draw:frame>
        <draw:frame draw:style-name="gr4" draw:text-style-name="P5" draw:layer="layout" svg:width="6.056cm" svg:height="0.153cm" svg:x="11.222cm" svg:y="4.919cm">
          <draw:text-box>
            <text:p text:style-name="P4"><text:span text:style-name="T1">at </text:span><text:span text:style-name="T1">java</text:span><text:span text:style-name="T1">.des</text:span><text:span text:style-name="T1">ktop</text:span><text:span text:style-name="T1">/jav</text:span><text:span text:style-name="T1">a.a</text:span><text:span text:style-name="T1">wt.L</text:span><text:span text:style-name="T1">ight</text:span><text:span text:style-name="T1">weig</text:span><text:span text:style-name="T1">htDi</text:span><text:span text:style-name="T1">spat</text:span><text:span text:style-name="T1">cher</text:span><text:span text:style-name="T1">.pro</text:span><text:span text:style-name="T1">ces</text:span><text:span text:style-name="T1">sMo</text:span><text:span text:style-name="T1">use</text:span><text:span text:style-name="T1">Eve</text:span><text:span text:style-name="T1">nt(C</text:span><text:span text:style-name="T1">onta</text:span><text:span text:style-name="T1">iner.</text:span><text:span text:style-name="T1">java</text:span><text:span text:style-name="T1">:454</text:span><text:span text:style-name="T1">7)</text:span></text:p>
          </draw:text-box>
        </draw:frame>
        <draw:frame draw:style-name="gr4" draw:text-style-name="P5" draw:layer="layout" svg:width="5.632cm" svg:height="0.153cm" svg:x="11.222cm" svg:y="5.093cm">
          <draw:text-box>
            <text:p text:style-name="P4"><text:span text:style-name="T1">at </text:span><text:span text:style-name="T1">java</text:span><text:span text:style-name="T1">.des</text:span><text:span text:style-name="T1">ktop</text:span><text:span text:style-name="T1">/jav</text:span><text:span text:style-name="T1">a.a</text:span><text:span text:style-name="T1">wt.L</text:span><text:span text:style-name="T1">ight</text:span><text:span text:style-name="T1">weig</text:span><text:span text:style-name="T1">htDi</text:span><text:span text:style-name="T1">spat</text:span><text:span text:style-name="T1">cher</text:span><text:span text:style-name="T1">.dis</text:span><text:span text:style-name="T1">patc</text:span><text:span text:style-name="T1">hEv</text:span><text:span text:style-name="T1">ent(</text:span><text:span text:style-name="T1">Con</text:span><text:span text:style-name="T1">tain</text:span><text:span text:style-name="T1">er.ja</text:span><text:span text:style-name="T1">va:4</text:span><text:span text:style-name="T1">488)</text:span></text:p>
          </draw:text-box>
        </draw:frame>
        <draw:frame draw:style-name="gr4" draw:text-style-name="P5" draw:layer="layout" svg:width="5.082cm" svg:height="0.153cm" svg:x="11.222cm" svg:y="5.268cm">
          <draw:text-box>
            <text:p text:style-name="P4"><text:span text:style-name="T1">at </text:span><text:span text:style-name="T1">java.desktop</text:span><text:span text:style-name="T1">/java.awt.Co</text:span><text:span text:style-name="T1">ntainer.dispa</text:span><text:span text:style-name="T1">tchEventImp</text:span><text:span text:style-name="T1">l(Container.ja</text:span><text:span text:style-name="T1">va:2307)</text:span></text:p>
          </draw:text-box>
        </draw:frame>
        <draw:frame draw:style-name="gr4" draw:text-style-name="P5" draw:layer="layout" svg:width="4.845cm" svg:height="0.153cm" svg:x="11.222cm" svg:y="5.443cm">
          <draw:text-box>
            <text:p text:style-name="P4"><text:span text:style-name="T1">at </text:span><text:span text:style-name="T1">ja</text:span><text:span text:style-name="T1">va</text:span><text:span text:style-name="T1">.d</text:span><text:span text:style-name="T1">es</text:span><text:span text:style-name="T1">kt</text:span><text:span text:style-name="T1">op</text:span><text:span text:style-name="T1">/ja</text:span><text:span text:style-name="T1">va</text:span><text:span text:style-name="T1">.a</text:span><text:span text:style-name="T1">wt</text:span><text:span text:style-name="T1">.</text:span><text:span text:style-name="T1">W</text:span><text:span text:style-name="T1">in</text:span><text:span text:style-name="T1">do</text:span><text:span text:style-name="T1">w.</text:span><text:span text:style-name="T1">di</text:span><text:span text:style-name="T1">sp</text:span><text:span text:style-name="T1">at</text:span><text:span text:style-name="T1">ch</text:span><text:span text:style-name="T1">E</text:span><text:span text:style-name="T1">ve</text:span><text:span text:style-name="T1">nt</text:span><text:span text:style-name="T1">I</text:span><text:span text:style-name="T1">m</text:span><text:span text:style-name="T1">pl(</text:span><text:span text:style-name="T1">W</text:span><text:span text:style-name="T1">in</text:span><text:span text:style-name="T1">do</text:span><text:span text:style-name="T1">w.</text:span><text:span text:style-name="T1">ja</text:span><text:span text:style-name="T1">va</text:span><text:span text:style-name="T1">:2</text:span><text:span text:style-name="T1">76</text:span><text:span text:style-name="T1">2)</text:span></text:p>
          </draw:text-box>
        </draw:frame>
        <draw:frame draw:style-name="gr4" draw:text-style-name="P5" draw:layer="layout" svg:width="5.048cm" svg:height="0.153cm" svg:x="11.222cm" svg:y="5.617cm">
          <draw:text-box>
            <text:p text:style-name="P4"><text:span text:style-name="T1">at </text:span><text:span text:style-name="T1">java</text:span><text:span text:style-name="T1">.des</text:span><text:span text:style-name="T1">ktop</text:span><text:span text:style-name="T1">/jav</text:span><text:span text:style-name="T1">a.a</text:span><text:span text:style-name="T1">wt.</text:span><text:span text:style-name="T1">Co</text:span><text:span text:style-name="T1">mpo</text:span><text:span text:style-name="T1">nent</text:span><text:span text:style-name="T1">.dis</text:span><text:span text:style-name="T1">patc</text:span><text:span text:style-name="T1">hEv</text:span><text:span text:style-name="T1">ent(</text:span><text:span text:style-name="T1">Co</text:span><text:span text:style-name="T1">mpo</text:span><text:span text:style-name="T1">nent</text:span><text:span text:style-name="T1">.jav</text:span><text:span text:style-name="T1">a:48</text:span><text:span text:style-name="T1">40)</text:span></text:p>
          </draw:text-box>
        </draw:frame>
        <draw:frame draw:style-name="gr4" draw:text-style-name="P5" draw:layer="layout" svg:width="5.37cm" svg:height="0.153cm" svg:x="11.222cm" svg:y="5.792cm">
          <draw:text-box>
            <text:p text:style-name="P4"><text:span text:style-name="T1">at </text:span><text:span text:style-name="T1">java</text:span><text:span text:style-name="T1">.des</text:span><text:span text:style-name="T1">ktop</text:span><text:span text:style-name="T1">/jav</text:span><text:span text:style-name="T1">a.a</text:span><text:span text:style-name="T1">wt.</text:span><text:span text:style-name="T1">Eve</text:span><text:span text:style-name="T1">ntQ</text:span><text:span text:style-name="T1">ueu</text:span><text:span text:style-name="T1">e.di</text:span><text:span text:style-name="T1">spat</text:span><text:span text:style-name="T1">chE</text:span><text:span text:style-name="T1">vent</text:span><text:span text:style-name="T1">Impl</text:span><text:span text:style-name="T1">(Ev</text:span><text:span text:style-name="T1">ent</text:span><text:span text:style-name="T1">Que</text:span><text:span text:style-name="T1">ue.j</text:span><text:span text:style-name="T1">ava:</text:span><text:span text:style-name="T1">772)</text:span></text:p>
          </draw:text-box>
        </draw:frame>
        <draw:frame draw:style-name="gr4" draw:text-style-name="P5" draw:layer="layout" svg:width="4.515cm" svg:height="0.153cm" svg:x="11.222cm" svg:y="5.967cm">
          <draw:text-box>
            <text:p text:style-name="P4"><text:span text:style-name="T1">a</text:span><text:span text:style-name="T1">t </text:span><text:span text:style-name="T1">j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.</text:span><text:span text:style-name="T1">a</text:span><text:span text:style-name="T1">w</text:span><text:span text:style-name="T1">t.</text:span><text:span text:style-name="T1">E</text:span><text:span text:style-name="T1">v</text:span><text:span text:style-name="T1">e</text:span><text:span text:style-name="T1">n</text:span><text:span text:style-name="T1">t</text:span><text:span text:style-name="T1">Q</text:span><text:span text:style-name="T1">u</text:span><text:span text:style-name="T1">e</text:span><text:span text:style-name="T1">u</text:span><text:span text:style-name="T1">e</text:span><text:span text:style-name="T1">$</text:span><text:span text:style-name="T1">4</text:span><text:span text:style-name="T1">.r</text:span><text:span text:style-name="T1">u</text:span><text:span text:style-name="T1">n</text:span><text:span text:style-name="T1">(</text:span><text:span text:style-name="T1">E</text:span><text:span text:style-name="T1">v</text:span><text:span text:style-name="T1">e</text:span><text:span text:style-name="T1">n</text:span><text:span text:style-name="T1">t</text:span><text:span text:style-name="T1">Q</text:span><text:span text:style-name="T1">u</text:span><text:span text:style-name="T1">e</text:span><text:span text:style-name="T1">u</text:span><text:span text:style-name="T1">e</text:span><text:span text:style-name="T1">.j</text:span><text:span text:style-name="T1">a</text:span><text:span text:style-name="T1">v</text:span><text:span text:style-name="T1">a</text:span><text:span text:style-name="T1">:</text:span><text:span text:style-name="T1">7</text:span><text:span text:style-name="T1">2</text:span><text:span text:style-name="T1">1</text:span><text:span text:style-name="T1">)</text:span></text:p>
          </draw:text-box>
        </draw:frame>
        <draw:frame draw:style-name="gr4" draw:text-style-name="P5" draw:layer="layout" svg:width="4.515cm" svg:height="0.153cm" svg:x="11.222cm" svg:y="6.142cm">
          <draw:text-box>
            <text:p text:style-name="P4"><text:span text:style-name="T1">at </text:span><text:span text:style-name="T1">ja</text:span><text:span text:style-name="T1">va</text:span><text:span text:style-name="T1">.d</text:span><text:span text:style-name="T1">es</text:span><text:span text:style-name="T1">kt</text:span><text:span text:style-name="T1">op</text:span><text:span text:style-name="T1">/ja</text:span><text:span text:style-name="T1">va</text:span><text:span text:style-name="T1">.a</text:span><text:span text:style-name="T1">wt</text:span><text:span text:style-name="T1">.E</text:span><text:span text:style-name="T1">ve</text:span><text:span text:style-name="T1">nt</text:span><text:span text:style-name="T1">Q</text:span><text:span text:style-name="T1">ue</text:span><text:span text:style-name="T1">ue</text:span><text:span text:style-name="T1">$4</text:span><text:span text:style-name="T1">.r</text:span><text:span text:style-name="T1">un</text:span><text:span text:style-name="T1">(E</text:span><text:span text:style-name="T1">ve</text:span><text:span text:style-name="T1">nt</text:span><text:span text:style-name="T1">Q</text:span><text:span text:style-name="T1">ue</text:span><text:span text:style-name="T1">ue</text:span><text:span text:style-name="T1">.ja</text:span><text:span text:style-name="T1">va</text:span><text:span text:style-name="T1">:7</text:span><text:span text:style-name="T1">15</text:span><text:span text:style-name="T1">)</text:span></text:p>
          </draw:text-box>
        </draw:frame>
        <draw:frame draw:style-name="gr4" draw:text-style-name="P5" draw:layer="layout" svg:width="5.658cm" svg:height="0.153cm" svg:x="11.222cm" svg:y="6.316cm">
          <draw:text-box>
            <text:p text:style-name="P4"><text:span text:style-name="T1">at </text:span><text:span text:style-name="T1">jav</text:span><text:span text:style-name="T1">a.b</text:span><text:span text:style-name="T1">as</text:span><text:span text:style-name="T1">e/j</text:span><text:span text:style-name="T1">av</text:span><text:span text:style-name="T1">a.s</text:span><text:span text:style-name="T1">ec</text:span><text:span text:style-name="T1">urit</text:span><text:span text:style-name="T1">y.</text:span><text:span text:style-name="T1">Ac</text:span><text:span text:style-name="T1">ce</text:span><text:span text:style-name="T1">ss</text:span><text:span text:style-name="T1">Co</text:span><text:span text:style-name="T1">ntr</text:span><text:span text:style-name="T1">olle</text:span><text:span text:style-name="T1">r.d</text:span><text:span text:style-name="T1">oP</text:span><text:span text:style-name="T1">rivil</text:span><text:span text:style-name="T1">eg</text:span><text:span text:style-name="T1">ed(</text:span><text:span text:style-name="T1">Ac</text:span><text:span text:style-name="T1">ce</text:span><text:span text:style-name="T1">ss</text:span><text:span text:style-name="T1">Co</text:span><text:span text:style-name="T1">ntr</text:span><text:span text:style-name="T1">olle</text:span><text:span text:style-name="T1">r.ja</text:span><text:span text:style-name="T1">va:</text:span><text:span text:style-name="T1">38</text:span><text:span text:style-name="T1">9)</text:span></text:p>
          </draw:text-box>
        </draw:frame>
        <draw:frame draw:style-name="gr4" draw:text-style-name="P5" draw:layer="layout" svg:width="8.13cm" svg:height="0.153cm" svg:x="11.222cm" svg:y="6.491cm">
          <draw:text-box>
            <text:p text:style-name="P4"><text:span text:style-name="T1">at </text:span><text:span text:style-name="T1">java</text:span><text:span text:style-name="T1">.bas</text:span><text:span text:style-name="T1">e/ja</text:span><text:span text:style-name="T1">va.s</text:span><text:span text:style-name="T1">ecur</text:span><text:span text:style-name="T1">ity.</text:span><text:span text:style-name="T1">Prot</text:span><text:span text:style-name="T1">ecti</text:span><text:span text:style-name="T1">onD</text:span><text:span text:style-name="T1">oma</text:span><text:span text:style-name="T1">in$J</text:span><text:span text:style-name="T1">ava</text:span><text:span text:style-name="T1">Sec</text:span><text:span text:style-name="T1">urity</text:span><text:span text:style-name="T1">Acc</text:span><text:span text:style-name="T1">essI</text:span><text:span text:style-name="T1">mpl.</text:span><text:span text:style-name="T1">doIn</text:span><text:span text:style-name="T1">ters</text:span><text:span text:style-name="T1">ecti</text:span><text:span text:style-name="T1">onP</text:span><text:span text:style-name="T1">rivile</text:span><text:span text:style-name="T1">ge(</text:span><text:span text:style-name="T1">Prot</text:span><text:span text:style-name="T1">ecti</text:span><text:span text:style-name="T1">onD</text:span><text:span text:style-name="T1">oma</text:span><text:span text:style-name="T1">in.ja</text:span><text:span text:style-name="T1">va:8</text:span><text:span text:style-name="T1">5)</text:span></text:p>
          </draw:text-box>
        </draw:frame>
        <draw:frame draw:style-name="gr4" draw:text-style-name="P5" draw:layer="layout" svg:width="8.13cm" svg:height="0.153cm" svg:x="11.222cm" svg:y="6.666cm">
          <draw:text-box>
            <text:p text:style-name="P4"><text:span text:style-name="T1">at </text:span><text:span text:style-name="T1">java.base/ja</text:span><text:span text:style-name="T1">va.security.</text:span><text:span text:style-name="T1">ProtectionD</text:span><text:span text:style-name="T1">omain$Java</text:span><text:span text:style-name="T1">SecurityAcc</text:span><text:span text:style-name="T1">essImpl.doI</text:span><text:span text:style-name="T1">ntersection</text:span><text:span text:style-name="T1">Privilege(Pr</text:span><text:span text:style-name="T1">otectionDo</text:span><text:span text:style-name="T1">main.java:9</text:span><text:span text:style-name="T1">5)</text:span></text:p>
          </draw:text-box>
        </draw:frame>
        <draw:frame draw:style-name="gr4" draw:text-style-name="P5" draw:layer="layout" svg:width="4.515cm" svg:height="0.153cm" svg:x="11.222cm" svg:y="6.84cm">
          <draw:text-box>
            <text:p text:style-name="P4"><text:span text:style-name="T1">at </text:span><text:span text:style-name="T1">ja</text:span><text:span text:style-name="T1">va</text:span><text:span text:style-name="T1">.d</text:span><text:span text:style-name="T1">es</text:span><text:span text:style-name="T1">kt</text:span><text:span text:style-name="T1">op</text:span><text:span text:style-name="T1">/ja</text:span><text:span text:style-name="T1">va</text:span><text:span text:style-name="T1">.a</text:span><text:span text:style-name="T1">wt</text:span><text:span text:style-name="T1">.E</text:span><text:span text:style-name="T1">ve</text:span><text:span text:style-name="T1">nt</text:span><text:span text:style-name="T1">Q</text:span><text:span text:style-name="T1">ue</text:span><text:span text:style-name="T1">ue</text:span><text:span text:style-name="T1">$5</text:span><text:span text:style-name="T1">.r</text:span><text:span text:style-name="T1">un</text:span><text:span text:style-name="T1">(E</text:span><text:span text:style-name="T1">ve</text:span><text:span text:style-name="T1">nt</text:span><text:span text:style-name="T1">Q</text:span><text:span text:style-name="T1">ue</text:span><text:span text:style-name="T1">ue</text:span><text:span text:style-name="T1">.ja</text:span><text:span text:style-name="T1">va</text:span><text:span text:style-name="T1">:7</text:span><text:span text:style-name="T1">45</text:span><text:span text:style-name="T1">)</text:span></text:p>
          </draw:text-box>
        </draw:frame>
        <draw:frame draw:style-name="gr4" draw:text-style-name="P5" draw:layer="layout" svg:width="4.515cm" svg:height="0.153cm" svg:x="11.222cm" svg:y="7.015cm">
          <draw:text-box>
            <text:p text:style-name="P4"><text:span text:style-name="T1">at </text:span><text:span text:style-name="T1">jav</text:span><text:span text:style-name="T1">a.d</text:span><text:span text:style-name="T1">es</text:span><text:span text:style-name="T1">kto</text:span><text:span text:style-name="T1">p/j</text:span><text:span text:style-name="T1">av</text:span><text:span text:style-name="T1">a.a</text:span><text:span text:style-name="T1">wt.</text:span><text:span text:style-name="T1">Ev</text:span><text:span text:style-name="T1">ent</text:span><text:span text:style-name="T1">Qu</text:span><text:span text:style-name="T1">eu</text:span><text:span text:style-name="T1">e$</text:span><text:span text:style-name="T1">5.r</text:span><text:span text:style-name="T1">un(</text:span><text:span text:style-name="T1">Ev</text:span><text:span text:style-name="T1">ent</text:span><text:span text:style-name="T1">Qu</text:span><text:span text:style-name="T1">eu</text:span><text:span text:style-name="T1">e.j</text:span><text:span text:style-name="T1">av</text:span><text:span text:style-name="T1">a:7</text:span><text:span text:style-name="T1">43)</text:span></text:p>
          </draw:text-box>
        </draw:frame>
        <draw:frame draw:style-name="gr4" draw:text-style-name="P5" draw:layer="layout" svg:width="5.658cm" svg:height="0.153cm" svg:x="11.222cm" svg:y="7.19cm">
          <draw:text-box>
            <text:p text:style-name="P4"><text:span text:style-name="T1">at </text:span><text:span text:style-name="T1">java</text:span><text:span text:style-name="T1">.bas</text:span><text:span text:style-name="T1">e/ja</text:span><text:span text:style-name="T1">va.s</text:span><text:span text:style-name="T1">ecur</text:span><text:span text:style-name="T1">ity.</text:span><text:span text:style-name="T1">Acc</text:span><text:span text:style-name="T1">ess</text:span><text:span text:style-name="T1">Con</text:span><text:span text:style-name="T1">troll</text:span><text:span text:style-name="T1">er.d</text:span><text:span text:style-name="T1">oPri</text:span><text:span text:style-name="T1">vileg</text:span><text:span text:style-name="T1">ed(</text:span><text:span text:style-name="T1">Acc</text:span><text:span text:style-name="T1">ess</text:span><text:span text:style-name="T1">Con</text:span><text:span text:style-name="T1">troll</text:span><text:span text:style-name="T1">er.ja</text:span><text:span text:style-name="T1">va:3</text:span><text:span text:style-name="T1">89)</text:span></text:p>
          </draw:text-box>
        </draw:frame>
        <draw:frame draw:style-name="gr4" draw:text-style-name="P5" draw:layer="layout" svg:width="8.13cm" svg:height="0.153cm" svg:x="11.222cm" svg:y="7.365cm">
          <draw:text-box>
            <text:p text:style-name="P4"><text:span text:style-name="T1">at </text:span><text:span text:style-name="T1">java</text:span><text:span text:style-name="T1">.ba</text:span><text:span text:style-name="T1">se/j</text:span><text:span text:style-name="T1">ava</text:span><text:span text:style-name="T1">.se</text:span><text:span text:style-name="T1">curi</text:span><text:span text:style-name="T1">ty.</text:span><text:span text:style-name="T1">Pro</text:span><text:span text:style-name="T1">tect</text:span><text:span text:style-name="T1">ion</text:span><text:span text:style-name="T1">Do</text:span><text:span text:style-name="T1">mai</text:span><text:span text:style-name="T1">n$J</text:span><text:span text:style-name="T1">ava</text:span><text:span text:style-name="T1">Sec</text:span><text:span text:style-name="T1">urit</text:span><text:span text:style-name="T1">yAc</text:span><text:span text:style-name="T1">ces</text:span><text:span text:style-name="T1">sIm</text:span><text:span text:style-name="T1">pl.d</text:span><text:span text:style-name="T1">oInt</text:span><text:span text:style-name="T1">ers</text:span><text:span text:style-name="T1">ecti</text:span><text:span text:style-name="T1">onP</text:span><text:span text:style-name="T1">rivil</text:span><text:span text:style-name="T1">ege</text:span><text:span text:style-name="T1">(Pr</text:span><text:span text:style-name="T1">ote</text:span><text:span text:style-name="T1">ctio</text:span><text:span text:style-name="T1">nDo</text:span><text:span text:style-name="T1">mai</text:span><text:span text:style-name="T1">n.ja</text:span><text:span text:style-name="T1">va:</text:span><text:span text:style-name="T1">85)</text:span></text:p>
          </draw:text-box>
        </draw:frame>
        <draw:frame draw:style-name="gr4" draw:text-style-name="P5" draw:layer="layout" svg:width="5.082cm" svg:height="0.153cm" svg:x="11.222cm" svg:y="7.539cm">
          <draw:text-box>
            <text:p text:style-name="P4"><text:span text:style-name="T1">at </text:span><text:span text:style-name="T1">ja</text:span><text:span text:style-name="T1">va</text:span><text:span text:style-name="T1">.d</text:span><text:span text:style-name="T1">es</text:span><text:span text:style-name="T1">kt</text:span><text:span text:style-name="T1">op</text:span><text:span text:style-name="T1">/ja</text:span><text:span text:style-name="T1">va</text:span><text:span text:style-name="T1">.a</text:span><text:span text:style-name="T1">wt</text:span><text:span text:style-name="T1">.E</text:span><text:span text:style-name="T1">ve</text:span><text:span text:style-name="T1">nt</text:span><text:span text:style-name="T1">Q</text:span><text:span text:style-name="T1">ue</text:span><text:span text:style-name="T1">ue</text:span><text:span text:style-name="T1">.di</text:span><text:span text:style-name="T1">sp</text:span><text:span text:style-name="T1">at</text:span><text:span text:style-name="T1">ch</text:span><text:span text:style-name="T1">E</text:span><text:span text:style-name="T1">ve</text:span><text:span text:style-name="T1">nt</text:span><text:span text:style-name="T1">(E</text:span><text:span text:style-name="T1">ve</text:span><text:span text:style-name="T1">nt</text:span><text:span text:style-name="T1">Q</text:span><text:span text:style-name="T1">ue</text:span><text:span text:style-name="T1">ue</text:span><text:span text:style-name="T1">.ja</text:span><text:span text:style-name="T1">va</text:span><text:span text:style-name="T1">:7</text:span><text:span text:style-name="T1">42</text:span><text:span text:style-name="T1">)</text:span></text:p>
          </draw:text-box>
        </draw:frame>
        <draw:frame draw:style-name="gr4" draw:text-style-name="P5" draw:layer="layout" svg:width="7.063cm" svg:height="0.153cm" svg:x="11.222cm" svg:y="7.714cm">
          <draw:text-box>
            <text:p text:style-name="P4"><text:span text:style-name="T1">at </text:span><text:span text:style-name="T1">java</text:span><text:span text:style-name="T1">.des</text:span><text:span text:style-name="T1">ktop</text:span><text:span text:style-name="T1">/jav</text:span><text:span text:style-name="T1">a.a</text:span><text:span text:style-name="T1">wt.</text:span><text:span text:style-name="T1">Eve</text:span><text:span text:style-name="T1">ntDi</text:span><text:span text:style-name="T1">spat</text:span><text:span text:style-name="T1">chT</text:span><text:span text:style-name="T1">hrea</text:span><text:span text:style-name="T1">d.pu</text:span><text:span text:style-name="T1">mp</text:span><text:span text:style-name="T1">One</text:span><text:span text:style-name="T1">Eve</text:span><text:span text:style-name="T1">ntF</text:span><text:span text:style-name="T1">orFil</text:span><text:span text:style-name="T1">ters</text:span><text:span text:style-name="T1">(Ev</text:span><text:span text:style-name="T1">ent</text:span><text:span text:style-name="T1">Disp</text:span><text:span text:style-name="T1">atch</text:span><text:span text:style-name="T1">Thr</text:span><text:span text:style-name="T1">ead.</text:span><text:span text:style-name="T1">java</text:span><text:span text:style-name="T1">:203</text:span><text:span text:style-name="T1">)</text:span></text:p>
          </draw:text-box>
        </draw:frame>
        <draw:frame draw:style-name="gr4" draw:text-style-name="P5" draw:layer="layout" svg:width="6.775cm" svg:height="0.153cm" svg:x="11.222cm" svg:y="7.889cm">
          <draw:text-box>
            <text:p text:style-name="P4"><text:span text:style-name="T1">at </text:span><text:span text:style-name="T1">java.des</text:span><text:span text:style-name="T1">ktop/jav</text:span><text:span text:style-name="T1">a.awt.E</text:span><text:span text:style-name="T1">ventDis</text:span><text:span text:style-name="T1">patchTh</text:span><text:span text:style-name="T1">read.pu</text:span><text:span text:style-name="T1">mpEven</text:span><text:span text:style-name="T1">tsForFil</text:span><text:span text:style-name="T1">ter(Eve</text:span><text:span text:style-name="T1">ntDispat</text:span><text:span text:style-name="T1">chThrea</text:span><text:span text:style-name="T1">d.java:1</text:span><text:span text:style-name="T1">24)</text:span></text:p>
          </draw:text-box>
        </draw:frame>
        <draw:frame draw:style-name="gr4" draw:text-style-name="P5" draw:layer="layout" svg:width="7.089cm" svg:height="0.153cm" svg:x="11.222cm" svg:y="8.063cm">
          <draw:text-box>
            <text:p text:style-name="P4"><text:span text:style-name="T1">at </text:span><text:span text:style-name="T1">java.de</text:span><text:span text:style-name="T1">sktop/ja</text:span><text:span text:style-name="T1">va.awt.</text:span><text:span text:style-name="T1">EventDi</text:span><text:span text:style-name="T1">spatch</text:span><text:span text:style-name="T1">Thread.</text:span><text:span text:style-name="T1">pumpE</text:span><text:span text:style-name="T1">ventsF</text:span><text:span text:style-name="T1">orHierar</text:span><text:span text:style-name="T1">chy(Ev</text:span><text:span text:style-name="T1">entDisp</text:span><text:span text:style-name="T1">atchThr</text:span><text:span text:style-name="T1">ead.jav</text:span><text:span text:style-name="T1">a:113)</text:span></text:p>
          </draw:text-box>
        </draw:frame>
        <draw:frame draw:style-name="gr4" draw:text-style-name="P5" draw:layer="layout" svg:width="6.208cm" svg:height="0.153cm" svg:x="11.222cm" svg:y="8.238cm">
          <draw:text-box>
            <text:p text:style-name="P4"><text:span text:style-name="T1">at </text:span><text:span text:style-name="T1">ja</text:span><text:span text:style-name="T1">va</text:span><text:span text:style-name="T1">.d</text:span><text:span text:style-name="T1">es</text:span><text:span text:style-name="T1">kt</text:span><text:span text:style-name="T1">op</text:span><text:span text:style-name="T1">/ja</text:span><text:span text:style-name="T1">va</text:span><text:span text:style-name="T1">.a</text:span><text:span text:style-name="T1">wt</text:span><text:span text:style-name="T1">.E</text:span><text:span text:style-name="T1">ve</text:span><text:span text:style-name="T1">nt</text:span><text:span text:style-name="T1">Di</text:span><text:span text:style-name="T1">sp</text:span><text:span text:style-name="T1">at</text:span><text:span text:style-name="T1">ch</text:span><text:span text:style-name="T1">T</text:span><text:span text:style-name="T1">hr</text:span><text:span text:style-name="T1">ea</text:span><text:span text:style-name="T1">d.</text:span><text:span text:style-name="T1">pu</text:span><text:span text:style-name="T1">m</text:span><text:span text:style-name="T1">p</text:span><text:span text:style-name="T1">E</text:span><text:span text:style-name="T1">ve</text:span><text:span text:style-name="T1">nt</text:span><text:span text:style-name="T1">s(</text:span><text:span text:style-name="T1">E</text:span><text:span text:style-name="T1">ve</text:span><text:span text:style-name="T1">nt</text:span><text:span text:style-name="T1">Di</text:span><text:span text:style-name="T1">sp</text:span><text:span text:style-name="T1">at</text:span><text:span text:style-name="T1">ch</text:span><text:span text:style-name="T1">T</text:span><text:span text:style-name="T1">hr</text:span><text:span text:style-name="T1">ea</text:span><text:span text:style-name="T1">d.j</text:span><text:span text:style-name="T1">av</text:span><text:span text:style-name="T1">a:</text:span><text:span text:style-name="T1">10</text:span><text:span text:style-name="T1">9)</text:span></text:p>
          </draw:text-box>
        </draw:frame>
        <draw:frame draw:style-name="gr4" draw:text-style-name="P5" draw:layer="layout" svg:width="6.208cm" svg:height="0.153cm" svg:x="11.222cm" svg:y="8.413cm">
          <draw:text-box>
            <text:p text:style-name="P4"><text:span text:style-name="T1">at </text:span><text:span text:style-name="T1">jav</text:span><text:span text:style-name="T1">a.d</text:span><text:span text:style-name="T1">es</text:span><text:span text:style-name="T1">kto</text:span><text:span text:style-name="T1">p/j</text:span><text:span text:style-name="T1">av</text:span><text:span text:style-name="T1">a.a</text:span><text:span text:style-name="T1">wt.</text:span><text:span text:style-name="T1">Ev</text:span><text:span text:style-name="T1">ent</text:span><text:span text:style-name="T1">Dis</text:span><text:span text:style-name="T1">pat</text:span><text:span text:style-name="T1">ch</text:span><text:span text:style-name="T1">Th</text:span><text:span text:style-name="T1">rea</text:span><text:span text:style-name="T1">d.p</text:span><text:span text:style-name="T1">um</text:span><text:span text:style-name="T1">pE</text:span><text:span text:style-name="T1">ve</text:span><text:span text:style-name="T1">nts</text:span><text:span text:style-name="T1">(E</text:span><text:span text:style-name="T1">ve</text:span><text:span text:style-name="T1">nt</text:span><text:span text:style-name="T1">Dis</text:span><text:span text:style-name="T1">pat</text:span><text:span text:style-name="T1">ch</text:span><text:span text:style-name="T1">Th</text:span><text:span text:style-name="T1">rea</text:span><text:span text:style-name="T1">d.j</text:span><text:span text:style-name="T1">av</text:span><text:span text:style-name="T1">a:1</text:span><text:span text:style-name="T1">01)</text:span></text:p>
          </draw:text-box>
        </draw:frame>
        <draw:frame draw:style-name="gr4" draw:text-style-name="P5" draw:layer="layout" svg:width="5.497cm" svg:height="0.153cm" svg:x="11.222cm" svg:y="8.588cm">
          <draw:text-box>
            <text:p text:style-name="P4"><text:span text:style-name="T1">a</text:span><text:span text:style-name="T1">t </text:span><text:span text:style-name="T1">j</text:span><text:span text:style-name="T1">a</text:span><text:span text:style-name="T1">v</text:span><text:span text:style-name="T1">a</text:span><text:span text:style-name="T1">.</text:span><text:span text:style-name="T1">d</text:span><text:span text:style-name="T1">e</text:span><text:span text:style-name="T1">s</text:span><text:span text:style-name="T1">k</text:span><text:span text:style-name="T1">t</text:span><text:span text:style-name="T1">o</text:span><text:span text:style-name="T1">p</text:span><text:span text:style-name="T1">/j</text:span><text:span text:style-name="T1">a</text:span><text:span text:style-name="T1">v</text:span><text:span text:style-name="T1">a</text:span><text:span text:style-name="T1">.</text:span><text:span text:style-name="T1">a</text:span><text:span text:style-name="T1">w</text:span><text:span text:style-name="T1">t</text:span><text:span text:style-name="T1">.</text:span><text:span text:style-name="T1">E</text:span><text:span text:style-name="T1">v</text:span><text:span text:style-name="T1">e</text:span><text:span text:style-name="T1">n</text:span><text:span text:style-name="T1">t</text:span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.</text:span><text:span text:style-name="T1">r</text:span><text:span text:style-name="T1">u</text:span><text:span text:style-name="T1">n</text:span><text:span text:style-name="T1">(</text:span><text:span text:style-name="T1">E</text:span><text:span text:style-name="T1">v</text:span><text:span text:style-name="T1">e</text:span><text:span text:style-name="T1">n</text:span><text:span text:style-name="T1">t</text:span><text:span text:style-name="T1">D</text:span><text:span text:style-name="T1">i</text:span><text:span text:style-name="T1">s</text:span><text:span text:style-name="T1">p</text:span><text:span text:style-name="T1">a</text:span><text:span text:style-name="T1">t</text:span><text:span text:style-name="T1">c</text:span><text:span text:style-name="T1">h</text:span><text:span text:style-name="T1">T</text:span><text:span text:style-name="T1">h</text:span><text:span text:style-name="T1">r</text:span><text:span text:style-name="T1">e</text:span><text:span text:style-name="T1">a</text:span><text:span text:style-name="T1">d</text:span><text:span text:style-name="T1">.j</text:span><text:span text:style-name="T1">a</text:span><text:span text:style-name="T1">v</text:span><text:span text:style-name="T1">a</text:span><text:span text:style-name="T1">:</text:span><text:span text:style-name="T1">9</text:span><text:span text:style-name="T1">0</text:span><text:span text:style-name="T1">)</text:span></text:p>
          </draw:text-box>
        </draw:frame>
        <draw:frame draw:style-name="gr5" draw:text-style-name="P7" draw:layer="layout" svg:width="12.5cm" svg:height="0.8cm" svg:x="4.9cm" svg:y="9.5cm">
          <draw:text-box>
            <text:p text:style-name="P6"><text:span text:style-name="T2">Tabl</text:span><text:span text:style-name="T2">e 1: </text:span><text:span text:style-name="T2">Test </text:span><text:span text:style-name="T2">case</text:span><text:span text:style-name="T2">s </text:span><text:span text:style-name="T2">carri</text:span><text:span text:style-name="T2">ed </text:span><text:span text:style-name="T2">out </text:span><text:span text:style-name="T2">agai</text:span><text:span text:style-name="T2">nst </text:span><text:span text:style-name="T2">the </text:span><text:span text:style-name="T2">calc</text:span><text:span text:style-name="T2">ulato</text:span><text:span text:style-name="T2">r </text:span><text:span text:style-name="T2">prog</text:span><text:span text:style-name="T2">ram. </text:span><text:span text:style-name="T2">Faile</text:span><text:span text:style-name="T2">d </text:span><text:span text:style-name="T2">test </text:span><text:span text:style-name="T2">case</text:span><text:span text:style-name="T2">s are </text:span><text:span text:style-name="T2">high</text:span><text:span text:style-name="T2">light</text:span><text:span text:style-name="T2">ed in </text:span><text:span text:style-name="T2">red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Fira Code" svg:font-family="'Fira Code'" style:font-pitch="fixed"/>
    <style:font-face style:name="Arial" svg:font-family="Arial" style:font-pitch="variable"/>
    <style:font-face style:name="Nimbus Roman1" svg:font-family="'Nimbus Roman'" style:font-pitch="variable"/>
    <style:font-face style:name="Nimbus Sans2" svg:font-family="'Nimbus San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CA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8cm" fo:margin-bottom="1cm" fo:margin-left="1.7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19-09-26T15:10:21.117779707</dc:date>
    <meta:editing-duration>PT1M47S</meta:editing-duration>
    <meta:editing-cycles>1</meta:editing-cycles>
    <meta:document-statistic meta:object-count="378"/>
    <meta:generator>LibreOffice/6.3.1.2$Linux_X86_64 LibreOffice_project/30$Build-2</meta:generator>
  </office:meta>
</office:document-meta>
</file>